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city_ascii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ng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iso2</text:p>
          </table:table-cell>
          <table:table-cell office:value-type="string" calcext:value-type="string">
            <text:p>iso3</text:p>
          </table:table-cell>
          <table:table-cell office:value-type="string" calcext:value-type="string">
            <text:p>admin_name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table:number-columns-repeated="2" office:value-type="string" calcext:value-type="string">
            <text:p>Jakarta</text:p>
          </table:table-cell>
          <table:table-cell office:value-type="float" office:value="-6.2146" calcext:value-type="float">
            <text:p>-6.2146</text:p>
          </table:table-cell>
          <table:table-cell office:value-type="float" office:value="106.8451" calcext:value-type="float">
            <text:p>106.8451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Jakarta</text:p>
          </table:table-cell>
          <table:table-cell office:value-type="string" calcext:value-type="string">
            <text:p>primary</text:p>
          </table:table-cell>
          <table:table-cell office:value-type="float" office:value="35362000" calcext:value-type="float">
            <text:p>35362000</text:p>
          </table:table-cell>
          <table:table-cell office:value-type="float" office:value="1360771077" calcext:value-type="float">
            <text:p>1360771077</text:p>
          </table:table-cell>
        </table:table-row>
        <table:table-row table:style-name="ro1">
          <table:table-cell table:number-columns-repeated="2" office:value-type="string" calcext:value-type="string">
            <text:p>Manila</text:p>
          </table:table-cell>
          <table:table-cell office:value-type="float" office:value="14.6" calcext:value-type="float">
            <text:p>14.6</text:p>
          </table:table-cell>
          <table:table-cell office:value-type="float" office:value="120.9833" calcext:value-type="float">
            <text:p>120.983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Manila</text:p>
          </table:table-cell>
          <table:table-cell office:value-type="string" calcext:value-type="string">
            <text:p>primary</text:p>
          </table:table-cell>
          <table:table-cell office:value-type="float" office:value="23971000" calcext:value-type="float">
            <text:p>23971000</text:p>
          </table:table-cell>
          <table:table-cell office:value-type="float" office:value="1608618140" calcext:value-type="float">
            <text:p>1608618140</text:p>
          </table:table-cell>
        </table:table-row>
        <table:table-row table:style-name="ro1">
          <table:table-cell table:number-columns-repeated="2" office:value-type="string" calcext:value-type="string">
            <text:p>Bangkok</text:p>
          </table:table-cell>
          <table:table-cell office:value-type="float" office:value="13.75" calcext:value-type="float">
            <text:p>13.75</text:p>
          </table:table-cell>
          <table:table-cell office:value-type="float" office:value="100.5167" calcext:value-type="float">
            <text:p>100.5167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Krung Thep Maha Nakhon</text:p>
          </table:table-cell>
          <table:table-cell office:value-type="string" calcext:value-type="string">
            <text:p>primary</text:p>
          </table:table-cell>
          <table:table-cell office:value-type="float" office:value="17573000" calcext:value-type="float">
            <text:p>17573000</text:p>
          </table:table-cell>
          <table:table-cell office:value-type="float" office:value="1764068610" calcext:value-type="float">
            <text:p>1764068610</text:p>
          </table:table-cell>
        </table:table-row>
        <table:table-row table:style-name="ro1">
          <table:table-cell table:number-columns-repeated="2" office:value-type="string" calcext:value-type="string">
            <text:p>Ho Chi Minh City</text:p>
          </table:table-cell>
          <table:table-cell office:value-type="float" office:value="10.8167" calcext:value-type="float">
            <text:p>10.8167</text:p>
          </table:table-cell>
          <table:table-cell office:value-type="float" office:value="106.6333" calcext:value-type="float">
            <text:p>106.6333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Hồ Chí Minh</text:p>
          </table:table-cell>
          <table:table-cell office:value-type="string" calcext:value-type="string">
            <text:p>admin</text:p>
          </table:table-cell>
          <table:table-cell office:value-type="float" office:value="13954000" calcext:value-type="float">
            <text:p>13954000</text:p>
          </table:table-cell>
          <table:table-cell office:value-type="float" office:value="1704774326" calcext:value-type="float">
            <text:p>1704774326</text:p>
          </table:table-cell>
        </table:table-row>
        <table:table-row table:style-name="ro1">
          <table:table-cell table:number-columns-repeated="2" office:value-type="string" calcext:value-type="string">
            <text:p>Kuala Lumpur</text:p>
          </table:table-cell>
          <table:table-cell office:value-type="float" office:value="3.1478" calcext:value-type="float">
            <text:p>3.1478</text:p>
          </table:table-cell>
          <table:table-cell office:value-type="float" office:value="101.6953" calcext:value-type="float">
            <text:p>101.6953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Kuala Lumpur</text:p>
          </table:table-cell>
          <table:table-cell office:value-type="string" calcext:value-type="string">
            <text:p>primary</text:p>
          </table:table-cell>
          <table:table-cell office:value-type="float" office:value="8639000" calcext:value-type="float">
            <text:p>8639000</text:p>
          </table:table-cell>
          <table:table-cell office:value-type="float" office:value="1458988644" calcext:value-type="float">
            <text:p>1458988644</text:p>
          </table:table-cell>
        </table:table-row>
        <table:table-row table:style-name="ro1">
          <table:table-cell table:number-columns-repeated="2" office:value-type="string" calcext:value-type="string">
            <text:p>Hanoi</text:p>
          </table:table-cell>
          <table:table-cell office:value-type="float" office:value="21.0245" calcext:value-type="float">
            <text:p>21.0245</text:p>
          </table:table-cell>
          <table:table-cell office:value-type="float" office:value="105.8412" calcext:value-type="float">
            <text:p>105.8412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Hà Nội</text:p>
          </table:table-cell>
          <table:table-cell office:value-type="string" calcext:value-type="string">
            <text:p>primary</text:p>
          </table:table-cell>
          <table:table-cell office:value-type="float" office:value="8246600" calcext:value-type="float">
            <text:p>8246600</text:p>
          </table:table-cell>
          <table:table-cell office:value-type="float" office:value="1704413791" calcext:value-type="float">
            <text:p>1704413791</text:p>
          </table:table-cell>
        </table:table-row>
        <table:table-row table:style-name="ro1">
          <table:table-cell table:number-columns-repeated="2" office:value-type="string" calcext:value-type="string">
            <text:p>Rangoon</text:p>
          </table:table-cell>
          <table:table-cell office:value-type="float" office:value="16.795" calcext:value-type="float">
            <text:p>16.795</text:p>
          </table:table-cell>
          <table:table-cell office:value-type="float" office:value="96.16" calcext:value-type="float">
            <text:p>96.16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Yangon</text:p>
          </table:table-cell>
          <table:table-cell office:value-type="string" calcext:value-type="string">
            <text:p>primary</text:p>
          </table:table-cell>
          <table:table-cell office:value-type="float" office:value="5430000" calcext:value-type="float">
            <text:p>5430000</text:p>
          </table:table-cell>
          <table:table-cell office:value-type="float" office:value="1104616656" calcext:value-type="float">
            <text:p>1104616656</text:p>
          </table:table-cell>
        </table:table-row>
        <table:table-row table:style-name="ro1">
          <table:table-cell table:number-columns-repeated="2" office:value-type="string" calcext:value-type="string">
            <text:p>Singapore</text:p>
          </table:table-cell>
          <table:table-cell office:value-type="float" office:value="1.3" calcext:value-type="float">
            <text:p>1.3</text:p>
          </table:table-cell>
          <table:table-cell office:value-type="float" office:value="103.8" calcext:value-type="float">
            <text:p>103.8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Central Singapore</text:p>
          </table:table-cell>
          <table:table-cell office:value-type="string" calcext:value-type="string">
            <text:p>primary</text:p>
          </table:table-cell>
          <table:table-cell office:value-type="float" office:value="5271000" calcext:value-type="float">
            <text:p>5271000</text:p>
          </table:table-cell>
          <table:table-cell office:value-type="float" office:value="1702341327" calcext:value-type="float">
            <text:p>1702341327</text:p>
          </table:table-cell>
        </table:table-row>
        <table:table-row table:style-name="ro1">
          <table:table-cell table:number-columns-repeated="2" office:value-type="string" calcext:value-type="string">
            <text:p>Quezon City</text:p>
          </table:table-cell>
          <table:table-cell office:value-type="float" office:value="14.6333" calcext:value-type="float">
            <text:p>14.6333</text:p>
          </table:table-cell>
          <table:table-cell office:value-type="float" office:value="121.0333" calcext:value-type="float">
            <text:p>121.033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Quezon</text:p>
          </table:table-cell>
          <table:table-cell office:value-type="string" calcext:value-type="string">
            <text:p>admin</text:p>
          </table:table-cell>
          <table:table-cell office:value-type="float" office:value="2960048" calcext:value-type="float">
            <text:p>2960048</text:p>
          </table:table-cell>
          <table:table-cell office:value-type="float" office:value="1608974097" calcext:value-type="float">
            <text:p>1608974097</text:p>
          </table:table-cell>
        </table:table-row>
        <table:table-row table:style-name="ro1">
          <table:table-cell table:number-columns-repeated="2" office:value-type="string" calcext:value-type="string">
            <text:p>Surabaya</text:p>
          </table:table-cell>
          <table:table-cell office:value-type="float" office:value="-7.2458" calcext:value-type="float">
            <text:p>-7.2458</text:p>
          </table:table-cell>
          <table:table-cell office:value-type="float" office:value="112.7378" calcext:value-type="float">
            <text:p>112.7378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Jawa Timur</text:p>
          </table:table-cell>
          <table:table-cell office:value-type="string" calcext:value-type="string">
            <text:p>admin</text:p>
          </table:table-cell>
          <table:table-cell office:value-type="float" office:value="2885555" calcext:value-type="float">
            <text:p>2885555</text:p>
          </table:table-cell>
          <table:table-cell office:value-type="float" office:value="1360484663" calcext:value-type="float">
            <text:p>1360484663</text:p>
          </table:table-cell>
        </table:table-row>
        <table:table-row table:style-name="ro1">
          <table:table-cell table:number-columns-repeated="2" office:value-type="string" calcext:value-type="string">
            <text:p>Bandung</text:p>
          </table:table-cell>
          <table:table-cell office:value-type="float" office:value="-6.95" calcext:value-type="float">
            <text:p>-6.95</text:p>
          </table:table-cell>
          <table:table-cell office:value-type="float" office:value="107.5667" calcext:value-type="float">
            <text:p>107.5667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Jawa Barat</text:p>
          </table:table-cell>
          <table:table-cell office:value-type="string" calcext:value-type="string">
            <text:p>admin</text:p>
          </table:table-cell>
          <table:table-cell office:value-type="float" office:value="2875673" calcext:value-type="float">
            <text:p>2875673</text:p>
          </table:table-cell>
          <table:table-cell office:value-type="float" office:value="1360313023" calcext:value-type="float">
            <text:p>1360313023</text:p>
          </table:table-cell>
        </table:table-row>
        <table:table-row table:style-name="ro1">
          <table:table-cell table:number-columns-repeated="2" office:value-type="string" calcext:value-type="string">
            <text:p>Bekasi</text:p>
          </table:table-cell>
          <table:table-cell office:value-type="float" office:value="-6.2333" calcext:value-type="float">
            <text:p>-6.233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Jawa Barat</text:p>
          </table:table-cell>
          <table:table-cell/>
          <table:table-cell office:value-type="float" office:value="2381053" calcext:value-type="float">
            <text:p>2381053</text:p>
          </table:table-cell>
          <table:table-cell office:value-type="float" office:value="1360006015" calcext:value-type="float">
            <text:p>1360006015</text:p>
          </table:table-cell>
        </table:table-row>
        <table:table-row table:style-name="ro1">
          <table:table-cell table:number-columns-repeated="2" office:value-type="string" calcext:value-type="string">
            <text:p>Depok</text:p>
          </table:table-cell>
          <table:table-cell office:value-type="float" office:value="-6.394" calcext:value-type="float">
            <text:p>-6.394</text:p>
          </table:table-cell>
          <table:table-cell office:value-type="float" office:value="106.8225" calcext:value-type="float">
            <text:p>106.8225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Jawa Barat</text:p>
          </table:table-cell>
          <table:table-cell/>
          <table:table-cell office:value-type="float" office:value="2330333" calcext:value-type="float">
            <text:p>2330333</text:p>
          </table:table-cell>
          <table:table-cell office:value-type="float" office:value="1360962899" calcext:value-type="float">
            <text:p>1360962899</text:p>
          </table:table-cell>
        </table:table-row>
        <table:table-row table:style-name="ro1">
          <table:table-cell table:number-columns-repeated="2" office:value-type="string" calcext:value-type="string">
            <text:p>Tangerang</text:p>
          </table:table-cell>
          <table:table-cell office:value-type="float" office:value="-6.1783" calcext:value-type="float">
            <text:p>-6.1783</text:p>
          </table:table-cell>
          <table:table-cell office:value-type="float" office:value="106.6319" calcext:value-type="float">
            <text:p>106.6319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Jawa Barat</text:p>
          </table:table-cell>
          <table:table-cell/>
          <table:table-cell office:value-type="float" office:value="2237006" calcext:value-type="float">
            <text:p>2237006</text:p>
          </table:table-cell>
          <table:table-cell office:value-type="float" office:value="1360002844" calcext:value-type="float">
            <text:p>1360002844</text:p>
          </table:table-cell>
        </table:table-row>
        <table:table-row table:style-name="ro1">
          <table:table-cell table:number-columns-repeated="2" office:value-type="string" calcext:value-type="string">
            <text:p>Phnom Penh</text:p>
          </table:table-cell>
          <table:table-cell office:value-type="float" office:value="11.5696" calcext:value-type="float">
            <text:p>11.5696</text:p>
          </table:table-cell>
          <table:table-cell office:value-type="float" office:value="104.921" calcext:value-type="float">
            <text:p>104.921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Phnom Penh</text:p>
          </table:table-cell>
          <table:table-cell office:value-type="string" calcext:value-type="string">
            <text:p>primary</text:p>
          </table:table-cell>
          <table:table-cell office:value-type="float" office:value="2129371" calcext:value-type="float">
            <text:p>2129371</text:p>
          </table:table-cell>
          <table:table-cell office:value-type="float" office:value="1116260534" calcext:value-type="float">
            <text:p>1116260534</text:p>
          </table:table-cell>
        </table:table-row>
        <table:table-row table:style-name="ro1">
          <table:table-cell table:number-columns-repeated="2" office:value-type="string" calcext:value-type="string">
            <text:p>Medan</text:p>
          </table:table-cell>
          <table:table-cell office:value-type="float" office:value="3.6667" calcext:value-type="float">
            <text:p>3.6667</text:p>
          </table:table-cell>
          <table:table-cell office:value-type="float" office:value="98.6667" calcext:value-type="float">
            <text:p>98.6667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Sumatera Utara</text:p>
          </table:table-cell>
          <table:table-cell office:value-type="string" calcext:value-type="string">
            <text:p>admin</text:p>
          </table:table-cell>
          <table:table-cell office:value-type="float" office:value="2109330" calcext:value-type="float">
            <text:p>2109330</text:p>
          </table:table-cell>
          <table:table-cell office:value-type="float" office:value="1360543171" calcext:value-type="float">
            <text:p>1360543171</text:p>
          </table:table-cell>
        </table:table-row>
        <table:table-row table:style-name="ro1">
          <table:table-cell table:number-columns-repeated="2" office:value-type="string" calcext:value-type="string">
            <text:p>Haiphong</text:p>
          </table:table-cell>
          <table:table-cell office:value-type="float" office:value="20.8" calcext:value-type="float">
            <text:p>20.8</text:p>
          </table:table-cell>
          <table:table-cell office:value-type="float" office:value="106.6667" calcext:value-type="float">
            <text:p>106.6667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Hải Phòng</text:p>
          </table:table-cell>
          <table:table-cell office:value-type="string" calcext:value-type="string">
            <text:p>admin</text:p>
          </table:table-cell>
          <table:table-cell office:value-type="float" office:value="2103500" calcext:value-type="float">
            <text:p>2103500</text:p>
          </table:table-cell>
          <table:table-cell office:value-type="float" office:value="1704000623" calcext:value-type="float">
            <text:p>1704000623</text:p>
          </table:table-cell>
        </table:table-row>
        <table:table-row table:style-name="ro1">
          <table:table-cell table:number-columns-repeated="2" office:value-type="string" calcext:value-type="string">
            <text:p>Davao</text:p>
          </table:table-cell>
          <table:table-cell office:value-type="float" office:value="7.0667" calcext:value-type="float">
            <text:p>7.0667</text:p>
          </table:table-cell>
          <table:table-cell office:value-type="float" office:value="125.6" calcext:value-type="float">
            <text:p>125.6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Davao</text:p>
          </table:table-cell>
          <table:table-cell office:value-type="string" calcext:value-type="string">
            <text:p>admin</text:p>
          </table:table-cell>
          <table:table-cell office:value-type="float" office:value="1776949" calcext:value-type="float">
            <text:p>1776949</text:p>
          </table:table-cell>
          <table:table-cell office:value-type="float" office:value="1608906877" calcext:value-type="float">
            <text:p>1608906877</text:p>
          </table:table-cell>
        </table:table-row>
        <table:table-row table:style-name="ro1">
          <table:table-cell table:number-columns-repeated="2" office:value-type="string" calcext:value-type="string">
            <text:p>Caloocan City</text:p>
          </table:table-cell>
          <table:table-cell office:value-type="float" office:value="14.65" calcext:value-type="float">
            <text:p>14.65</text:p>
          </table:table-cell>
          <table:table-cell office:value-type="float" office:value="120.9667" calcext:value-type="float">
            <text:p>120.9667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Caloocan</text:p>
          </table:table-cell>
          <table:table-cell office:value-type="string" calcext:value-type="string">
            <text:p>admin</text:p>
          </table:table-cell>
          <table:table-cell office:value-type="float" office:value="1661584" calcext:value-type="float">
            <text:p>1661584</text:p>
          </table:table-cell>
          <table:table-cell office:value-type="float" office:value="1608897690" calcext:value-type="float">
            <text:p>1608897690</text:p>
          </table:table-cell>
        </table:table-row>
        <table:table-row table:style-name="ro1">
          <table:table-cell table:number-columns-repeated="2" office:value-type="string" calcext:value-type="string">
            <text:p>Semarang</text:p>
          </table:table-cell>
          <table:table-cell office:value-type="float" office:value="-6.9667" calcext:value-type="float">
            <text:p>-6.9667</text:p>
          </table:table-cell>
          <table:table-cell office:value-type="float" office:value="110.4167" calcext:value-type="float">
            <text:p>110.4167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Jawa Tengah</text:p>
          </table:table-cell>
          <table:table-cell office:value-type="string" calcext:value-type="string">
            <text:p>admin</text:p>
          </table:table-cell>
          <table:table-cell office:value-type="float" office:value="1621384" calcext:value-type="float">
            <text:p>1621384</text:p>
          </table:table-cell>
          <table:table-cell office:value-type="float" office:value="1360745537" calcext:value-type="float">
            <text:p>1360745537</text:p>
          </table:table-cell>
        </table:table-row>
        <table:table-row table:style-name="ro1">
          <table:table-cell table:number-columns-repeated="2" office:value-type="string" calcext:value-type="string">
            <text:p>Palembang</text:p>
          </table:table-cell>
          <table:table-cell office:value-type="float" office:value="-2.9833" calcext:value-type="float">
            <text:p>-2.9833</text:p>
          </table:table-cell>
          <table:table-cell office:value-type="float" office:value="104.7644" calcext:value-type="float">
            <text:p>104.7644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Sumatera Selatan</text:p>
          </table:table-cell>
          <table:table-cell office:value-type="string" calcext:value-type="string">
            <text:p>admin</text:p>
          </table:table-cell>
          <table:table-cell office:value-type="float" office:value="1535952" calcext:value-type="float">
            <text:p>1535952</text:p>
          </table:table-cell>
          <table:table-cell office:value-type="float" office:value="1360902897" calcext:value-type="float">
            <text:p>1360902897</text:p>
          </table:table-cell>
        </table:table-row>
        <table:table-row table:style-name="ro1">
          <table:table-cell table:number-columns-repeated="2" office:value-type="string" calcext:value-type="string">
            <text:p>Makassar</text:p>
          </table:table-cell>
          <table:table-cell office:value-type="float" office:value="-5.1331" calcext:value-type="float">
            <text:p>-5.1331</text:p>
          </table:table-cell>
          <table:table-cell office:value-type="float" office:value="119.4136" calcext:value-type="float">
            <text:p>119.4136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Sulawesi Selatan</text:p>
          </table:table-cell>
          <table:table-cell office:value-type="string" calcext:value-type="string">
            <text:p>admin</text:p>
          </table:table-cell>
          <table:table-cell office:value-type="float" office:value="1338663" calcext:value-type="float">
            <text:p>1338663</text:p>
          </table:table-cell>
          <table:table-cell office:value-type="float" office:value="1360051337" calcext:value-type="float">
            <text:p>1360051337</text:p>
          </table:table-cell>
        </table:table-row>
        <table:table-row table:style-name="ro1">
          <table:table-cell office:value-type="string" calcext:value-type="string">
            <text:p>Cần Thơ</text:p>
          </table:table-cell>
          <table:table-cell office:value-type="string" calcext:value-type="string">
            <text:p>Can Tho</text:p>
          </table:table-cell>
          <table:table-cell office:value-type="float" office:value="10.0333" calcext:value-type="float">
            <text:p>10.0333</text:p>
          </table:table-cell>
          <table:table-cell office:value-type="float" office:value="105.7833" calcext:value-type="float">
            <text:p>105.7833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Cần Thơ</text:p>
          </table:table-cell>
          <table:table-cell office:value-type="string" calcext:value-type="string">
            <text:p>admin</text:p>
          </table:table-cell>
          <table:table-cell office:value-type="float" office:value="1237300" calcext:value-type="float">
            <text:p>1237300</text:p>
          </table:table-cell>
          <table:table-cell office:value-type="float" office:value="1704783472" calcext:value-type="float">
            <text:p>1704783472</text:p>
          </table:table-cell>
        </table:table-row>
        <table:table-row table:style-name="ro1">
          <table:table-cell table:number-columns-repeated="2" office:value-type="string" calcext:value-type="string">
            <text:p>Mandalay</text:p>
          </table:table-cell>
          <table:table-cell office:value-type="float" office:value="21.9831" calcext:value-type="float">
            <text:p>21.9831</text:p>
          </table:table-cell>
          <table:table-cell office:value-type="float" office:value="96.0844" calcext:value-type="float">
            <text:p>96.0844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Mandalay</text:p>
          </table:table-cell>
          <table:table-cell office:value-type="string" calcext:value-type="string">
            <text:p>admin</text:p>
          </table:table-cell>
          <table:table-cell office:value-type="float" office:value="1225546" calcext:value-type="float">
            <text:p>1225546</text:p>
          </table:table-cell>
          <table:table-cell office:value-type="float" office:value="1104468217" calcext:value-type="float">
            <text:p>1104468217</text:p>
          </table:table-cell>
        </table:table-row>
        <table:table-row table:style-name="ro1">
          <table:table-cell table:number-columns-repeated="2" office:value-type="string" calcext:value-type="string">
            <text:p>Cilacap</text:p>
          </table:table-cell>
          <table:table-cell office:value-type="float" office:value="-7.7167" calcext:value-type="float">
            <text:p>-7.7167</text:p>
          </table:table-cell>
          <table:table-cell office:value-type="float" office:value="109.017" calcext:value-type="float">
            <text:p>109.017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Jawa Tengah</text:p>
          </table:table-cell>
          <table:table-cell office:value-type="string" calcext:value-type="string">
            <text:p>minor</text:p>
          </table:table-cell>
          <table:table-cell office:value-type="float" office:value="1174964" calcext:value-type="float">
            <text:p>1174964</text:p>
          </table:table-cell>
          <table:table-cell office:value-type="float" office:value="1360503809" calcext:value-type="float">
            <text:p>1360503809</text:p>
          </table:table-cell>
        </table:table-row>
        <table:table-row table:style-name="ro1">
          <table:table-cell table:number-columns-repeated="2" office:value-type="string" calcext:value-type="string">
            <text:p>Bandar Lampung</text:p>
          </table:table-cell>
          <table:table-cell office:value-type="float" office:value="-5.4294" calcext:value-type="float">
            <text:p>-5.4294</text:p>
          </table:table-cell>
          <table:table-cell office:value-type="float" office:value="105.2625" calcext:value-type="float">
            <text:p>105.2625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Lampung</text:p>
          </table:table-cell>
          <table:table-cell office:value-type="string" calcext:value-type="string">
            <text:p>admin</text:p>
          </table:table-cell>
          <table:table-cell office:value-type="float" office:value="1166761" calcext:value-type="float">
            <text:p>1166761</text:p>
          </table:table-cell>
          <table:table-cell office:value-type="float" office:value="1360243491" calcext:value-type="float">
            <text:p>1360243491</text:p>
          </table:table-cell>
        </table:table-row>
        <table:table-row table:style-name="ro1">
          <table:table-cell table:number-columns-repeated="2" office:value-type="string" calcext:value-type="string">
            <text:p>Nay Pyi Taw</text:p>
          </table:table-cell>
          <table:table-cell office:value-type="float" office:value="19.7475" calcext:value-type="float">
            <text:p>19.7475</text:p>
          </table:table-cell>
          <table:table-cell office:value-type="float" office:value="96.115" calcext:value-type="float">
            <text:p>96.115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Nay Pyi Taw</text:p>
          </table:table-cell>
          <table:table-cell office:value-type="string" calcext:value-type="string">
            <text:p>primary</text:p>
          </table:table-cell>
          <table:table-cell office:value-type="float" office:value="1160242" calcext:value-type="float">
            <text:p>1160242</text:p>
          </table:table-cell>
          <table:table-cell office:value-type="float" office:value="1104838105" calcext:value-type="float">
            <text:p>1104838105</text:p>
          </table:table-cell>
        </table:table-row>
        <table:table-row table:style-name="ro1">
          <table:table-cell office:value-type="string" calcext:value-type="string">
            <text:p>Biên Hòa</text:p>
          </table:table-cell>
          <table:table-cell office:value-type="string" calcext:value-type="string">
            <text:p>Bien Hoa</text:p>
          </table:table-cell>
          <table:table-cell office:value-type="float" office:value="10.9508" calcext:value-type="float">
            <text:p>10.9508</text:p>
          </table:table-cell>
          <table:table-cell office:value-type="float" office:value="106.8221" calcext:value-type="float">
            <text:p>106.8221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Đồng Nai</text:p>
          </table:table-cell>
          <table:table-cell office:value-type="string" calcext:value-type="string">
            <text:p>admin</text:p>
          </table:table-cell>
          <table:table-cell office:value-type="float" office:value="1104000" calcext:value-type="float">
            <text:p>1104000</text:p>
          </table:table-cell>
          <table:table-cell office:value-type="float" office:value="1704863046" calcext:value-type="float">
            <text:p>1704863046</text:p>
          </table:table-cell>
        </table:table-row>
        <table:table-row table:style-name="ro1">
          <table:table-cell table:number-columns-repeated="2" office:value-type="string" calcext:value-type="string">
            <text:p>Bogor</text:p>
          </table:table-cell>
          <table:table-cell office:value-type="float" office:value="-6.5917" calcext:value-type="float">
            <text:p>-6.5917</text:p>
          </table:table-cell>
          <table:table-cell office:value-type="float" office:value="106.8" calcext:value-type="float">
            <text:p>106.8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Jawa Barat</text:p>
          </table:table-cell>
          <table:table-cell/>
          <table:table-cell office:value-type="float" office:value="1030720" calcext:value-type="float">
            <text:p>1030720</text:p>
          </table:table-cell>
          <table:table-cell office:value-type="float" office:value="1360771925" calcext:value-type="float">
            <text:p>1360771925</text:p>
          </table:table-cell>
        </table:table-row>
        <table:table-row table:style-name="ro1">
          <table:table-cell table:number-columns-repeated="2" office:value-type="string" calcext:value-type="string">
            <text:p>Bagam</text:p>
          </table:table-cell>
          <table:table-cell office:value-type="float" office:value="1.0678" calcext:value-type="float">
            <text:p>1.0678</text:p>
          </table:table-cell>
          <table:table-cell office:value-type="float" office:value="104.0167" calcext:value-type="float">
            <text:p>104.0167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Kepulauan Riau</text:p>
          </table:table-cell>
          <table:table-cell/>
          <table:table-cell office:value-type="float" office:value="1029808" calcext:value-type="float">
            <text:p>1029808</text:p>
          </table:table-cell>
          <table:table-cell office:value-type="float" office:value="1360405604" calcext:value-type="float">
            <text:p>1360405604</text:p>
          </table:table-cell>
        </table:table-row>
        <table:table-row table:style-name="ro1">
          <table:table-cell office:value-type="string" calcext:value-type="string">
            <text:p>Thủ Đức</text:p>
          </table:table-cell>
          <table:table-cell office:value-type="string" calcext:value-type="string">
            <text:p>Thu Duc</text:p>
          </table:table-cell>
          <table:table-cell office:value-type="float" office:value="10.7924" calcext:value-type="float">
            <text:p>10.7924</text:p>
          </table:table-cell>
          <table:table-cell office:value-type="float" office:value="106.7518" calcext:value-type="float">
            <text:p>106.7518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Hồ Chí Minh</text:p>
          </table:table-cell>
          <table:table-cell office:value-type="string" calcext:value-type="string">
            <text:p>minor</text:p>
          </table:table-cell>
          <table:table-cell office:value-type="float" office:value="1013795" calcext:value-type="float">
            <text:p>1013795</text:p>
          </table:table-cell>
          <table:table-cell office:value-type="float" office:value="1704361621" calcext:value-type="float">
            <text:p>1704361621</text:p>
          </table:table-cell>
        </table:table-row>
        <table:table-row table:style-name="ro1">
          <table:table-cell office:value-type="string" calcext:value-type="string">
            <text:p>Quảng Hà</text:p>
          </table:table-cell>
          <table:table-cell office:value-type="string" calcext:value-type="string">
            <text:p>Quang Ha</text:p>
          </table:table-cell>
          <table:table-cell office:value-type="float" office:value="16.06" calcext:value-type="float">
            <text:p>16.06</text:p>
          </table:table-cell>
          <table:table-cell office:value-type="float" office:value="108.25" calcext:value-type="float">
            <text:p>108.25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Quảng Nam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1704966442" calcext:value-type="float">
            <text:p>1704966442</text:p>
          </table:table-cell>
        </table:table-row>
        <table:table-row table:style-name="ro1">
          <table:table-cell table:number-columns-repeated="2" office:value-type="string" calcext:value-type="string">
            <text:p>Pekanbaru</text:p>
          </table:table-cell>
          <table:table-cell office:value-type="float" office:value="0.5333" calcext:value-type="float">
            <text:p>0.5333</text:p>
          </table:table-cell>
          <table:table-cell office:value-type="float" office:value="101.45" calcext:value-type="float">
            <text:p>101.45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Riau</text:p>
          </table:table-cell>
          <table:table-cell office:value-type="string" calcext:value-type="string">
            <text:p>admin</text:p>
          </table:table-cell>
          <table:table-cell office:value-type="float" office:value="983356" calcext:value-type="float">
            <text:p>983356</text:p>
          </table:table-cell>
          <table:table-cell office:value-type="float" office:value="1360422679" calcext:value-type="float">
            <text:p>1360422679</text:p>
          </table:table-cell>
        </table:table-row>
        <table:table-row table:style-name="ro1">
          <table:table-cell table:number-columns-repeated="2" office:value-type="string" calcext:value-type="string">
            <text:p>Zamboanga City</text:p>
          </table:table-cell>
          <table:table-cell office:value-type="float" office:value="6.9167" calcext:value-type="float">
            <text:p>6.9167</text:p>
          </table:table-cell>
          <table:table-cell office:value-type="float" office:value="122.0833" calcext:value-type="float">
            <text:p>122.083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Zamboanga</text:p>
          </table:table-cell>
          <table:table-cell office:value-type="string" calcext:value-type="string">
            <text:p>admin</text:p>
          </table:table-cell>
          <table:table-cell office:value-type="float" office:value="977234" calcext:value-type="float">
            <text:p>977234</text:p>
          </table:table-cell>
          <table:table-cell office:value-type="float" office:value="1608189351" calcext:value-type="float">
            <text:p>1608189351</text:p>
          </table:table-cell>
        </table:table-row>
        <table:table-row table:style-name="ro1">
          <table:table-cell table:number-columns-repeated="2" office:value-type="string" calcext:value-type="string">
            <text:p>Cebu City</text:p>
          </table:table-cell>
          <table:table-cell office:value-type="float" office:value="10.293" calcext:value-type="float">
            <text:p>10.293</text:p>
          </table:table-cell>
          <table:table-cell office:value-type="float" office:value="123.902" calcext:value-type="float">
            <text:p>123.902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Cebu</text:p>
          </table:table-cell>
          <table:table-cell office:value-type="string" calcext:value-type="string">
            <text:p>admin</text:p>
          </table:table-cell>
          <table:table-cell office:value-type="float" office:value="964169" calcext:value-type="float">
            <text:p>964169</text:p>
          </table:table-cell>
          <table:table-cell office:value-type="float" office:value="1608136151" calcext:value-type="float">
            <text:p>1608136151</text:p>
          </table:table-cell>
        </table:table-row>
        <table:table-row table:style-name="ro1">
          <table:table-cell table:number-columns-repeated="2" office:value-type="string" calcext:value-type="string">
            <text:p>Vientiane</text:p>
          </table:table-cell>
          <table:table-cell office:value-type="float" office:value="17.9667" calcext:value-type="float">
            <text:p>17.9667</text:p>
          </table:table-cell>
          <table:table-cell office:value-type="float" office:value="102.6" calcext:value-type="float">
            <text:p>102.6</text:p>
          </table:table-cell>
          <table:table-cell office:value-type="string" calcext:value-type="string">
            <text:p>Lao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Viangchan</text:p>
          </table:table-cell>
          <table:table-cell office:value-type="string" calcext:value-type="string">
            <text:p>primary</text:p>
          </table:table-cell>
          <table:table-cell office:value-type="float" office:value="948487" calcext:value-type="float">
            <text:p>948487</text:p>
          </table:table-cell>
          <table:table-cell office:value-type="float" office:value="1418732714" calcext:value-type="float">
            <text:p>1418732714</text:p>
          </table:table-cell>
        </table:table-row>
        <table:table-row table:style-name="ro1">
          <table:table-cell table:number-columns-repeated="2" office:value-type="string" calcext:value-type="string">
            <text:p>Padang</text:p>
          </table:table-cell>
          <table:table-cell office:value-type="float" office:value="-0.9556" calcext:value-type="float">
            <text:p>-0.9556</text:p>
          </table:table-cell>
          <table:table-cell office:value-type="float" office:value="100.3606" calcext:value-type="float">
            <text:p>100.3606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Sumatera Barat</text:p>
          </table:table-cell>
          <table:table-cell office:value-type="string" calcext:value-type="string">
            <text:p>admin</text:p>
          </table:table-cell>
          <table:table-cell office:value-type="float" office:value="914970" calcext:value-type="float">
            <text:p>914970</text:p>
          </table:table-cell>
          <table:table-cell office:value-type="float" office:value="1360900986" calcext:value-type="float">
            <text:p>1360900986</text:p>
          </table:table-cell>
        </table:table-row>
        <table:table-row table:style-name="ro1">
          <table:table-cell table:number-columns-repeated="2" office:value-type="string" calcext:value-type="string">
            <text:p>Antipolo</text:p>
          </table:table-cell>
          <table:table-cell office:value-type="float" office:value="14.5842" calcext:value-type="float">
            <text:p>14.5842</text:p>
          </table:table-cell>
          <table:table-cell office:value-type="float" office:value="121.1763" calcext:value-type="float">
            <text:p>121.176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Rizal</text:p>
          </table:table-cell>
          <table:table-cell office:value-type="string" calcext:value-type="string">
            <text:p>admin</text:p>
          </table:table-cell>
          <table:table-cell office:value-type="float" office:value="887399" calcext:value-type="float">
            <text:p>887399</text:p>
          </table:table-cell>
          <table:table-cell office:value-type="float" office:value="1608824345" calcext:value-type="float">
            <text:p>1608824345</text:p>
          </table:table-cell>
        </table:table-row>
        <table:table-row table:style-name="ro1">
          <table:table-cell table:number-columns-repeated="2" office:value-type="string" calcext:value-type="string">
            <text:p>Taguig City</text:p>
          </table:table-cell>
          <table:table-cell office:value-type="float" office:value="14.5167" calcext:value-type="float">
            <text:p>14.5167</text:p>
          </table:table-cell>
          <table:table-cell office:value-type="float" office:value="121.05" calcext:value-type="float">
            <text:p>121.05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Taguig</text:p>
          </table:table-cell>
          <table:table-cell office:value-type="string" calcext:value-type="string">
            <text:p>admin</text:p>
          </table:table-cell>
          <table:table-cell office:value-type="float" office:value="886722" calcext:value-type="float">
            <text:p>886722</text:p>
          </table:table-cell>
          <table:table-cell office:value-type="float" office:value="1608766695" calcext:value-type="float">
            <text:p>1608766695</text:p>
          </table:table-cell>
        </table:table-row>
        <table:table-row table:style-name="ro1">
          <table:table-cell table:number-columns-repeated="2" office:value-type="string" calcext:value-type="string">
            <text:p>Klang</text:p>
          </table:table-cell>
          <table:table-cell office:value-type="float" office:value="3.0333" calcext:value-type="float">
            <text:p>3.0333</text:p>
          </table:table-cell>
          <table:table-cell office:value-type="float" office:value="101.45" calcext:value-type="float">
            <text:p>101.45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Selangor</text:p>
          </table:table-cell>
          <table:table-cell/>
          <table:table-cell office:value-type="float" office:value="878000" calcext:value-type="float">
            <text:p>878000</text:p>
          </table:table-cell>
          <table:table-cell office:value-type="float" office:value="1458509635" calcext:value-type="float">
            <text:p>1458509635</text:p>
          </table:table-cell>
        </table:table-row>
        <table:table-row table:style-name="ro1">
          <table:table-cell table:number-columns-repeated="2" office:value-type="string" calcext:value-type="string">
            <text:p>Ipoh</text:p>
          </table:table-cell>
          <table:table-cell office:value-type="float" office:value="4.6" calcext:value-type="float">
            <text:p>4.6</text:p>
          </table:table-cell>
          <table:table-cell office:value-type="float" office:value="101.07" calcext:value-type="float">
            <text:p>101.07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Perak</text:p>
          </table:table-cell>
          <table:table-cell office:value-type="string" calcext:value-type="string">
            <text:p>admin</text:p>
          </table:table-cell>
          <table:table-cell office:value-type="float" office:value="866772" calcext:value-type="float">
            <text:p>866772</text:p>
          </table:table-cell>
          <table:table-cell office:value-type="float" office:value="1458423505" calcext:value-type="float">
            <text:p>1458423505</text:p>
          </table:table-cell>
        </table:table-row>
        <table:table-row table:style-name="ro1">
          <table:table-cell table:number-columns-repeated="2" office:value-type="string" calcext:value-type="string">
            <text:p>Malang</text:p>
          </table:table-cell>
          <table:table-cell office:value-type="float" office:value="-7.98" calcext:value-type="float">
            <text:p>-7.98</text:p>
          </table:table-cell>
          <table:table-cell office:value-type="float" office:value="112.62" calcext:value-type="float">
            <text:p>112.62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Jawa Timur</text:p>
          </table:table-cell>
          <table:table-cell/>
          <table:table-cell office:value-type="float" office:value="866118" calcext:value-type="float">
            <text:p>866118</text:p>
          </table:table-cell>
          <table:table-cell office:value-type="float" office:value="1360141408" calcext:value-type="float">
            <text:p>1360141408</text:p>
          </table:table-cell>
        </table:table-row>
        <table:table-row table:style-name="ro1">
          <table:table-cell table:number-columns-repeated="2" office:value-type="string" calcext:value-type="string">
            <text:p>Denpasar</text:p>
          </table:table-cell>
          <table:table-cell office:value-type="float" office:value="-8.6667" calcext:value-type="float">
            <text:p>-8.6667</text:p>
          </table:table-cell>
          <table:table-cell office:value-type="float" office:value="115.2167" calcext:value-type="float">
            <text:p>115.2167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Bali</text:p>
          </table:table-cell>
          <table:table-cell office:value-type="string" calcext:value-type="string">
            <text:p>admin</text:p>
          </table:table-cell>
          <table:table-cell office:value-type="float" office:value="834881" calcext:value-type="float">
            <text:p>834881</text:p>
          </table:table-cell>
          <table:table-cell office:value-type="float" office:value="1360848527" calcext:value-type="float">
            <text:p>1360848527</text:p>
          </table:table-cell>
        </table:table-row>
        <table:table-row table:style-name="ro1">
          <table:table-cell table:number-columns-repeated="2" office:value-type="string" calcext:value-type="string">
            <text:p>Butterworth</text:p>
          </table:table-cell>
          <table:table-cell office:value-type="float" office:value="5.3992" calcext:value-type="float">
            <text:p>5.3992</text:p>
          </table:table-cell>
          <table:table-cell office:value-type="float" office:value="100.3639" calcext:value-type="float">
            <text:p>100.3639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Pulau Pinang</text:p>
          </table:table-cell>
          <table:table-cell/>
          <table:table-cell office:value-type="float" office:value="821652" calcext:value-type="float">
            <text:p>821652</text:p>
          </table:table-cell>
          <table:table-cell office:value-type="float" office:value="1458469233" calcext:value-type="float">
            <text:p>1458469233</text:p>
          </table:table-cell>
        </table:table-row>
        <table:table-row table:style-name="ro1">
          <table:table-cell table:number-columns-repeated="2" office:value-type="string" calcext:value-type="string">
            <text:p>Pasig City</text:p>
          </table:table-cell>
          <table:table-cell office:value-type="float" office:value="14.575" calcext:value-type="float">
            <text:p>14.575</text:p>
          </table:table-cell>
          <table:table-cell office:value-type="float" office:value="121.0833" calcext:value-type="float">
            <text:p>121.083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Pasig</text:p>
          </table:table-cell>
          <table:table-cell office:value-type="string" calcext:value-type="string">
            <text:p>admin</text:p>
          </table:table-cell>
          <table:table-cell office:value-type="float" office:value="803159" calcext:value-type="float">
            <text:p>803159</text:p>
          </table:table-cell>
          <table:table-cell office:value-type="float" office:value="1608278212" calcext:value-type="float">
            <text:p>1608278212</text:p>
          </table:table-cell>
        </table:table-row>
        <table:table-row table:style-name="ro1">
          <table:table-cell table:number-columns-repeated="2" office:value-type="string" calcext:value-type="string">
            <text:p>Samarinda</text:p>
          </table:table-cell>
          <table:table-cell office:value-type="float" office:value="-0.5022" calcext:value-type="float">
            <text:p>-0.5022</text:p>
          </table:table-cell>
          <table:table-cell office:value-type="float" office:value="117.1536" calcext:value-type="float">
            <text:p>117.1536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Kalimantan Timur</text:p>
          </table:table-cell>
          <table:table-cell office:value-type="string" calcext:value-type="string">
            <text:p>admin</text:p>
          </table:table-cell>
          <table:table-cell office:value-type="float" office:value="753370" calcext:value-type="float">
            <text:p>753370</text:p>
          </table:table-cell>
          <table:table-cell office:value-type="float" office:value="1360684979" calcext:value-type="float">
            <text:p>1360684979</text:p>
          </table:table-cell>
        </table:table-row>
        <table:table-row table:style-name="ro1">
          <table:table-cell table:number-columns-repeated="2" office:value-type="string" calcext:value-type="string">
            <text:p>Cagayan de Oro</text:p>
          </table:table-cell>
          <table:table-cell office:value-type="float" office:value="8.4833" calcext:value-type="float">
            <text:p>8.4833</text:p>
          </table:table-cell>
          <table:table-cell office:value-type="float" office:value="124.65" calcext:value-type="float">
            <text:p>124.65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Cagayan de Oro</text:p>
          </table:table-cell>
          <table:table-cell office:value-type="string" calcext:value-type="string">
            <text:p>admin</text:p>
          </table:table-cell>
          <table:table-cell office:value-type="float" office:value="728402" calcext:value-type="float">
            <text:p>728402</text:p>
          </table:table-cell>
          <table:table-cell office:value-type="float" office:value="1608831546" calcext:value-type="float">
            <text:p>1608831546</text:p>
          </table:table-cell>
        </table:table-row>
        <table:table-row table:style-name="ro1">
          <table:table-cell table:number-columns-repeated="2" office:value-type="string" calcext:value-type="string">
            <text:p>Valenzuela</text:p>
          </table:table-cell>
          <table:table-cell office:value-type="float" office:value="14.7" calcext:value-type="float">
            <text:p>14.7</text:p>
          </table:table-cell>
          <table:table-cell office:value-type="float" office:value="120.9833" calcext:value-type="float">
            <text:p>120.983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Valenzuela</text:p>
          </table:table-cell>
          <table:table-cell office:value-type="string" calcext:value-type="string">
            <text:p>admin</text:p>
          </table:table-cell>
          <table:table-cell office:value-type="float" office:value="714978" calcext:value-type="float">
            <text:p>714978</text:p>
          </table:table-cell>
          <table:table-cell office:value-type="float" office:value="1608492120" calcext:value-type="float">
            <text:p>1608492120</text:p>
          </table:table-cell>
        </table:table-row>
        <table:table-row table:style-name="ro1">
          <table:table-cell table:number-columns-repeated="2" office:value-type="string" calcext:value-type="string">
            <text:p>George Town</text:p>
          </table:table-cell>
          <table:table-cell office:value-type="float" office:value="5.4145" calcext:value-type="float">
            <text:p>5.4145</text:p>
          </table:table-cell>
          <table:table-cell office:value-type="float" office:value="100.3292" calcext:value-type="float">
            <text:p>100.3292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Pulau Pinang</text:p>
          </table:table-cell>
          <table:table-cell office:value-type="string" calcext:value-type="string">
            <text:p>admin</text:p>
          </table:table-cell>
          <table:table-cell office:value-type="float" office:value="708127" calcext:value-type="float">
            <text:p>708127</text:p>
          </table:table-cell>
          <table:table-cell office:value-type="float" office:value="1458236750" calcext:value-type="float">
            <text:p>1458236750</text:p>
          </table:table-cell>
        </table:table-row>
        <table:table-row table:style-name="ro1">
          <table:table-cell office:value-type="string" calcext:value-type="string">
            <text:p>Dasmariñas</text:p>
          </table:table-cell>
          <table:table-cell office:value-type="string" calcext:value-type="string">
            <text:p>Dasmarinas</text:p>
          </table:table-cell>
          <table:table-cell office:value-type="float" office:value="14.3294" calcext:value-type="float">
            <text:p>14.3294</text:p>
          </table:table-cell>
          <table:table-cell office:value-type="float" office:value="120.9367" calcext:value-type="float">
            <text:p>120.9367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Cavite</text:p>
          </table:table-cell>
          <table:table-cell/>
          <table:table-cell office:value-type="float" office:value="703141" calcext:value-type="float">
            <text:p>703141</text:p>
          </table:table-cell>
          <table:table-cell office:value-type="float" office:value="1608418544" calcext:value-type="float">
            <text:p>1608418544</text:p>
          </table:table-cell>
        </table:table-row>
        <table:table-row table:style-name="ro1">
          <table:table-cell table:number-columns-repeated="2" office:value-type="string" calcext:value-type="string">
            <text:p>General Santos</text:p>
          </table:table-cell>
          <table:table-cell office:value-type="float" office:value="6.1167" calcext:value-type="float">
            <text:p>6.1167</text:p>
          </table:table-cell>
          <table:table-cell office:value-type="float" office:value="125.1667" calcext:value-type="float">
            <text:p>125.1667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General Santos</text:p>
          </table:table-cell>
          <table:table-cell office:value-type="string" calcext:value-type="string">
            <text:p>admin</text:p>
          </table:table-cell>
          <table:table-cell office:value-type="float" office:value="697315" calcext:value-type="float">
            <text:p>697315</text:p>
          </table:table-cell>
          <table:table-cell office:value-type="float" office:value="1608171585" calcext:value-type="float">
            <text:p>1608171585</text:p>
          </table:table-cell>
        </table:table-row>
        <table:table-row table:style-name="ro1">
          <table:table-cell table:number-columns-repeated="2" office:value-type="string" calcext:value-type="string">
            <text:p>Banjarmasin</text:p>
          </table:table-cell>
          <table:table-cell office:value-type="float" office:value="-3.319" calcext:value-type="float">
            <text:p>-3.319</text:p>
          </table:table-cell>
          <table:table-cell office:value-type="float" office:value="114.5921" calcext:value-type="float">
            <text:p>114.5921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Kalimantan Selatan</text:p>
          </table:table-cell>
          <table:table-cell office:value-type="string" calcext:value-type="string">
            <text:p>admin</text:p>
          </table:table-cell>
          <table:table-cell office:value-type="float" office:value="692793" calcext:value-type="float">
            <text:p>692793</text:p>
          </table:table-cell>
          <table:table-cell office:value-type="float" office:value="1360685223" calcext:value-type="float">
            <text:p>1360685223</text:p>
          </table:table-cell>
        </table:table-row>
        <table:table-row table:style-name="ro1">
          <table:table-cell office:value-type="string" calcext:value-type="string">
            <text:p>City of Parañaque</text:p>
          </table:table-cell>
          <table:table-cell office:value-type="string" calcext:value-type="string">
            <text:p>City of Paranaque</text:p>
          </table:table-cell>
          <table:table-cell office:value-type="float" office:value="14.4667" calcext:value-type="float">
            <text:p>14.4667</text:p>
          </table:table-cell>
          <table:table-cell office:value-type="float" office:value="121.0167" calcext:value-type="float">
            <text:p>121.0167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Parañaque</text:p>
          </table:table-cell>
          <table:table-cell office:value-type="string" calcext:value-type="string">
            <text:p>admin</text:p>
          </table:table-cell>
          <table:table-cell office:value-type="float" office:value="689992" calcext:value-type="float">
            <text:p>689992</text:p>
          </table:table-cell>
          <table:table-cell office:value-type="float" office:value="1608379532" calcext:value-type="float">
            <text:p>1608379532</text:p>
          </table:table-cell>
        </table:table-row>
        <table:table-row table:style-name="ro1">
          <table:table-cell table:number-columns-repeated="2" office:value-type="string" calcext:value-type="string">
            <text:p>Tasikmalaya</text:p>
          </table:table-cell>
          <table:table-cell office:value-type="float" office:value="-7.3333" calcext:value-type="float">
            <text:p>-7.3333</text:p>
          </table:table-cell>
          <table:table-cell office:value-type="float" office:value="108.2" calcext:value-type="float">
            <text:p>108.2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Jawa Barat</text:p>
          </table:table-cell>
          <table:table-cell/>
          <table:table-cell office:value-type="float" office:value="678027" calcext:value-type="float">
            <text:p>678027</text:p>
          </table:table-cell>
          <table:table-cell office:value-type="float" office:value="1360027771" calcext:value-type="float">
            <text:p>1360027771</text:p>
          </table:table-cell>
        </table:table-row>
        <table:table-row table:style-name="ro1">
          <table:table-cell table:number-columns-repeated="2" office:value-type="string" calcext:value-type="string">
            <text:p>Bacoor</text:p>
          </table:table-cell>
          <table:table-cell office:value-type="float" office:value="14.4624" calcext:value-type="float">
            <text:p>14.4624</text:p>
          </table:table-cell>
          <table:table-cell office:value-type="float" office:value="120.9645" calcext:value-type="float">
            <text:p>120.9645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Cavite</text:p>
          </table:table-cell>
          <table:table-cell/>
          <table:table-cell office:value-type="float" office:value="664625" calcext:value-type="float">
            <text:p>664625</text:p>
          </table:table-cell>
          <table:table-cell office:value-type="float" office:value="1608869358" calcext:value-type="float">
            <text:p>1608869358</text:p>
          </table:table-cell>
        </table:table-row>
        <table:table-row table:style-name="ro1">
          <table:table-cell office:value-type="string" calcext:value-type="string">
            <text:p>Huế</text:p>
          </table:table-cell>
          <table:table-cell office:value-type="string" calcext:value-type="string">
            <text:p>Hue</text:p>
          </table:table-cell>
          <table:table-cell office:value-type="float" office:value="16.4637" calcext:value-type="float">
            <text:p>16.4637</text:p>
          </table:table-cell>
          <table:table-cell office:value-type="float" office:value="107.5908" calcext:value-type="float">
            <text:p>107.5908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Thừa Thiên-Huế</text:p>
          </table:table-cell>
          <table:table-cell office:value-type="string" calcext:value-type="string">
            <text:p>admin</text:p>
          </table:table-cell>
          <table:table-cell office:value-type="float" office:value="652572" calcext:value-type="float">
            <text:p>652572</text:p>
          </table:table-cell>
          <table:table-cell office:value-type="float" office:value="1704016023" calcext:value-type="float">
            <text:p>1704016023</text:p>
          </table:table-cell>
        </table:table-row>
        <table:table-row table:style-name="ro1">
          <table:table-cell table:number-columns-repeated="2" office:value-type="string" calcext:value-type="string">
            <text:p>San Jose del Monte</text:p>
          </table:table-cell>
          <table:table-cell office:value-type="float" office:value="14.8139" calcext:value-type="float">
            <text:p>14.8139</text:p>
          </table:table-cell>
          <table:table-cell office:value-type="float" office:value="121.0453" calcext:value-type="float">
            <text:p>121.045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Bulacan</text:p>
          </table:table-cell>
          <table:table-cell/>
          <table:table-cell office:value-type="float" office:value="651813" calcext:value-type="float">
            <text:p>651813</text:p>
          </table:table-cell>
          <table:table-cell office:value-type="float" office:value="1608850554" calcext:value-type="float">
            <text:p>1608850554</text:p>
          </table:table-cell>
        </table:table-row>
        <table:table-row table:style-name="ro1">
          <table:table-cell table:number-columns-repeated="2" office:value-type="string" calcext:value-type="string">
            <text:p>Petaling Jaya</text:p>
          </table:table-cell>
          <table:table-cell office:value-type="float" office:value="3.1073" calcext:value-type="float">
            <text:p>3.1073</text:p>
          </table:table-cell>
          <table:table-cell office:value-type="float" office:value="101.6067" calcext:value-type="float">
            <text:p>101.6067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Selangor</text:p>
          </table:table-cell>
          <table:table-cell/>
          <table:table-cell office:value-type="float" office:value="638516" calcext:value-type="float">
            <text:p>638516</text:p>
          </table:table-cell>
          <table:table-cell office:value-type="float" office:value="1458989343" calcext:value-type="float">
            <text:p>1458989343</text:p>
          </table:table-cell>
        </table:table-row>
        <table:table-row table:style-name="ro1">
          <table:table-cell table:number-columns-repeated="2" office:value-type="string" calcext:value-type="string">
            <text:p>Makati City</text:p>
          </table:table-cell>
          <table:table-cell office:value-type="float" office:value="14.55" calcext:value-type="float">
            <text:p>14.55</text:p>
          </table:table-cell>
          <table:table-cell office:value-type="float" office:value="121.0333" calcext:value-type="float">
            <text:p>121.033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Makati</text:p>
          </table:table-cell>
          <table:table-cell office:value-type="string" calcext:value-type="string">
            <text:p>admin</text:p>
          </table:table-cell>
          <table:table-cell office:value-type="float" office:value="629616" calcext:value-type="float">
            <text:p>629616</text:p>
          </table:table-cell>
          <table:table-cell office:value-type="float" office:value="1608725647" calcext:value-type="float">
            <text:p>1608725647</text:p>
          </table:table-cell>
        </table:table-row>
        <table:table-row table:style-name="ro1">
          <table:table-cell table:number-columns-repeated="2" office:value-type="string" calcext:value-type="string">
            <text:p>Pontianak</text:p>
          </table:table-cell>
          <table:table-cell office:value-type="float" office:value="-0.0206" calcext:value-type="float">
            <text:p>-0.0206</text:p>
          </table:table-cell>
          <table:table-cell office:value-type="float" office:value="109.3414" calcext:value-type="float">
            <text:p>109.3414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Kalimantan Barat</text:p>
          </table:table-cell>
          <table:table-cell office:value-type="string" calcext:value-type="string">
            <text:p>admin</text:p>
          </table:table-cell>
          <table:table-cell office:value-type="float" office:value="618388" calcext:value-type="float">
            <text:p>618388</text:p>
          </table:table-cell>
          <table:table-cell office:value-type="float" office:value="1360992394" calcext:value-type="float">
            <text:p>1360992394</text:p>
          </table:table-cell>
        </table:table-row>
        <table:table-row table:style-name="ro1">
          <table:table-cell table:number-columns-repeated="2" office:value-type="string" calcext:value-type="string">
            <text:p>Serang</text:p>
          </table:table-cell>
          <table:table-cell office:value-type="float" office:value="-6.12" calcext:value-type="float">
            <text:p>-6.12</text:p>
          </table:table-cell>
          <table:table-cell office:value-type="float" office:value="106.1503" calcext:value-type="float">
            <text:p>106.1503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Banten</text:p>
          </table:table-cell>
          <table:table-cell office:value-type="string" calcext:value-type="string">
            <text:p>admin</text:p>
          </table:table-cell>
          <table:table-cell office:value-type="float" office:value="613356" calcext:value-type="float">
            <text:p>613356</text:p>
          </table:table-cell>
          <table:table-cell office:value-type="float" office:value="1360329102" calcext:value-type="float">
            <text:p>1360329102</text:p>
          </table:table-cell>
        </table:table-row>
        <table:table-row table:style-name="ro1">
          <table:table-cell table:number-columns-repeated="2" office:value-type="string" calcext:value-type="string">
            <text:p>Kuantan</text:p>
          </table:table-cell>
          <table:table-cell office:value-type="float" office:value="3.8167" calcext:value-type="float">
            <text:p>3.8167</text:p>
          </table:table-cell>
          <table:table-cell office:value-type="float" office:value="103.3333" calcext:value-type="float">
            <text:p>103.3333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Pahang</text:p>
          </table:table-cell>
          <table:table-cell office:value-type="string" calcext:value-type="string">
            <text:p>admin</text:p>
          </table:table-cell>
          <table:table-cell office:value-type="float" office:value="607778" calcext:value-type="float">
            <text:p>607778</text:p>
          </table:table-cell>
          <table:table-cell office:value-type="float" office:value="1458763489" calcext:value-type="float">
            <text:p>1458763489</text:p>
          </table:table-cell>
        </table:table-row>
        <table:table-row table:style-name="ro1">
          <table:table-cell office:value-type="string" calcext:value-type="string">
            <text:p>Las Piñas City</text:p>
          </table:table-cell>
          <table:table-cell office:value-type="string" calcext:value-type="string">
            <text:p>Las Pinas City</text:p>
          </table:table-cell>
          <table:table-cell office:value-type="float" office:value="14.45" calcext:value-type="float">
            <text:p>14.45</text:p>
          </table:table-cell>
          <table:table-cell office:value-type="float" office:value="120.9833" calcext:value-type="float">
            <text:p>120.983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Las Piñas</text:p>
          </table:table-cell>
          <table:table-cell/>
          <table:table-cell office:value-type="float" office:value="606293" calcext:value-type="float">
            <text:p>606293</text:p>
          </table:table-cell>
          <table:table-cell office:value-type="float" office:value="1608544537" calcext:value-type="float">
            <text:p>1608544537</text:p>
          </table:table-cell>
        </table:table-row>
        <table:table-row table:style-name="ro1">
          <table:table-cell table:number-columns-repeated="2" office:value-type="string" calcext:value-type="string">
            <text:p>Jambi</text:p>
          </table:table-cell>
          <table:table-cell office:value-type="float" office:value="-1.59" calcext:value-type="float">
            <text:p>-1.59</text:p>
          </table:table-cell>
          <table:table-cell office:value-type="float" office:value="103.61" calcext:value-type="float">
            <text:p>103.61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Jambi</text:p>
          </table:table-cell>
          <table:table-cell office:value-type="string" calcext:value-type="string">
            <text:p>admin</text:p>
          </table:table-cell>
          <table:table-cell office:value-type="float" office:value="602187" calcext:value-type="float">
            <text:p>602187</text:p>
          </table:table-cell>
          <table:table-cell office:value-type="float" office:value="1360645580" calcext:value-type="float">
            <text:p>1360645580</text:p>
          </table:table-cell>
        </table:table-row>
        <table:table-row table:style-name="ro1">
          <table:table-cell table:number-columns-repeated="2" office:value-type="string" calcext:value-type="string">
            <text:p>Bacolod</text:p>
          </table:table-cell>
          <table:table-cell office:value-type="float" office:value="10.6765" calcext:value-type="float">
            <text:p>10.6765</text:p>
          </table:table-cell>
          <table:table-cell office:value-type="float" office:value="122.9509" calcext:value-type="float">
            <text:p>122.9509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Bacolod</text:p>
          </table:table-cell>
          <table:table-cell office:value-type="string" calcext:value-type="string">
            <text:p>admin</text:p>
          </table:table-cell>
          <table:table-cell office:value-type="float" office:value="600783" calcext:value-type="float">
            <text:p>600783</text:p>
          </table:table-cell>
          <table:table-cell office:value-type="float" office:value="1608244137" calcext:value-type="float">
            <text:p>1608244137</text:p>
          </table:table-cell>
        </table:table-row>
        <table:table-row table:style-name="ro1">
          <table:table-cell table:number-columns-repeated="2" office:value-type="string" calcext:value-type="string">
            <text:p>Balikpapan</text:p>
          </table:table-cell>
          <table:table-cell office:value-type="float" office:value="-1.1489" calcext:value-type="float">
            <text:p>-1.1489</text:p>
          </table:table-cell>
          <table:table-cell office:value-type="float" office:value="116.9031" calcext:value-type="float">
            <text:p>116.9031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Kalimantan Timur</text:p>
          </table:table-cell>
          <table:table-cell/>
          <table:table-cell office:value-type="float" office:value="598043" calcext:value-type="float">
            <text:p>598043</text:p>
          </table:table-cell>
          <table:table-cell office:value-type="float" office:value="1360500922" calcext:value-type="float">
            <text:p>1360500922</text:p>
          </table:table-cell>
        </table:table-row>
        <table:table-row table:style-name="ro1">
          <table:table-cell table:number-columns-repeated="2" office:value-type="string" calcext:value-type="string">
            <text:p>Cimahi</text:p>
          </table:table-cell>
          <table:table-cell office:value-type="float" office:value="-6.8833" calcext:value-type="float">
            <text:p>-6.8833</text:p>
          </table:table-cell>
          <table:table-cell office:value-type="float" office:value="107.5333" calcext:value-type="float">
            <text:p>107.5333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Jawa Barat</text:p>
          </table:table-cell>
          <table:table-cell/>
          <table:table-cell office:value-type="float" office:value="586580" calcext:value-type="float">
            <text:p>586580</text:p>
          </table:table-cell>
          <table:table-cell office:value-type="float" office:value="1360181436" calcext:value-type="float">
            <text:p>1360181436</text:p>
          </table:table-cell>
        </table:table-row>
        <table:table-row table:style-name="ro1">
          <table:table-cell table:number-columns-repeated="2" office:value-type="string" calcext:value-type="string">
            <text:p>Shah Alam</text:p>
          </table:table-cell>
          <table:table-cell office:value-type="float" office:value="3.0833" calcext:value-type="float">
            <text:p>3.0833</text:p>
          </table:table-cell>
          <table:table-cell office:value-type="float" office:value="101.5333" calcext:value-type="float">
            <text:p>101.5333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Selangor</text:p>
          </table:table-cell>
          <table:table-cell office:value-type="string" calcext:value-type="string">
            <text:p>admin</text:p>
          </table:table-cell>
          <table:table-cell office:value-type="float" office:value="584340" calcext:value-type="float">
            <text:p>584340</text:p>
          </table:table-cell>
          <table:table-cell office:value-type="float" office:value="1458194263" calcext:value-type="float">
            <text:p>1458194263</text:p>
          </table:table-cell>
        </table:table-row>
        <table:table-row table:style-name="ro1">
          <table:table-cell table:number-columns-repeated="2" office:value-type="string" calcext:value-type="string">
            <text:p>Surakarta</text:p>
          </table:table-cell>
          <table:table-cell office:value-type="float" office:value="-7.5667" calcext:value-type="float">
            <text:p>-7.5667</text:p>
          </table:table-cell>
          <table:table-cell office:value-type="float" office:value="110.8167" calcext:value-type="float">
            <text:p>110.8167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Jawa Tengah</text:p>
          </table:table-cell>
          <table:table-cell/>
          <table:table-cell office:value-type="float" office:value="552118" calcext:value-type="float">
            <text:p>552118</text:p>
          </table:table-cell>
          <table:table-cell office:value-type="float" office:value="1360853933" calcext:value-type="float">
            <text:p>1360853933</text:p>
          </table:table-cell>
        </table:table-row>
        <table:table-row table:style-name="ro1">
          <table:table-cell table:number-columns-repeated="2" office:value-type="string" calcext:value-type="string">
            <text:p>Muntinlupa City</text:p>
          </table:table-cell>
          <table:table-cell office:value-type="float" office:value="14.3833" calcext:value-type="float">
            <text:p>14.3833</text:p>
          </table:table-cell>
          <table:table-cell office:value-type="float" office:value="121.05" calcext:value-type="float">
            <text:p>121.05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Muntinlupa</text:p>
          </table:table-cell>
          <table:table-cell office:value-type="string" calcext:value-type="string">
            <text:p>admin</text:p>
          </table:table-cell>
          <table:table-cell office:value-type="float" office:value="543445" calcext:value-type="float">
            <text:p>543445</text:p>
          </table:table-cell>
          <table:table-cell office:value-type="float" office:value="1608473406" calcext:value-type="float">
            <text:p>1608473406</text:p>
          </table:table-cell>
        </table:table-row>
        <table:table-row table:style-name="ro1">
          <table:table-cell table:number-columns-repeated="2" office:value-type="string" calcext:value-type="string">
            <text:p>City of Calamba</text:p>
          </table:table-cell>
          <table:table-cell office:value-type="float" office:value="14.2167" calcext:value-type="float">
            <text:p>14.2167</text:p>
          </table:table-cell>
          <table:table-cell office:value-type="float" office:value="121.1667" calcext:value-type="float">
            <text:p>121.1667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Laguna</text:p>
          </table:table-cell>
          <table:table-cell/>
          <table:table-cell office:value-type="float" office:value="539671" calcext:value-type="float">
            <text:p>539671</text:p>
          </table:table-cell>
          <table:table-cell office:value-type="float" office:value="1608985581" calcext:value-type="float">
            <text:p>1608985581</text:p>
          </table:table-cell>
        </table:table-row>
        <table:table-row table:style-name="ro1">
          <table:table-cell office:value-type="string" calcext:value-type="string">
            <text:p>Bắc Ninh</text:p>
          </table:table-cell>
          <table:table-cell office:value-type="string" calcext:value-type="string">
            <text:p>Bac Ninh</text:p>
          </table:table-cell>
          <table:table-cell office:value-type="float" office:value="21.1861" calcext:value-type="float">
            <text:p>21.1861</text:p>
          </table:table-cell>
          <table:table-cell office:value-type="float" office:value="106.0763" calcext:value-type="float">
            <text:p>106.0763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Bắc Ninh</text:p>
          </table:table-cell>
          <table:table-cell office:value-type="string" calcext:value-type="string">
            <text:p>admin</text:p>
          </table:table-cell>
          <table:table-cell office:value-type="float" office:value="520000" calcext:value-type="float">
            <text:p>520000</text:p>
          </table:table-cell>
          <table:table-cell office:value-type="float" office:value="1704025181" calcext:value-type="float">
            <text:p>1704025181</text:p>
          </table:table-cell>
        </table:table-row>
        <table:table-row table:style-name="ro1">
          <table:table-cell office:value-type="string" calcext:value-type="string">
            <text:p>Hải Dương</text:p>
          </table:table-cell>
          <table:table-cell office:value-type="string" calcext:value-type="string">
            <text:p>Hai Duong</text:p>
          </table:table-cell>
          <table:table-cell office:value-type="float" office:value="20.9399" calcext:value-type="float">
            <text:p>20.9399</text:p>
          </table:table-cell>
          <table:table-cell office:value-type="float" office:value="106.3309" calcext:value-type="float">
            <text:p>106.3309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Hải Dương</text:p>
          </table:table-cell>
          <table:table-cell office:value-type="string" calcext:value-type="string">
            <text:p>admin</text:p>
          </table:table-cell>
          <table:table-cell office:value-type="float" office:value="507469" calcext:value-type="float">
            <text:p>507469</text:p>
          </table:table-cell>
          <table:table-cell office:value-type="float" office:value="1704909566" calcext:value-type="float">
            <text:p>1704909566</text:p>
          </table:table-cell>
        </table:table-row>
        <table:table-row table:style-name="ro1">
          <table:table-cell table:number-columns-repeated="2" office:value-type="string" calcext:value-type="string">
            <text:p>Lapu-Lapu City</text:p>
          </table:table-cell>
          <table:table-cell office:value-type="float" office:value="10.3127" calcext:value-type="float">
            <text:p>10.3127</text:p>
          </table:table-cell>
          <table:table-cell office:value-type="float" office:value="123.9488" calcext:value-type="float">
            <text:p>123.9488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Lapu-Lapu</text:p>
          </table:table-cell>
          <table:table-cell office:value-type="string" calcext:value-type="string">
            <text:p>admin</text:p>
          </table:table-cell>
          <table:table-cell office:value-type="float" office:value="497604" calcext:value-type="float">
            <text:p>497604</text:p>
          </table:table-cell>
          <table:table-cell office:value-type="float" office:value="1608430676" calcext:value-type="float">
            <text:p>1608430676</text:p>
          </table:table-cell>
        </table:table-row>
        <table:table-row table:style-name="ro1">
          <table:table-cell table:number-columns-repeated="2" office:value-type="string" calcext:value-type="string">
            <text:p>Johor Bahru</text:p>
          </table:table-cell>
          <table:table-cell office:value-type="float" office:value="1.4556" calcext:value-type="float">
            <text:p>1.4556</text:p>
          </table:table-cell>
          <table:table-cell office:value-type="float" office:value="103.7611" calcext:value-type="float">
            <text:p>103.7611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Johor</text:p>
          </table:table-cell>
          <table:table-cell office:value-type="string" calcext:value-type="string">
            <text:p>admin</text:p>
          </table:table-cell>
          <table:table-cell office:value-type="float" office:value="497097" calcext:value-type="float">
            <text:p>497097</text:p>
          </table:table-cell>
          <table:table-cell office:value-type="float" office:value="1458747615" calcext:value-type="float">
            <text:p>1458747615</text:p>
          </table:table-cell>
        </table:table-row>
        <table:table-row table:style-name="ro1">
          <table:table-cell table:number-columns-repeated="2" office:value-type="string" calcext:value-type="string">
            <text:p>Imus</text:p>
          </table:table-cell>
          <table:table-cell office:value-type="float" office:value="14.4297" calcext:value-type="float">
            <text:p>14.4297</text:p>
          </table:table-cell>
          <table:table-cell office:value-type="float" office:value="120.9367" calcext:value-type="float">
            <text:p>120.9367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Cavite</text:p>
          </table:table-cell>
          <table:table-cell/>
          <table:table-cell office:value-type="float" office:value="496794" calcext:value-type="float">
            <text:p>496794</text:p>
          </table:table-cell>
          <table:table-cell office:value-type="float" office:value="1608802508" calcext:value-type="float">
            <text:p>1608802508</text:p>
          </table:table-cell>
        </table:table-row>
        <table:table-row table:style-name="ro1">
          <table:table-cell table:number-columns-repeated="2" office:value-type="string" calcext:value-type="string">
            <text:p>Kota Bharu</text:p>
          </table:table-cell>
          <table:table-cell office:value-type="float" office:value="6.1333" calcext:value-type="float">
            <text:p>6.1333</text:p>
          </table:table-cell>
          <table:table-cell office:value-type="float" office:value="102.25" calcext:value-type="float">
            <text:p>102.25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Kelantan</text:p>
          </table:table-cell>
          <table:table-cell office:value-type="string" calcext:value-type="string">
            <text:p>admin</text:p>
          </table:table-cell>
          <table:table-cell office:value-type="float" office:value="491237" calcext:value-type="float">
            <text:p>491237</text:p>
          </table:table-cell>
          <table:table-cell office:value-type="float" office:value="1458150101" calcext:value-type="float">
            <text:p>1458150101</text:p>
          </table:table-cell>
        </table:table-row>
        <table:table-row table:style-name="ro1">
          <table:table-cell table:number-columns-repeated="2" office:value-type="string" calcext:value-type="string">
            <text:p>Vinh</text:p>
          </table:table-cell>
          <table:table-cell office:value-type="float" office:value="18.6733" calcext:value-type="float">
            <text:p>18.6733</text:p>
          </table:table-cell>
          <table:table-cell office:value-type="float" office:value="105.6922" calcext:value-type="float">
            <text:p>105.6922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Nghệ An</text:p>
          </table:table-cell>
          <table:table-cell office:value-type="string" calcext:value-type="string">
            <text:p>admin</text:p>
          </table:table-cell>
          <table:table-cell office:value-type="float" office:value="490000" calcext:value-type="float">
            <text:p>490000</text:p>
          </table:table-cell>
          <table:table-cell office:value-type="float" office:value="1704960059" calcext:value-type="float">
            <text:p>1704960059</text:p>
          </table:table-cell>
        </table:table-row>
        <table:table-row table:style-name="ro1">
          <table:table-cell table:number-columns-repeated="2" office:value-type="string" calcext:value-type="string">
            <text:p>Angeles City</text:p>
          </table:table-cell>
          <table:table-cell office:value-type="float" office:value="15.1472" calcext:value-type="float">
            <text:p>15.1472</text:p>
          </table:table-cell>
          <table:table-cell office:value-type="float" office:value="120.5847" calcext:value-type="float">
            <text:p>120.5847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Angeles</text:p>
          </table:table-cell>
          <table:table-cell office:value-type="string" calcext:value-type="string">
            <text:p>admin</text:p>
          </table:table-cell>
          <table:table-cell office:value-type="float" office:value="462928" calcext:value-type="float">
            <text:p>462928</text:p>
          </table:table-cell>
          <table:table-cell office:value-type="float" office:value="1608036027" calcext:value-type="float">
            <text:p>1608036027</text:p>
          </table:table-cell>
        </table:table-row>
        <table:table-row table:style-name="ro1">
          <table:table-cell table:number-columns-repeated="2" office:value-type="string" calcext:value-type="string">
            <text:p>Manado</text:p>
          </table:table-cell>
          <table:table-cell office:value-type="float" office:value="1.4931" calcext:value-type="float">
            <text:p>1.4931</text:p>
          </table:table-cell>
          <table:table-cell office:value-type="float" office:value="124.8413" calcext:value-type="float">
            <text:p>124.8413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Sulawesi Utara</text:p>
          </table:table-cell>
          <table:table-cell office:value-type="string" calcext:value-type="string">
            <text:p>admin</text:p>
          </table:table-cell>
          <table:table-cell office:value-type="float" office:value="461636" calcext:value-type="float">
            <text:p>461636</text:p>
          </table:table-cell>
          <table:table-cell office:value-type="float" office:value="1360771278" calcext:value-type="float">
            <text:p>1360771278</text:p>
          </table:table-cell>
        </table:table-row>
        <table:table-row table:style-name="ro1">
          <table:table-cell table:number-columns-repeated="2" office:value-type="string" calcext:value-type="string">
            <text:p>Iloilo</text:p>
          </table:table-cell>
          <table:table-cell office:value-type="float" office:value="10.7167" calcext:value-type="float">
            <text:p>10.7167</text:p>
          </table:table-cell>
          <table:table-cell office:value-type="float" office:value="122.5667" calcext:value-type="float">
            <text:p>122.5667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Iloilo</text:p>
          </table:table-cell>
          <table:table-cell office:value-type="string" calcext:value-type="string">
            <text:p>admin</text:p>
          </table:table-cell>
          <table:table-cell office:value-type="float" office:value="457626" calcext:value-type="float">
            <text:p>457626</text:p>
          </table:table-cell>
          <table:table-cell office:value-type="float" office:value="1608875987" calcext:value-type="float">
            <text:p>1608875987</text:p>
          </table:table-cell>
        </table:table-row>
        <table:table-row table:style-name="ro1">
          <table:table-cell table:number-columns-repeated="2" office:value-type="string" calcext:value-type="string">
            <text:p>Marikina City</text:p>
          </table:table-cell>
          <table:table-cell office:value-type="float" office:value="14.65" calcext:value-type="float">
            <text:p>14.65</text:p>
          </table:table-cell>
          <table:table-cell office:value-type="float" office:value="121.1" calcext:value-type="float">
            <text:p>121.1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Marikina</text:p>
          </table:table-cell>
          <table:table-cell office:value-type="string" calcext:value-type="string">
            <text:p>admin</text:p>
          </table:table-cell>
          <table:table-cell office:value-type="float" office:value="456059" calcext:value-type="float">
            <text:p>456059</text:p>
          </table:table-cell>
          <table:table-cell office:value-type="float" office:value="1608000077" calcext:value-type="float">
            <text:p>1608000077</text:p>
          </table:table-cell>
        </table:table-row>
        <table:table-row table:style-name="ro1">
          <table:table-cell table:number-columns-repeated="2" office:value-type="string" calcext:value-type="string">
            <text:p>Melaka</text:p>
          </table:table-cell>
          <table:table-cell office:value-type="float" office:value="2.1889" calcext:value-type="float">
            <text:p>2.1889</text:p>
          </table:table-cell>
          <table:table-cell office:value-type="float" office:value="102.2511" calcext:value-type="float">
            <text:p>102.2511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elaka</text:p>
          </table:table-cell>
          <table:table-cell office:value-type="string" calcext:value-type="string">
            <text:p>admin</text:p>
          </table:table-cell>
          <table:table-cell office:value-type="float" office:value="455300" calcext:value-type="float">
            <text:p>455300</text:p>
          </table:table-cell>
          <table:table-cell office:value-type="float" office:value="1458467506" calcext:value-type="float">
            <text:p>1458467506</text:p>
          </table:table-cell>
        </table:table-row>
        <table:table-row table:style-name="ro1">
          <table:table-cell table:number-columns-repeated="2" office:value-type="string" calcext:value-type="string">
            <text:p>Kota Kinabalu</text:p>
          </table:table-cell>
          <table:table-cell office:value-type="float" office:value="5.975" calcext:value-type="float">
            <text:p>5.975</text:p>
          </table:table-cell>
          <table:table-cell office:value-type="float" office:value="116.0725" calcext:value-type="float">
            <text:p>116.0725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Sabah</text:p>
          </table:table-cell>
          <table:table-cell office:value-type="string" calcext:value-type="string">
            <text:p>admin</text:p>
          </table:table-cell>
          <table:table-cell office:value-type="float" office:value="452058" calcext:value-type="float">
            <text:p>452058</text:p>
          </table:table-cell>
          <table:table-cell office:value-type="float" office:value="1458441859" calcext:value-type="float">
            <text:p>1458441859</text:p>
          </table:table-cell>
        </table:table-row>
        <table:table-row table:style-name="ro1">
          <table:table-cell table:number-columns-repeated="2" office:value-type="string" calcext:value-type="string">
            <text:p>General Trias</text:p>
          </table:table-cell>
          <table:table-cell office:value-type="float" office:value="14.3833" calcext:value-type="float">
            <text:p>14.3833</text:p>
          </table:table-cell>
          <table:table-cell office:value-type="float" office:value="120.8833" calcext:value-type="float">
            <text:p>120.883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Cavite</text:p>
          </table:table-cell>
          <table:table-cell/>
          <table:table-cell office:value-type="float" office:value="450583" calcext:value-type="float">
            <text:p>450583</text:p>
          </table:table-cell>
          <table:table-cell office:value-type="float" office:value="1608826995" calcext:value-type="float">
            <text:p>1608826995</text:p>
          </table:table-cell>
        </table:table-row>
        <table:table-row table:style-name="ro1">
          <table:table-cell table:number-columns-repeated="2" office:value-type="string" calcext:value-type="string">
            <text:p>Rodriguez</text:p>
          </table:table-cell>
          <table:table-cell office:value-type="float" office:value="14.7167" calcext:value-type="float">
            <text:p>14.7167</text:p>
          </table:table-cell>
          <table:table-cell office:value-type="float" office:value="121.1167" calcext:value-type="float">
            <text:p>121.1167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Rizal</text:p>
          </table:table-cell>
          <table:table-cell/>
          <table:table-cell office:value-type="float" office:value="443954" calcext:value-type="float">
            <text:p>443954</text:p>
          </table:table-cell>
          <table:table-cell office:value-type="float" office:value="1608543530" calcext:value-type="float">
            <text:p>1608543530</text:p>
          </table:table-cell>
        </table:table-row>
        <table:table-row table:style-name="ro1">
          <table:table-cell table:number-columns-repeated="2" office:value-type="string" calcext:value-type="string">
            <text:p>Pasay City</text:p>
          </table:table-cell>
          <table:table-cell office:value-type="float" office:value="14.55" calcext:value-type="float">
            <text:p>14.5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Pasay</text:p>
          </table:table-cell>
          <table:table-cell office:value-type="string" calcext:value-type="string">
            <text:p>admin</text:p>
          </table:table-cell>
          <table:table-cell office:value-type="float" office:value="440656" calcext:value-type="float">
            <text:p>440656</text:p>
          </table:table-cell>
          <table:table-cell office:value-type="float" office:value="1608448280" calcext:value-type="float">
            <text:p>1608448280</text:p>
          </table:table-cell>
        </table:table-row>
        <table:table-row table:style-name="ro1">
          <table:table-cell table:number-columns-repeated="2" office:value-type="string" calcext:value-type="string">
            <text:p>Kupang</text:p>
          </table:table-cell>
          <table:table-cell office:value-type="float" office:value="-10.1633" calcext:value-type="float">
            <text:p>-10.1633</text:p>
          </table:table-cell>
          <table:table-cell office:value-type="float" office:value="123.5778" calcext:value-type="float">
            <text:p>123.5778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Nusa Tenggara Timur</text:p>
          </table:table-cell>
          <table:table-cell office:value-type="string" calcext:value-type="string">
            <text:p>admin</text:p>
          </table:table-cell>
          <table:table-cell office:value-type="float" office:value="433970" calcext:value-type="float">
            <text:p>433970</text:p>
          </table:table-cell>
          <table:table-cell office:value-type="float" office:value="1360696757" calcext:value-type="float">
            <text:p>1360696757</text:p>
          </table:table-cell>
        </table:table-row>
        <table:table-row table:style-name="ro1">
          <table:table-cell table:number-columns-repeated="2" office:value-type="string" calcext:value-type="string">
            <text:p>Mandaluyong City</text:p>
          </table:table-cell>
          <table:table-cell office:value-type="float" office:value="14.5833" calcext:value-type="float">
            <text:p>14.5833</text:p>
          </table:table-cell>
          <table:table-cell office:value-type="float" office:value="121.0333" calcext:value-type="float">
            <text:p>121.033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Mandaluyong</text:p>
          </table:table-cell>
          <table:table-cell office:value-type="string" calcext:value-type="string">
            <text:p>admin</text:p>
          </table:table-cell>
          <table:table-cell office:value-type="float" office:value="425758" calcext:value-type="float">
            <text:p>425758</text:p>
          </table:table-cell>
          <table:table-cell office:value-type="float" office:value="1608166320" calcext:value-type="float">
            <text:p>1608166320</text:p>
          </table:table-cell>
        </table:table-row>
        <table:table-row table:style-name="ro1">
          <table:table-cell table:number-columns-repeated="2" office:value-type="string" calcext:value-type="string">
            <text:p>Yogyakarta</text:p>
          </table:table-cell>
          <table:table-cell office:value-type="float" office:value="-7.8014" calcext:value-type="float">
            <text:p>-7.8014</text:p>
          </table:table-cell>
          <table:table-cell office:value-type="float" office:value="110.3644" calcext:value-type="float">
            <text:p>110.3644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Yogyakarta</text:p>
          </table:table-cell>
          <table:table-cell office:value-type="string" calcext:value-type="string">
            <text:p>admin</text:p>
          </table:table-cell>
          <table:table-cell office:value-type="float" office:value="422732" calcext:value-type="float">
            <text:p>422732</text:p>
          </table:table-cell>
          <table:table-cell office:value-type="float" office:value="1360384833" calcext:value-type="float">
            <text:p>1360384833</text:p>
          </table:table-cell>
        </table:table-row>
        <table:table-row table:style-name="ro1">
          <table:table-cell table:number-columns-repeated="2" office:value-type="string" calcext:value-type="string">
            <text:p>Hpa-An</text:p>
          </table:table-cell>
          <table:table-cell office:value-type="float" office:value="16.8906" calcext:value-type="float">
            <text:p>16.8906</text:p>
          </table:table-cell>
          <table:table-cell office:value-type="float" office:value="97.6333" calcext:value-type="float">
            <text:p>97.6333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Kayin State</text:p>
          </table:table-cell>
          <table:table-cell office:value-type="string" calcext:value-type="string">
            <text:p>admin</text:p>
          </table:table-cell>
          <table:table-cell office:value-type="float" office:value="421525" calcext:value-type="float">
            <text:p>421525</text:p>
          </table:table-cell>
          <table:table-cell office:value-type="float" office:value="1104494124" calcext:value-type="float">
            <text:p>1104494124</text:p>
          </table:table-cell>
        </table:table-row>
        <table:table-row table:style-name="ro1">
          <table:table-cell table:number-columns-repeated="2" office:value-type="string" calcext:value-type="string">
            <text:p>Seremban</text:p>
          </table:table-cell>
          <table:table-cell office:value-type="float" office:value="2.7297" calcext:value-type="float">
            <text:p>2.7297</text:p>
          </table:table-cell>
          <table:table-cell office:value-type="float" office:value="101.9381" calcext:value-type="float">
            <text:p>101.9381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Negeri Sembilan</text:p>
          </table:table-cell>
          <table:table-cell office:value-type="string" calcext:value-type="string">
            <text:p>admin</text:p>
          </table:table-cell>
          <table:table-cell office:value-type="float" office:value="419536" calcext:value-type="float">
            <text:p>419536</text:p>
          </table:table-cell>
          <table:table-cell office:value-type="float" office:value="1458051507" calcext:value-type="float">
            <text:p>1458051507</text:p>
          </table:table-cell>
        </table:table-row>
        <table:table-row table:style-name="ro1">
          <table:table-cell table:number-columns-repeated="2" office:value-type="string" calcext:value-type="string">
            <text:p>Santa Rosa</text:p>
          </table:table-cell>
          <table:table-cell office:value-type="float" office:value="14.3167" calcext:value-type="float">
            <text:p>14.3167</text:p>
          </table:table-cell>
          <table:table-cell office:value-type="float" office:value="121.1167" calcext:value-type="float">
            <text:p>121.1167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Laguna</text:p>
          </table:table-cell>
          <table:table-cell/>
          <table:table-cell office:value-type="float" office:value="414812" calcext:value-type="float">
            <text:p>414812</text:p>
          </table:table-cell>
          <table:table-cell office:value-type="float" office:value="1608571683" calcext:value-type="float">
            <text:p>1608571683</text:p>
          </table:table-cell>
        </table:table-row>
        <table:table-row table:style-name="ro1">
          <table:table-cell table:number-columns-repeated="2" office:value-type="string" calcext:value-type="string">
            <text:p>Jayapura</text:p>
          </table:table-cell>
          <table:table-cell office:value-type="float" office:value="-2.5333" calcext:value-type="float">
            <text:p>-2.5333</text:p>
          </table:table-cell>
          <table:table-cell office:value-type="float" office:value="140.7167" calcext:value-type="float">
            <text:p>140.7167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Papua</text:p>
          </table:table-cell>
          <table:table-cell office:value-type="string" calcext:value-type="string">
            <text:p>admin</text:p>
          </table:table-cell>
          <table:table-cell office:value-type="float" office:value="413283" calcext:value-type="float">
            <text:p>413283</text:p>
          </table:table-cell>
          <table:table-cell office:value-type="float" office:value="1360517692" calcext:value-type="float">
            <text:p>1360517692</text:p>
          </table:table-cell>
        </table:table-row>
        <table:table-row table:style-name="ro1">
          <table:table-cell table:number-columns-repeated="2" office:value-type="string" calcext:value-type="string">
            <text:p>Mataram</text:p>
          </table:table-cell>
          <table:table-cell office:value-type="float" office:value="-8.5833" calcext:value-type="float">
            <text:p>-8.5833</text:p>
          </table:table-cell>
          <table:table-cell office:value-type="float" office:value="116.1167" calcext:value-type="float">
            <text:p>116.1167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Nusa Tenggara Barat</text:p>
          </table:table-cell>
          <table:table-cell office:value-type="string" calcext:value-type="string">
            <text:p>admin</text:p>
          </table:table-cell>
          <table:table-cell office:value-type="float" office:value="408900" calcext:value-type="float">
            <text:p>408900</text:p>
          </table:table-cell>
          <table:table-cell office:value-type="float" office:value="1360021952" calcext:value-type="float">
            <text:p>1360021952</text:p>
          </table:table-cell>
        </table:table-row>
        <table:table-row table:style-name="ro1">
          <table:table-cell office:value-type="string" calcext:value-type="string">
            <text:p>Biñan</text:p>
          </table:table-cell>
          <table:table-cell office:value-type="string" calcext:value-type="string">
            <text:p>Binan</text:p>
          </table:table-cell>
          <table:table-cell office:value-type="float" office:value="14.3333" calcext:value-type="float">
            <text:p>14.3333</text:p>
          </table:table-cell>
          <table:table-cell office:value-type="float" office:value="121.0833" calcext:value-type="float">
            <text:p>121.083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Laguna</text:p>
          </table:table-cell>
          <table:table-cell/>
          <table:table-cell office:value-type="float" office:value="407437" calcext:value-type="float">
            <text:p>407437</text:p>
          </table:table-cell>
          <table:table-cell office:value-type="float" office:value="1608039268" calcext:value-type="float">
            <text:p>1608039268</text:p>
          </table:table-cell>
        </table:table-row>
        <table:table-row table:style-name="ro1">
          <table:table-cell table:number-columns-repeated="2" office:value-type="string" calcext:value-type="string">
            <text:p>Sandakan</text:p>
          </table:table-cell>
          <table:table-cell office:value-type="float" office:value="5.8388" calcext:value-type="float">
            <text:p>5.8388</text:p>
          </table:table-cell>
          <table:table-cell office:value-type="float" office:value="118.1173" calcext:value-type="float">
            <text:p>118.1173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Sabah</text:p>
          </table:table-cell>
          <table:table-cell/>
          <table:table-cell office:value-type="float" office:value="396290" calcext:value-type="float">
            <text:p>396290</text:p>
          </table:table-cell>
          <table:table-cell office:value-type="float" office:value="1458405180" calcext:value-type="float">
            <text:p>1458405180</text:p>
          </table:table-cell>
        </table:table-row>
        <table:table-row table:style-name="ro1">
          <table:table-cell office:value-type="string" calcext:value-type="string">
            <text:p>Thanh Hóa</text:p>
          </table:table-cell>
          <table:table-cell office:value-type="string" calcext:value-type="string">
            <text:p>Thanh Hoa</text:p>
          </table:table-cell>
          <table:table-cell office:value-type="float" office:value="19.8075" calcext:value-type="float">
            <text:p>19.8075</text:p>
          </table:table-cell>
          <table:table-cell office:value-type="float" office:value="105.7764" calcext:value-type="float">
            <text:p>105.7764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Thanh Hóa</text:p>
          </table:table-cell>
          <table:table-cell office:value-type="string" calcext:value-type="string">
            <text:p>admin</text:p>
          </table:table-cell>
          <table:table-cell office:value-type="float" office:value="393294" calcext:value-type="float">
            <text:p>393294</text:p>
          </table:table-cell>
          <table:table-cell office:value-type="float" office:value="1704016079" calcext:value-type="float">
            <text:p>1704016079</text:p>
          </table:table-cell>
        </table:table-row>
        <table:table-row table:style-name="ro1">
          <table:table-cell table:number-columns-repeated="2" office:value-type="string" calcext:value-type="string">
            <text:p>Nha Trang</text:p>
          </table:table-cell>
          <table:table-cell office:value-type="float" office:value="12.2495" calcext:value-type="float">
            <text:p>12.2495</text:p>
          </table:table-cell>
          <table:table-cell office:value-type="float" office:value="109.1908" calcext:value-type="float">
            <text:p>109.1908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Khánh Hòa</text:p>
          </table:table-cell>
          <table:table-cell office:value-type="string" calcext:value-type="string">
            <text:p>admin</text:p>
          </table:table-cell>
          <table:table-cell office:value-type="float" office:value="392279" calcext:value-type="float">
            <text:p>392279</text:p>
          </table:table-cell>
          <table:table-cell office:value-type="float" office:value="1704497901" calcext:value-type="float">
            <text:p>1704497901</text:p>
          </table:table-cell>
        </table:table-row>
        <table:table-row table:style-name="ro1">
          <table:table-cell table:number-columns-repeated="2" office:value-type="string" calcext:value-type="string">
            <text:p>Cilegon</text:p>
          </table:table-cell>
          <table:table-cell office:value-type="float" office:value="-6.0167" calcext:value-type="float">
            <text:p>-6.0167</text:p>
          </table:table-cell>
          <table:table-cell office:value-type="float" office:value="106.0167" calcext:value-type="float">
            <text:p>106.0167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Banten</text:p>
          </table:table-cell>
          <table:table-cell/>
          <table:table-cell office:value-type="float" office:value="387543" calcext:value-type="float">
            <text:p>387543</text:p>
          </table:table-cell>
          <table:table-cell office:value-type="float" office:value="1360643410" calcext:value-type="float">
            <text:p>1360643410</text:p>
          </table:table-cell>
        </table:table-row>
        <table:table-row table:style-name="ro1">
          <table:table-cell table:number-columns-repeated="2" office:value-type="string" calcext:value-type="string">
            <text:p>Taytay</text:p>
          </table:table-cell>
          <table:table-cell office:value-type="float" office:value="14.5692" calcext:value-type="float">
            <text:p>14.5692</text:p>
          </table:table-cell>
          <table:table-cell office:value-type="float" office:value="121.1325" calcext:value-type="float">
            <text:p>121.1325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Rizal</text:p>
          </table:table-cell>
          <table:table-cell/>
          <table:table-cell office:value-type="float" office:value="386451" calcext:value-type="float">
            <text:p>386451</text:p>
          </table:table-cell>
          <table:table-cell office:value-type="float" office:value="1608530771" calcext:value-type="float">
            <text:p>1608530771</text:p>
          </table:table-cell>
        </table:table-row>
        <table:table-row table:style-name="ro1">
          <table:table-cell table:number-columns-repeated="2" office:value-type="string" calcext:value-type="string">
            <text:p>Tarlac City</text:p>
          </table:table-cell>
          <table:table-cell office:value-type="float" office:value="15.4802" calcext:value-type="float">
            <text:p>15.4802</text:p>
          </table:table-cell>
          <table:table-cell office:value-type="float" office:value="120.5979" calcext:value-type="float">
            <text:p>120.5979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Tarlac</text:p>
          </table:table-cell>
          <table:table-cell office:value-type="string" calcext:value-type="string">
            <text:p>admin</text:p>
          </table:table-cell>
          <table:table-cell office:value-type="float" office:value="385398" calcext:value-type="float">
            <text:p>385398</text:p>
          </table:table-cell>
          <table:table-cell office:value-type="float" office:value="1608237027" calcext:value-type="float">
            <text:p>1608237027</text:p>
          </table:table-cell>
        </table:table-row>
        <table:table-row table:style-name="ro1">
          <table:table-cell table:number-columns-repeated="2" office:value-type="string" calcext:value-type="string">
            <text:p>Malabon</text:p>
          </table:table-cell>
          <table:table-cell office:value-type="float" office:value="14.6625" calcext:value-type="float">
            <text:p>14.6625</text:p>
          </table:table-cell>
          <table:table-cell office:value-type="float" office:value="120.9567" calcext:value-type="float">
            <text:p>120.9567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Malabon</text:p>
          </table:table-cell>
          <table:table-cell office:value-type="string" calcext:value-type="string">
            <text:p>admin</text:p>
          </table:table-cell>
          <table:table-cell office:value-type="float" office:value="380522" calcext:value-type="float">
            <text:p>380522</text:p>
          </table:table-cell>
          <table:table-cell office:value-type="float" office:value="1608045841" calcext:value-type="float">
            <text:p>1608045841</text:p>
          </table:table-cell>
        </table:table-row>
        <table:table-row table:style-name="ro1">
          <table:table-cell table:number-columns-repeated="2" office:value-type="string" calcext:value-type="string">
            <text:p>Cainta</text:p>
          </table:table-cell>
          <table:table-cell office:value-type="float" office:value="14.5667" calcext:value-type="float">
            <text:p>14.5667</text:p>
          </table:table-cell>
          <table:table-cell office:value-type="float" office:value="121.1167" calcext:value-type="float">
            <text:p>121.1167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Rizal</text:p>
          </table:table-cell>
          <table:table-cell/>
          <table:table-cell office:value-type="float" office:value="376933" calcext:value-type="float">
            <text:p>376933</text:p>
          </table:table-cell>
          <table:table-cell office:value-type="float" office:value="1608314665" calcext:value-type="float">
            <text:p>1608314665</text:p>
          </table:table-cell>
        </table:table-row>
        <table:table-row table:style-name="ro1">
          <table:table-cell table:number-columns-repeated="2" office:value-type="string" calcext:value-type="string">
            <text:p>Lipa City</text:p>
          </table:table-cell>
          <table:table-cell office:value-type="float" office:value="13.9411" calcext:value-type="float">
            <text:p>13.9411</text:p>
          </table:table-cell>
          <table:table-cell office:value-type="float" office:value="121.1622" calcext:value-type="float">
            <text:p>121.1622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Batangas</text:p>
          </table:table-cell>
          <table:table-cell/>
          <table:table-cell office:value-type="float" office:value="372931" calcext:value-type="float">
            <text:p>372931</text:p>
          </table:table-cell>
          <table:table-cell office:value-type="float" office:value="1608615113" calcext:value-type="float">
            <text:p>1608615113</text:p>
          </table:table-cell>
        </table:table-row>
        <table:table-row table:style-name="ro1">
          <table:table-cell table:number-columns-repeated="2" office:value-type="string" calcext:value-type="string">
            <text:p>Butuan</text:p>
          </table:table-cell>
          <table:table-cell office:value-type="float" office:value="8.9534" calcext:value-type="float">
            <text:p>8.9534</text:p>
          </table:table-cell>
          <table:table-cell office:value-type="float" office:value="125.5288" calcext:value-type="float">
            <text:p>125.5288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Butuan</text:p>
          </table:table-cell>
          <table:table-cell office:value-type="string" calcext:value-type="string">
            <text:p>admin</text:p>
          </table:table-cell>
          <table:table-cell office:value-type="float" office:value="372910" calcext:value-type="float">
            <text:p>372910</text:p>
          </table:table-cell>
          <table:table-cell office:value-type="float" office:value="1608000722" calcext:value-type="float">
            <text:p>1608000722</text:p>
          </table:table-cell>
        </table:table-row>
        <table:table-row table:style-name="ro1">
          <table:table-cell table:number-columns-repeated="2" office:value-type="string" calcext:value-type="string">
            <text:p>Ambon</text:p>
          </table:table-cell>
          <table:table-cell office:value-type="float" office:value="-3.705" calcext:value-type="float">
            <text:p>-3.705</text:p>
          </table:table-cell>
          <table:table-cell office:value-type="float" office:value="128.17" calcext:value-type="float">
            <text:p>128.17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Maluku</text:p>
          </table:table-cell>
          <table:table-cell office:value-type="string" calcext:value-type="string">
            <text:p>admin</text:p>
          </table:table-cell>
          <table:table-cell office:value-type="float" office:value="372249" calcext:value-type="float">
            <text:p>372249</text:p>
          </table:table-cell>
          <table:table-cell office:value-type="float" office:value="1360756802" calcext:value-type="float">
            <text:p>1360756802</text:p>
          </table:table-cell>
        </table:table-row>
        <table:table-row table:style-name="ro1">
          <table:table-cell table:number-columns-repeated="2" office:value-type="string" calcext:value-type="string">
            <text:p>Baguio City</text:p>
          </table:table-cell>
          <table:table-cell office:value-type="float" office:value="16.4152" calcext:value-type="float">
            <text:p>16.4152</text:p>
          </table:table-cell>
          <table:table-cell office:value-type="float" office:value="120.5956" calcext:value-type="float">
            <text:p>120.5956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Baguio</text:p>
          </table:table-cell>
          <table:table-cell office:value-type="string" calcext:value-type="string">
            <text:p>admin</text:p>
          </table:table-cell>
          <table:table-cell office:value-type="float" office:value="366358" calcext:value-type="float">
            <text:p>366358</text:p>
          </table:table-cell>
          <table:table-cell office:value-type="float" office:value="1608164766" calcext:value-type="float">
            <text:p>1608164766</text:p>
          </table:table-cell>
        </table:table-row>
        <table:table-row table:style-name="ro1">
          <table:table-cell table:number-columns-repeated="2" office:value-type="string" calcext:value-type="string">
            <text:p>Mandaue City</text:p>
          </table:table-cell>
          <table:table-cell office:value-type="float" office:value="10.3333" calcext:value-type="float">
            <text:p>10.3333</text:p>
          </table:table-cell>
          <table:table-cell office:value-type="float" office:value="123.9333" calcext:value-type="float">
            <text:p>123.933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Mandaue</text:p>
          </table:table-cell>
          <table:table-cell office:value-type="string" calcext:value-type="string">
            <text:p>admin</text:p>
          </table:table-cell>
          <table:table-cell office:value-type="float" office:value="364116" calcext:value-type="float">
            <text:p>364116</text:p>
          </table:table-cell>
          <table:table-cell office:value-type="float" office:value="1608794590" calcext:value-type="float">
            <text:p>1608794590</text:p>
          </table:table-cell>
        </table:table-row>
        <table:table-row table:style-name="ro1">
          <table:table-cell table:number-columns-repeated="2" office:value-type="string" calcext:value-type="string">
            <text:p>Iligan</text:p>
          </table:table-cell>
          <table:table-cell office:value-type="float" office:value="8.2333" calcext:value-type="float">
            <text:p>8.2333</text:p>
          </table:table-cell>
          <table:table-cell office:value-type="float" office:value="124.25" calcext:value-type="float">
            <text:p>124.25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Iligan</text:p>
          </table:table-cell>
          <table:table-cell office:value-type="string" calcext:value-type="string">
            <text:p>admin</text:p>
          </table:table-cell>
          <table:table-cell office:value-type="float" office:value="363115" calcext:value-type="float">
            <text:p>363115</text:p>
          </table:table-cell>
          <table:table-cell office:value-type="float" office:value="1608000268" calcext:value-type="float">
            <text:p>1608000268</text:p>
          </table:table-cell>
        </table:table-row>
        <table:table-row table:style-name="ro1">
          <table:table-cell table:number-columns-repeated="2" office:value-type="string" calcext:value-type="string">
            <text:p>Bengkulu</text:p>
          </table:table-cell>
          <table:table-cell office:value-type="float" office:value="-3.7956" calcext:value-type="float">
            <text:p>-3.7956</text:p>
          </table:table-cell>
          <table:table-cell office:value-type="float" office:value="102.2592" calcext:value-type="float">
            <text:p>102.2592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Bengkulu</text:p>
          </table:table-cell>
          <table:table-cell office:value-type="string" calcext:value-type="string">
            <text:p>admin</text:p>
          </table:table-cell>
          <table:table-cell office:value-type="float" office:value="360495" calcext:value-type="float">
            <text:p>360495</text:p>
          </table:table-cell>
          <table:table-cell office:value-type="float" office:value="1360191448" calcext:value-type="float">
            <text:p>1360191448</text:p>
          </table:table-cell>
        </table:table-row>
        <table:table-row table:style-name="ro1">
          <table:table-cell table:number-columns-repeated="2" office:value-type="string" calcext:value-type="string">
            <text:p>Palu</text:p>
          </table:table-cell>
          <table:table-cell office:value-type="float" office:value="-0.895" calcext:value-type="float">
            <text:p>-0.895</text:p>
          </table:table-cell>
          <table:table-cell office:value-type="float" office:value="119.8594" calcext:value-type="float">
            <text:p>119.8594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Sulawesi Tengah</text:p>
          </table:table-cell>
          <table:table-cell office:value-type="string" calcext:value-type="string">
            <text:p>admin</text:p>
          </table:table-cell>
          <table:table-cell office:value-type="float" office:value="359350" calcext:value-type="float">
            <text:p>359350</text:p>
          </table:table-cell>
          <table:table-cell office:value-type="float" office:value="1360518272" calcext:value-type="float">
            <text:p>1360518272</text:p>
          </table:table-cell>
        </table:table-row>
        <table:table-row table:style-name="ro1">
          <table:table-cell table:number-columns-repeated="2" office:value-type="string" calcext:value-type="string">
            <text:p>Sungai Petani</text:p>
          </table:table-cell>
          <table:table-cell office:value-type="float" office:value="5.65" calcext:value-type="float">
            <text:p>5.65</text:p>
          </table:table-cell>
          <table:table-cell office:value-type="float" office:value="100.48" calcext:value-type="float">
            <text:p>100.48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Kedah</text:p>
          </table:table-cell>
          <table:table-cell/>
          <table:table-cell office:value-type="float" office:value="358499" calcext:value-type="float">
            <text:p>358499</text:p>
          </table:table-cell>
          <table:table-cell office:value-type="float" office:value="1458639918" calcext:value-type="float">
            <text:p>1458639918</text:p>
          </table:table-cell>
        </table:table-row>
        <table:table-row table:style-name="ro1">
          <table:table-cell table:number-columns-repeated="2" office:value-type="string" calcext:value-type="string">
            <text:p>Cabuyao</text:p>
          </table:table-cell>
          <table:table-cell office:value-type="float" office:value="14.275" calcext:value-type="float">
            <text:p>14.275</text:p>
          </table:table-cell>
          <table:table-cell office:value-type="float" office:value="121.125" calcext:value-type="float">
            <text:p>121.125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Laguna</text:p>
          </table:table-cell>
          <table:table-cell/>
          <table:table-cell office:value-type="float" office:value="355330" calcext:value-type="float">
            <text:p>355330</text:p>
          </table:table-cell>
          <table:table-cell office:value-type="float" office:value="1608604441" calcext:value-type="float">
            <text:p>1608604441</text:p>
          </table:table-cell>
        </table:table-row>
        <table:table-row table:style-name="ro1">
          <table:table-cell table:number-columns-repeated="2" office:value-type="string" calcext:value-type="string">
            <text:p>San Fernando</text:p>
          </table:table-cell>
          <table:table-cell office:value-type="float" office:value="15.0333" calcext:value-type="float">
            <text:p>15.0333</text:p>
          </table:table-cell>
          <table:table-cell office:value-type="float" office:value="120.6833" calcext:value-type="float">
            <text:p>120.683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Pampanga</text:p>
          </table:table-cell>
          <table:table-cell office:value-type="string" calcext:value-type="string">
            <text:p>admin</text:p>
          </table:table-cell>
          <table:table-cell office:value-type="float" office:value="354666" calcext:value-type="float">
            <text:p>354666</text:p>
          </table:table-cell>
          <table:table-cell office:value-type="float" office:value="1608862124" calcext:value-type="float">
            <text:p>1608862124</text:p>
          </table:table-cell>
        </table:table-row>
        <table:table-row table:style-name="ro1">
          <table:table-cell office:value-type="string" calcext:value-type="string">
            <text:p>Nam Định</text:p>
          </table:table-cell>
          <table:table-cell office:value-type="string" calcext:value-type="string">
            <text:p>Nam Dinh</text:p>
          </table:table-cell>
          <table:table-cell office:value-type="float" office:value="20.42" calcext:value-type="float">
            <text:p>20.42</text:p>
          </table:table-cell>
          <table:table-cell office:value-type="float" office:value="106.1683" calcext:value-type="float">
            <text:p>106.1683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Nam Định</text:p>
          </table:table-cell>
          <table:table-cell office:value-type="string" calcext:value-type="string">
            <text:p>admin</text:p>
          </table:table-cell>
          <table:table-cell office:value-type="float" office:value="352108" calcext:value-type="float">
            <text:p>352108</text:p>
          </table:table-cell>
          <table:table-cell office:value-type="float" office:value="1704906277" calcext:value-type="float">
            <text:p>1704906277</text:p>
          </table:table-cell>
        </table:table-row>
        <table:table-row table:style-name="ro1">
          <table:table-cell table:number-columns-repeated="2" office:value-type="string" calcext:value-type="string">
            <text:p>Batangas</text:p>
          </table:table-cell>
          <table:table-cell office:value-type="float" office:value="13.75" calcext:value-type="float">
            <text:p>13.75</text:p>
          </table:table-cell>
          <table:table-cell office:value-type="float" office:value="121.05" calcext:value-type="float">
            <text:p>121.05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Batangas</text:p>
          </table:table-cell>
          <table:table-cell office:value-type="string" calcext:value-type="string">
            <text:p>admin</text:p>
          </table:table-cell>
          <table:table-cell office:value-type="float" office:value="351437" calcext:value-type="float">
            <text:p>351437</text:p>
          </table:table-cell>
          <table:table-cell office:value-type="float" office:value="1608417616" calcext:value-type="float">
            <text:p>1608417616</text:p>
          </table:table-cell>
        </table:table-row>
        <table:table-row table:style-name="ro1">
          <table:table-cell office:value-type="string" calcext:value-type="string">
            <text:p>Buôn Ma Thuột</text:p>
          </table:table-cell>
          <table:table-cell office:value-type="string" calcext:value-type="string">
            <text:p>Buon Ma Thuot</text:p>
          </table:table-cell>
          <table:table-cell office:value-type="float" office:value="12.6667" calcext:value-type="float">
            <text:p>12.6667</text:p>
          </table:table-cell>
          <table:table-cell office:value-type="float" office:value="108.05" calcext:value-type="float">
            <text:p>108.05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Đắk Lắk</text:p>
          </table:table-cell>
          <table:table-cell office:value-type="string" calcext:value-type="string">
            <text:p>admin</text:p>
          </table:table-cell>
          <table:table-cell office:value-type="float" office:value="340000" calcext:value-type="float">
            <text:p>340000</text:p>
          </table:table-cell>
          <table:table-cell office:value-type="float" office:value="1704542086" calcext:value-type="float">
            <text:p>1704542086</text:p>
          </table:table-cell>
        </table:table-row>
        <table:table-row table:style-name="ro1">
          <table:table-cell table:number-columns-repeated="2" office:value-type="string" calcext:value-type="string">
            <text:p>Kendari</text:p>
          </table:table-cell>
          <table:table-cell office:value-type="float" office:value="-3.9675" calcext:value-type="float">
            <text:p>-3.9675</text:p>
          </table:table-cell>
          <table:table-cell office:value-type="float" office:value="122.5947" calcext:value-type="float">
            <text:p>122.5947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Sulawesi Tenggara</text:p>
          </table:table-cell>
          <table:table-cell office:value-type="string" calcext:value-type="string">
            <text:p>admin</text:p>
          </table:table-cell>
          <table:table-cell office:value-type="float" office:value="331013" calcext:value-type="float">
            <text:p>331013</text:p>
          </table:table-cell>
          <table:table-cell office:value-type="float" office:value="1360992102" calcext:value-type="float">
            <text:p>1360992102</text:p>
          </table:table-cell>
        </table:table-row>
        <table:table-row table:style-name="ro1">
          <table:table-cell office:value-type="string" calcext:value-type="string">
            <text:p>Thái Nguyên</text:p>
          </table:table-cell>
          <table:table-cell office:value-type="string" calcext:value-type="string">
            <text:p>Thai Nguyen</text:p>
          </table:table-cell>
          <table:table-cell office:value-type="float" office:value="21.6" calcext:value-type="float">
            <text:p>21.6</text:p>
          </table:table-cell>
          <table:table-cell office:value-type="float" office:value="105.85" calcext:value-type="float">
            <text:p>105.85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Thái Nguyên</text:p>
          </table:table-cell>
          <table:table-cell office:value-type="string" calcext:value-type="string">
            <text:p>admin</text:p>
          </table:table-cell>
          <table:table-cell office:value-type="float" office:value="330000" calcext:value-type="float">
            <text:p>330000</text:p>
          </table:table-cell>
          <table:table-cell office:value-type="float" office:value="1704613715" calcext:value-type="float">
            <text:p>1704613715</text:p>
          </table:table-cell>
        </table:table-row>
        <table:table-row table:style-name="ro1">
          <table:table-cell table:number-columns-repeated="2" office:value-type="string" calcext:value-type="string">
            <text:p>Cabanatuan City</text:p>
          </table:table-cell>
          <table:table-cell office:value-type="float" office:value="15.4833" calcext:value-type="float">
            <text:p>15.4833</text:p>
          </table:table-cell>
          <table:table-cell office:value-type="float" office:value="120.9667" calcext:value-type="float">
            <text:p>120.9667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Nueva Ecija</text:p>
          </table:table-cell>
          <table:table-cell/>
          <table:table-cell office:value-type="float" office:value="327325" calcext:value-type="float">
            <text:p>327325</text:p>
          </table:table-cell>
          <table:table-cell office:value-type="float" office:value="1608247694" calcext:value-type="float">
            <text:p>1608247694</text:p>
          </table:table-cell>
        </table:table-row>
        <table:table-row table:style-name="ro1">
          <table:table-cell office:value-type="string" calcext:value-type="string">
            <text:p>Vũng Tàu</text:p>
          </table:table-cell>
          <table:table-cell office:value-type="string" calcext:value-type="string">
            <text:p>Vung Tau</text:p>
          </table:table-cell>
          <table:table-cell office:value-type="float" office:value="10.4042" calcext:value-type="float">
            <text:p>10.4042</text:p>
          </table:table-cell>
          <table:table-cell office:value-type="float" office:value="107.1417" calcext:value-type="float">
            <text:p>107.1417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Bà Rịa-Vũng Tàu</text:p>
          </table:table-cell>
          <table:table-cell office:value-type="string" calcext:value-type="string">
            <text:p>admin</text:p>
          </table:table-cell>
          <table:table-cell office:value-type="float" office:value="327000" calcext:value-type="float">
            <text:p>327000</text:p>
          </table:table-cell>
          <table:table-cell office:value-type="float" office:value="1704581438" calcext:value-type="float">
            <text:p>1704581438</text:p>
          </table:table-cell>
        </table:table-row>
        <table:table-row table:style-name="ro1">
          <table:table-cell table:number-columns-repeated="2" office:value-type="string" calcext:value-type="string">
            <text:p>San Pedro</text:p>
          </table:table-cell>
          <table:table-cell office:value-type="float" office:value="14.3583" calcext:value-type="float">
            <text:p>14.3583</text:p>
          </table:table-cell>
          <table:table-cell office:value-type="float" office:value="121.0583" calcext:value-type="float">
            <text:p>121.058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Laguna</text:p>
          </table:table-cell>
          <table:table-cell/>
          <table:table-cell office:value-type="float" office:value="326001" calcext:value-type="float">
            <text:p>326001</text:p>
          </table:table-cell>
          <table:table-cell office:value-type="float" office:value="1608848483" calcext:value-type="float">
            <text:p>1608848483</text:p>
          </table:table-cell>
        </table:table-row>
        <table:table-row table:style-name="ro1">
          <table:table-cell table:number-columns-repeated="2" office:value-type="string" calcext:value-type="string">
            <text:p>Kuching</text:p>
          </table:table-cell>
          <table:table-cell office:value-type="float" office:value="1.5397" calcext:value-type="float">
            <text:p>1.5397</text:p>
          </table:table-cell>
          <table:table-cell office:value-type="float" office:value="110.3542" calcext:value-type="float">
            <text:p>110.3542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Sarawak</text:p>
          </table:table-cell>
          <table:table-cell office:value-type="string" calcext:value-type="string">
            <text:p>admin</text:p>
          </table:table-cell>
          <table:table-cell office:value-type="float" office:value="325132" calcext:value-type="float">
            <text:p>325132</text:p>
          </table:table-cell>
          <table:table-cell office:value-type="float" office:value="1458462262" calcext:value-type="float">
            <text:p>1458462262</text:p>
          </table:table-cell>
        </table:table-row>
        <table:table-row table:style-name="ro1">
          <table:table-cell table:number-columns-repeated="2" office:value-type="string" calcext:value-type="string">
            <text:p>Cotabato</text:p>
          </table:table-cell>
          <table:table-cell office:value-type="float" office:value="7.2167" calcext:value-type="float">
            <text:p>7.2167</text:p>
          </table:table-cell>
          <table:table-cell office:value-type="float" office:value="124.25" calcext:value-type="float">
            <text:p>124.25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Cotabato</text:p>
          </table:table-cell>
          <table:table-cell office:value-type="string" calcext:value-type="string">
            <text:p>admin</text:p>
          </table:table-cell>
          <table:table-cell office:value-type="float" office:value="325079" calcext:value-type="float">
            <text:p>325079</text:p>
          </table:table-cell>
          <table:table-cell office:value-type="float" office:value="1608753128" calcext:value-type="float">
            <text:p>1608753128</text:p>
          </table:table-cell>
        </table:table-row>
        <table:table-row table:style-name="ro1">
          <table:table-cell table:number-columns-repeated="2" office:value-type="string" calcext:value-type="string">
            <text:p>Sukabumi</text:p>
          </table:table-cell>
          <table:table-cell office:value-type="float" office:value="-6.9197" calcext:value-type="float">
            <text:p>-6.9197</text:p>
          </table:table-cell>
          <table:table-cell office:value-type="float" office:value="106.9272" calcext:value-type="float">
            <text:p>106.9272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Jawa Barat</text:p>
          </table:table-cell>
          <table:table-cell/>
          <table:table-cell office:value-type="float" office:value="320970" calcext:value-type="float">
            <text:p>320970</text:p>
          </table:table-cell>
          <table:table-cell office:value-type="float" office:value="1360447543" calcext:value-type="float">
            <text:p>1360447543</text:p>
          </table:table-cell>
        </table:table-row>
        <table:table-row table:style-name="ro1">
          <table:table-cell table:number-columns-repeated="2" office:value-type="string" calcext:value-type="string">
            <text:p>Cirebon</text:p>
          </table:table-cell>
          <table:table-cell office:value-type="float" office:value="-6.7167" calcext:value-type="float">
            <text:p>-6.7167</text:p>
          </table:table-cell>
          <table:table-cell office:value-type="float" office:value="108.5667" calcext:value-type="float">
            <text:p>108.5667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Jawa Barat</text:p>
          </table:table-cell>
          <table:table-cell/>
          <table:table-cell office:value-type="float" office:value="316126" calcext:value-type="float">
            <text:p>316126</text:p>
          </table:table-cell>
          <table:table-cell office:value-type="float" office:value="1360011375" calcext:value-type="float">
            <text:p>1360011375</text:p>
          </table:table-cell>
        </table:table-row>
        <table:table-row table:style-name="ro1">
          <table:table-cell office:value-type="string" calcext:value-type="string">
            <text:p>Cà Mau</text:p>
          </table:table-cell>
          <table:table-cell office:value-type="string" calcext:value-type="string">
            <text:p>Ca Mau</text:p>
          </table:table-cell>
          <table:table-cell office:value-type="float" office:value="9.1833" calcext:value-type="float">
            <text:p>9.1833</text:p>
          </table:table-cell>
          <table:table-cell office:value-type="float" office:value="105.15" calcext:value-type="float">
            <text:p>105.15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Cà Mau</text:p>
          </table:table-cell>
          <table:table-cell office:value-type="string" calcext:value-type="string">
            <text:p>admin</text:p>
          </table:table-cell>
          <table:table-cell office:value-type="float" office:value="315270" calcext:value-type="float">
            <text:p>315270</text:p>
          </table:table-cell>
          <table:table-cell office:value-type="float" office:value="1704320474" calcext:value-type="float">
            <text:p>1704320474</text:p>
          </table:table-cell>
        </table:table-row>
        <table:table-row table:style-name="ro1">
          <table:table-cell table:number-columns-repeated="2" office:value-type="string" calcext:value-type="string">
            <text:p>Binangonan</text:p>
          </table:table-cell>
          <table:table-cell office:value-type="float" office:value="14.4514" calcext:value-type="float">
            <text:p>14.4514</text:p>
          </table:table-cell>
          <table:table-cell office:value-type="float" office:value="121.1919" calcext:value-type="float">
            <text:p>121.1919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Rizal</text:p>
          </table:table-cell>
          <table:table-cell/>
          <table:table-cell office:value-type="float" office:value="313631" calcext:value-type="float">
            <text:p>313631</text:p>
          </table:table-cell>
          <table:table-cell office:value-type="float" office:value="1608102511" calcext:value-type="float">
            <text:p>1608102511</text:p>
          </table:table-cell>
        </table:table-row>
        <table:table-row table:style-name="ro1">
          <table:table-cell table:number-columns-repeated="2" office:value-type="string" calcext:value-type="string">
            <text:p>Tanza</text:p>
          </table:table-cell>
          <table:table-cell office:value-type="float" office:value="14.3944" calcext:value-type="float">
            <text:p>14.3944</text:p>
          </table:table-cell>
          <table:table-cell office:value-type="float" office:value="120.8531" calcext:value-type="float">
            <text:p>120.8531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Cavite</text:p>
          </table:table-cell>
          <table:table-cell/>
          <table:table-cell office:value-type="float" office:value="312116" calcext:value-type="float">
            <text:p>312116</text:p>
          </table:table-cell>
          <table:table-cell office:value-type="float" office:value="1608010777" calcext:value-type="float">
            <text:p>1608010777</text:p>
          </table:table-cell>
        </table:table-row>
        <table:table-row table:style-name="ro1">
          <table:table-cell office:value-type="string" calcext:value-type="string">
            <text:p>Quy Nhơn</text:p>
          </table:table-cell>
          <table:table-cell office:value-type="string" calcext:value-type="string">
            <text:p>Quy Nhon</text:p>
          </table:table-cell>
          <table:table-cell office:value-type="float" office:value="13.7696" calcext:value-type="float">
            <text:p>13.7696</text:p>
          </table:table-cell>
          <table:table-cell office:value-type="float" office:value="109.2314" calcext:value-type="float">
            <text:p>109.2314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Bình Định</text:p>
          </table:table-cell>
          <table:table-cell office:value-type="string" calcext:value-type="string">
            <text:p>admin</text:p>
          </table:table-cell>
          <table:table-cell office:value-type="float" office:value="311000" calcext:value-type="float">
            <text:p>311000</text:p>
          </table:table-cell>
          <table:table-cell office:value-type="float" office:value="1704056461" calcext:value-type="float">
            <text:p>1704056461</text:p>
          </table:table-cell>
        </table:table-row>
        <table:table-row table:style-name="ro1">
          <table:table-cell table:number-columns-repeated="2" office:value-type="string" calcext:value-type="string">
            <text:p>Puerto Princesa</text:p>
          </table:table-cell>
          <table:table-cell office:value-type="float" office:value="9.75" calcext:value-type="float">
            <text:p>9.75</text:p>
          </table:table-cell>
          <table:table-cell office:value-type="float" office:value="118.75" calcext:value-type="float">
            <text:p>118.75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Puerto Princesa</text:p>
          </table:table-cell>
          <table:table-cell office:value-type="string" calcext:value-type="string">
            <text:p>admin</text:p>
          </table:table-cell>
          <table:table-cell office:value-type="float" office:value="307079" calcext:value-type="float">
            <text:p>307079</text:p>
          </table:table-cell>
          <table:table-cell office:value-type="float" office:value="1608455700" calcext:value-type="float">
            <text:p>1608455700</text:p>
          </table:table-cell>
        </table:table-row>
        <table:table-row table:style-name="ro1">
          <table:table-cell office:value-type="string" calcext:value-type="string">
            <text:p>Sóc Trăng</text:p>
          </table:table-cell>
          <table:table-cell office:value-type="string" calcext:value-type="string">
            <text:p>Soc Trang</text:p>
          </table:table-cell>
          <table:table-cell office:value-type="float" office:value="9.6" calcext:value-type="float">
            <text:p>9.6</text:p>
          </table:table-cell>
          <table:table-cell office:value-type="float" office:value="105.9719" calcext:value-type="float">
            <text:p>105.9719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Sóc Trăng</text:p>
          </table:table-cell>
          <table:table-cell office:value-type="string" calcext:value-type="string">
            <text:p>admin</text:p>
          </table:table-cell>
          <table:table-cell office:value-type="float" office:value="300000" calcext:value-type="float">
            <text:p>300000</text:p>
          </table:table-cell>
          <table:table-cell office:value-type="float" office:value="1704758756" calcext:value-type="float">
            <text:p>1704758756</text:p>
          </table:table-cell>
        </table:table-row>
        <table:table-row table:style-name="ro1">
          <table:table-cell table:number-columns-repeated="2" office:value-type="string" calcext:value-type="string">
            <text:p>Jember</text:p>
          </table:table-cell>
          <table:table-cell office:value-type="float" office:value="-8.1727" calcext:value-type="float">
            <text:p>-8.1727</text:p>
          </table:table-cell>
          <table:table-cell office:value-type="float" office:value="113.6873" calcext:value-type="float">
            <text:p>113.6873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Jawa Timur</text:p>
          </table:table-cell>
          <table:table-cell office:value-type="string" calcext:value-type="string">
            <text:p>minor</text:p>
          </table:table-cell>
          <table:table-cell office:value-type="float" office:value="298585" calcext:value-type="float">
            <text:p>298585</text:p>
          </table:table-cell>
          <table:table-cell office:value-type="float" office:value="1360316553" calcext:value-type="float">
            <text:p>1360316553</text:p>
          </table:table-cell>
        </table:table-row>
        <table:table-row table:style-name="ro1">
          <table:table-cell table:number-columns-repeated="2" office:value-type="string" calcext:value-type="string">
            <text:p>Pekalongan</text:p>
          </table:table-cell>
          <table:table-cell office:value-type="float" office:value="-6.8883" calcext:value-type="float">
            <text:p>-6.8883</text:p>
          </table:table-cell>
          <table:table-cell office:value-type="float" office:value="109.6753" calcext:value-type="float">
            <text:p>109.6753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Jawa Tengah</text:p>
          </table:table-cell>
          <table:table-cell/>
          <table:table-cell office:value-type="float" office:value="298386" calcext:value-type="float">
            <text:p>298386</text:p>
          </table:table-cell>
          <table:table-cell office:value-type="float" office:value="1360039434" calcext:value-type="float">
            <text:p>1360039434</text:p>
          </table:table-cell>
        </table:table-row>
        <table:table-row table:style-name="ro1">
          <table:table-cell table:number-columns-repeated="2" office:value-type="string" calcext:value-type="string">
            <text:p>Tagum</text:p>
          </table:table-cell>
          <table:table-cell office:value-type="float" office:value="7.4478" calcext:value-type="float">
            <text:p>7.4478</text:p>
          </table:table-cell>
          <table:table-cell office:value-type="float" office:value="125.8078" calcext:value-type="float">
            <text:p>125.8078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Davao del Norte</text:p>
          </table:table-cell>
          <table:table-cell office:value-type="string" calcext:value-type="string">
            <text:p>admin</text:p>
          </table:table-cell>
          <table:table-cell office:value-type="float" office:value="296202" calcext:value-type="float">
            <text:p>296202</text:p>
          </table:table-cell>
          <table:table-cell office:value-type="float" office:value="1608755366" calcext:value-type="float">
            <text:p>1608755366</text:p>
          </table:table-cell>
        </table:table-row>
        <table:table-row table:style-name="ro1">
          <table:table-cell table:number-columns-repeated="2" office:value-type="string" calcext:value-type="string">
            <text:p>Silang</text:p>
          </table:table-cell>
          <table:table-cell office:value-type="float" office:value="14.2306" calcext:value-type="float">
            <text:p>14.2306</text:p>
          </table:table-cell>
          <table:table-cell office:value-type="float" office:value="120.975" calcext:value-type="float">
            <text:p>120.975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Cavite</text:p>
          </table:table-cell>
          <table:table-cell/>
          <table:table-cell office:value-type="float" office:value="295644" calcext:value-type="float">
            <text:p>295644</text:p>
          </table:table-cell>
          <table:table-cell office:value-type="float" office:value="1608301996" calcext:value-type="float">
            <text:p>1608301996</text:p>
          </table:table-cell>
        </table:table-row>
        <table:table-row table:style-name="ro1">
          <table:table-cell table:number-columns-repeated="2" office:value-type="string" calcext:value-type="string">
            <text:p>Mabalacat</text:p>
          </table:table-cell>
          <table:table-cell office:value-type="float" office:value="15.2167" calcext:value-type="float">
            <text:p>15.2167</text:p>
          </table:table-cell>
          <table:table-cell office:value-type="float" office:value="120.5833" calcext:value-type="float">
            <text:p>120.583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Pampanga</text:p>
          </table:table-cell>
          <table:table-cell/>
          <table:table-cell office:value-type="float" office:value="293244" calcext:value-type="float">
            <text:p>293244</text:p>
          </table:table-cell>
          <table:table-cell office:value-type="float" office:value="1608402560" calcext:value-type="float">
            <text:p>1608402560</text:p>
          </table:table-cell>
        </table:table-row>
        <table:table-row table:style-name="ro1">
          <table:table-cell table:number-columns-repeated="2" office:value-type="string" calcext:value-type="string">
            <text:p>Santa Maria</text:p>
          </table:table-cell>
          <table:table-cell office:value-type="float" office:value="14.8183" calcext:value-type="float">
            <text:p>14.8183</text:p>
          </table:table-cell>
          <table:table-cell office:value-type="float" office:value="120.9563" calcext:value-type="float">
            <text:p>120.956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Bulacan</text:p>
          </table:table-cell>
          <table:table-cell/>
          <table:table-cell office:value-type="float" office:value="289820" calcext:value-type="float">
            <text:p>289820</text:p>
          </table:table-cell>
          <table:table-cell office:value-type="float" office:value="1608186208" calcext:value-type="float">
            <text:p>1608186208</text:p>
          </table:table-cell>
        </table:table-row>
        <table:table-row table:style-name="ro1">
          <table:table-cell table:number-columns-repeated="2" office:value-type="string" calcext:value-type="string">
            <text:p>San Pablo</text:p>
          </table:table-cell>
          <table:table-cell office:value-type="float" office:value="14.07" calcext:value-type="float">
            <text:p>14.07</text:p>
          </table:table-cell>
          <table:table-cell office:value-type="float" office:value="121.325" calcext:value-type="float">
            <text:p>121.325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Laguna</text:p>
          </table:table-cell>
          <table:table-cell/>
          <table:table-cell office:value-type="float" office:value="285348" calcext:value-type="float">
            <text:p>285348</text:p>
          </table:table-cell>
          <table:table-cell office:value-type="float" office:value="1608801564" calcext:value-type="float">
            <text:p>1608801564</text:p>
          </table:table-cell>
        </table:table-row>
        <table:table-row table:style-name="ro1">
          <table:table-cell table:number-columns-repeated="2" office:value-type="string" calcext:value-type="string">
            <text:p>Bago</text:p>
          </table:table-cell>
          <table:table-cell office:value-type="float" office:value="17.3433" calcext:value-type="float">
            <text:p>17.3433</text:p>
          </table:table-cell>
          <table:table-cell office:value-type="float" office:value="96.4981" calcext:value-type="float">
            <text:p>96.4981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Bago</text:p>
          </table:table-cell>
          <table:table-cell office:value-type="string" calcext:value-type="string">
            <text:p>admin</text:p>
          </table:table-cell>
          <table:table-cell office:value-type="float" office:value="284179" calcext:value-type="float">
            <text:p>284179</text:p>
          </table:table-cell>
          <table:table-cell office:value-type="float" office:value="1104027443" calcext:value-type="float">
            <text:p>1104027443</text:p>
          </table:table-cell>
        </table:table-row>
        <table:table-row table:style-name="ro1">
          <table:table-cell table:number-columns-repeated="2" office:value-type="string" calcext:value-type="string">
            <text:p>Lucena</text:p>
          </table:table-cell>
          <table:table-cell office:value-type="float" office:value="13.9333" calcext:value-type="float">
            <text:p>13.9333</text:p>
          </table:table-cell>
          <table:table-cell office:value-type="float" office:value="121.6167" calcext:value-type="float">
            <text:p>121.6167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Lucena</text:p>
          </table:table-cell>
          <table:table-cell office:value-type="string" calcext:value-type="string">
            <text:p>admin</text:p>
          </table:table-cell>
          <table:table-cell office:value-type="float" office:value="278924" calcext:value-type="float">
            <text:p>278924</text:p>
          </table:table-cell>
          <table:table-cell office:value-type="float" office:value="1608000461" calcext:value-type="float">
            <text:p>1608000461</text:p>
          </table:table-cell>
        </table:table-row>
        <table:table-row table:style-name="ro1">
          <table:table-cell office:value-type="string" calcext:value-type="string">
            <text:p>Long Xuyên</text:p>
          </table:table-cell>
          <table:table-cell office:value-type="string" calcext:value-type="string">
            <text:p>Long Xuyen</text:p>
          </table:table-cell>
          <table:table-cell office:value-type="float" office:value="10.3686" calcext:value-type="float">
            <text:p>10.3686</text:p>
          </table:table-cell>
          <table:table-cell office:value-type="float" office:value="105.4234" calcext:value-type="float">
            <text:p>105.4234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An Giang</text:p>
          </table:table-cell>
          <table:table-cell office:value-type="string" calcext:value-type="string">
            <text:p>admin</text:p>
          </table:table-cell>
          <table:table-cell office:value-type="float" office:value="278658" calcext:value-type="float">
            <text:p>278658</text:p>
          </table:table-cell>
          <table:table-cell office:value-type="float" office:value="1704453892" calcext:value-type="float">
            <text:p>1704453892</text:p>
          </table:table-cell>
        </table:table-row>
        <table:table-row table:style-name="ro1">
          <table:table-cell table:number-columns-repeated="2" office:value-type="string" calcext:value-type="string">
            <text:p>Pematangsiantar</text:p>
          </table:table-cell>
          <table:table-cell office:value-type="float" office:value="2.96" calcext:value-type="float">
            <text:p>2.96</text:p>
          </table:table-cell>
          <table:table-cell office:value-type="float" office:value="99.06" calcext:value-type="float">
            <text:p>99.06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Sumatera Utara</text:p>
          </table:table-cell>
          <table:table-cell/>
          <table:table-cell office:value-type="float" office:value="278055" calcext:value-type="float">
            <text:p>278055</text:p>
          </table:table-cell>
          <table:table-cell office:value-type="float" office:value="1360769496" calcext:value-type="float">
            <text:p>1360769496</text:p>
          </table:table-cell>
        </table:table-row>
        <table:table-row table:style-name="ro1">
          <table:table-cell office:value-type="string" calcext:value-type="string">
            <text:p>Việt Trì</text:p>
          </table:table-cell>
          <table:table-cell office:value-type="string" calcext:value-type="string">
            <text:p>Viet Tri</text:p>
          </table:table-cell>
          <table:table-cell office:value-type="float" office:value="21.3136" calcext:value-type="float">
            <text:p>21.3136</text:p>
          </table:table-cell>
          <table:table-cell office:value-type="float" office:value="105.3947" calcext:value-type="float">
            <text:p>105.3947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Phú Thọ</text:p>
          </table:table-cell>
          <table:table-cell office:value-type="string" calcext:value-type="string">
            <text:p>admin</text:p>
          </table:table-cell>
          <table:table-cell office:value-type="float" office:value="277539" calcext:value-type="float">
            <text:p>277539</text:p>
          </table:table-cell>
          <table:table-cell office:value-type="float" office:value="1704332956" calcext:value-type="float">
            <text:p>1704332956</text:p>
          </table:table-cell>
        </table:table-row>
        <table:table-row table:style-name="ro1">
          <table:table-cell table:number-columns-repeated="2" office:value-type="string" calcext:value-type="string">
            <text:p>Tegal</text:p>
          </table:table-cell>
          <table:table-cell office:value-type="float" office:value="-6.8667" calcext:value-type="float">
            <text:p>-6.8667</text:p>
          </table:table-cell>
          <table:table-cell office:value-type="float" office:value="109.1333" calcext:value-type="float">
            <text:p>109.1333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Jawa Tengah</text:p>
          </table:table-cell>
          <table:table-cell/>
          <table:table-cell office:value-type="float" office:value="275789" calcext:value-type="float">
            <text:p>275789</text:p>
          </table:table-cell>
          <table:table-cell office:value-type="float" office:value="1360035814" calcext:value-type="float">
            <text:p>1360035814</text:p>
          </table:table-cell>
        </table:table-row>
        <table:table-row table:style-name="ro1">
          <table:table-cell table:number-columns-repeated="2" office:value-type="string" calcext:value-type="string">
            <text:p>San Mateo</text:p>
          </table:table-cell>
          <table:table-cell office:value-type="float" office:value="14.6969" calcext:value-type="float">
            <text:p>14.6969</text:p>
          </table:table-cell>
          <table:table-cell office:value-type="float" office:value="121.1219" calcext:value-type="float">
            <text:p>121.1219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Rizal</text:p>
          </table:table-cell>
          <table:table-cell/>
          <table:table-cell office:value-type="float" office:value="273306" calcext:value-type="float">
            <text:p>273306</text:p>
          </table:table-cell>
          <table:table-cell office:value-type="float" office:value="1608557779" calcext:value-type="float">
            <text:p>1608557779</text:p>
          </table:table-cell>
        </table:table-row>
        <table:table-row table:style-name="ro1">
          <table:table-cell table:number-columns-repeated="2" office:value-type="string" calcext:value-type="string">
            <text:p>Majene</text:p>
          </table:table-cell>
          <table:table-cell office:value-type="float" office:value="-3.5336" calcext:value-type="float">
            <text:p>-3.5336</text:p>
          </table:table-cell>
          <table:table-cell office:value-type="float" office:value="118.966" calcext:value-type="float">
            <text:p>118.966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Sulawesi Barat</text:p>
          </table:table-cell>
          <table:table-cell office:value-type="string" calcext:value-type="string">
            <text:p>minor</text:p>
          </table:table-cell>
          <table:table-cell office:value-type="float" office:value="272377" calcext:value-type="float">
            <text:p>272377</text:p>
          </table:table-cell>
          <table:table-cell office:value-type="float" office:value="1360498576" calcext:value-type="float">
            <text:p>1360498576</text:p>
          </table:table-cell>
        </table:table-row>
        <table:table-row table:style-name="ro1">
          <table:table-cell table:number-columns-repeated="2" office:value-type="string" calcext:value-type="string">
            <text:p>Sorong</text:p>
          </table:table-cell>
          <table:table-cell office:value-type="float" office:value="-0.8667" calcext:value-type="float">
            <text:p>-0.8667</text:p>
          </table:table-cell>
          <table:table-cell office:value-type="float" office:value="131.25" calcext:value-type="float">
            <text:p>131.25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Papua Barat</text:p>
          </table:table-cell>
          <table:table-cell/>
          <table:table-cell office:value-type="float" office:value="272349" calcext:value-type="float">
            <text:p>272349</text:p>
          </table:table-cell>
          <table:table-cell office:value-type="float" office:value="1360018780" calcext:value-type="float">
            <text:p>1360018780</text:p>
          </table:table-cell>
        </table:table-row>
        <table:table-row table:style-name="ro1">
          <table:table-cell table:number-columns-repeated="2" office:value-type="string" calcext:value-type="string">
            <text:p>Binjai</text:p>
          </table:table-cell>
          <table:table-cell office:value-type="float" office:value="3.6" calcext:value-type="float">
            <text:p>3.6</text:p>
          </table:table-cell>
          <table:table-cell office:value-type="float" office:value="98.4853" calcext:value-type="float">
            <text:p>98.4853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Sumatera Utara</text:p>
          </table:table-cell>
          <table:table-cell/>
          <table:table-cell office:value-type="float" office:value="269053" calcext:value-type="float">
            <text:p>269053</text:p>
          </table:table-cell>
          <table:table-cell office:value-type="float" office:value="1360884608" calcext:value-type="float">
            <text:p>1360884608</text:p>
          </table:table-cell>
        </table:table-row>
        <table:table-row table:style-name="ro1">
          <table:table-cell office:value-type="string" calcext:value-type="string">
            <text:p>Thái Bình</text:p>
          </table:table-cell>
          <table:table-cell office:value-type="string" calcext:value-type="string">
            <text:p>Thai Binh</text:p>
          </table:table-cell>
          <table:table-cell office:value-type="float" office:value="20.4461" calcext:value-type="float">
            <text:p>20.4461</text:p>
          </table:table-cell>
          <table:table-cell office:value-type="float" office:value="106.3422" calcext:value-type="float">
            <text:p>106.3422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Thái Bình</text:p>
          </table:table-cell>
          <table:table-cell office:value-type="string" calcext:value-type="string">
            <text:p>admin</text:p>
          </table:table-cell>
          <table:table-cell office:value-type="float" office:value="268167" calcext:value-type="float">
            <text:p>268167</text:p>
          </table:table-cell>
          <table:table-cell office:value-type="float" office:value="1704716027" calcext:value-type="float">
            <text:p>1704716027</text:p>
          </table:table-cell>
        </table:table-row>
        <table:table-row table:style-name="ro1">
          <table:table-cell table:number-columns-repeated="2" office:value-type="string" calcext:value-type="string">
            <text:p>Myeik</text:p>
          </table:table-cell>
          <table:table-cell office:value-type="float" office:value="12.4394" calcext:value-type="float">
            <text:p>12.4394</text:p>
          </table:table-cell>
          <table:table-cell office:value-type="float" office:value="98.6003" calcext:value-type="float">
            <text:p>98.6003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Taninthayi</text:p>
          </table:table-cell>
          <table:table-cell/>
          <table:table-cell office:value-type="float" office:value="266720" calcext:value-type="float">
            <text:p>266720</text:p>
          </table:table-cell>
          <table:table-cell office:value-type="float" office:value="1104715655" calcext:value-type="float">
            <text:p>1104715655</text:p>
          </table:table-cell>
        </table:table-row>
        <table:table-row table:style-name="ro1">
          <table:table-cell table:number-columns-repeated="2" office:value-type="string" calcext:value-type="string">
            <text:p>Dumai</text:p>
          </table:table-cell>
          <table:table-cell office:value-type="float" office:value="1.6667" calcext:value-type="float">
            <text:p>1.6667</text:p>
          </table:table-cell>
          <table:table-cell office:value-type="float" office:value="101.45" calcext:value-type="float">
            <text:p>101.45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Riau</text:p>
          </table:table-cell>
          <table:table-cell/>
          <table:table-cell office:value-type="float" office:value="264084" calcext:value-type="float">
            <text:p>264084</text:p>
          </table:table-cell>
          <table:table-cell office:value-type="float" office:value="1360153292" calcext:value-type="float">
            <text:p>1360153292</text:p>
          </table:table-cell>
        </table:table-row>
        <table:table-row table:style-name="ro1">
          <table:table-cell table:number-columns-repeated="2" office:value-type="string" calcext:value-type="string">
            <text:p>Talisay</text:p>
          </table:table-cell>
          <table:table-cell office:value-type="float" office:value="10.25" calcext:value-type="float">
            <text:p>10.25</text:p>
          </table:table-cell>
          <table:table-cell office:value-type="float" office:value="123.8333" calcext:value-type="float">
            <text:p>123.833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Cebu</text:p>
          </table:table-cell>
          <table:table-cell/>
          <table:table-cell office:value-type="float" office:value="263048" calcext:value-type="float">
            <text:p>263048</text:p>
          </table:table-cell>
          <table:table-cell office:value-type="float" office:value="1608040297" calcext:value-type="float">
            <text:p>1608040297</text:p>
          </table:table-cell>
        </table:table-row>
        <table:table-row table:style-name="ro1">
          <table:table-cell table:number-columns-repeated="2" office:value-type="string" calcext:value-type="string">
            <text:p>Malolos</text:p>
          </table:table-cell>
          <table:table-cell office:value-type="float" office:value="14.8433" calcext:value-type="float">
            <text:p>14.8433</text:p>
          </table:table-cell>
          <table:table-cell office:value-type="float" office:value="120.8114" calcext:value-type="float">
            <text:p>120.8114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Bulacan</text:p>
          </table:table-cell>
          <table:table-cell office:value-type="string" calcext:value-type="string">
            <text:p>admin</text:p>
          </table:table-cell>
          <table:table-cell office:value-type="float" office:value="261189" calcext:value-type="float">
            <text:p>261189</text:p>
          </table:table-cell>
          <table:table-cell office:value-type="float" office:value="1608358783" calcext:value-type="float">
            <text:p>1608358783</text:p>
          </table:table-cell>
        </table:table-row>
        <table:table-row table:style-name="ro1">
          <table:table-cell table:number-columns-repeated="2" office:value-type="string" calcext:value-type="string">
            <text:p>Olongapo</text:p>
          </table:table-cell>
          <table:table-cell office:value-type="float" office:value="14.8333" calcext:value-type="float">
            <text:p>14.8333</text:p>
          </table:table-cell>
          <table:table-cell office:value-type="float" office:value="120.2833" calcext:value-type="float">
            <text:p>120.283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Olongapo</text:p>
          </table:table-cell>
          <table:table-cell office:value-type="string" calcext:value-type="string">
            <text:p>admin</text:p>
          </table:table-cell>
          <table:table-cell office:value-type="float" office:value="260317" calcext:value-type="float">
            <text:p>260317</text:p>
          </table:table-cell>
          <table:table-cell office:value-type="float" office:value="1608001640" calcext:value-type="float">
            <text:p>1608001640</text:p>
          </table:table-cell>
        </table:table-row>
        <table:table-row table:style-name="ro1">
          <table:table-cell office:value-type="string" calcext:value-type="string">
            <text:p>Quảng Ngãi</text:p>
          </table:table-cell>
          <table:table-cell office:value-type="string" calcext:value-type="string">
            <text:p>Quang Ngai</text:p>
          </table:table-cell>
          <table:table-cell office:value-type="float" office:value="15.1206" calcext:value-type="float">
            <text:p>15.1206</text:p>
          </table:table-cell>
          <table:table-cell office:value-type="float" office:value="108.7922" calcext:value-type="float">
            <text:p>108.7922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Quảng Ngãi</text:p>
          </table:table-cell>
          <table:table-cell office:value-type="string" calcext:value-type="string">
            <text:p>admin</text:p>
          </table:table-cell>
          <table:table-cell office:value-type="float" office:value="260252" calcext:value-type="float">
            <text:p>260252</text:p>
          </table:table-cell>
          <table:table-cell office:value-type="float" office:value="1704029499" calcext:value-type="float">
            <text:p>1704029499</text:p>
          </table:table-cell>
        </table:table-row>
        <table:table-row table:style-name="ro1">
          <table:table-cell office:value-type="string" calcext:value-type="string">
            <text:p>Ấp Đa Lợi</text:p>
          </table:table-cell>
          <table:table-cell office:value-type="string" calcext:value-type="string">
            <text:p>Ap Da Loi</text:p>
          </table:table-cell>
          <table:table-cell office:value-type="float" office:value="11.9304" calcext:value-type="float">
            <text:p>11.9304</text:p>
          </table:table-cell>
          <table:table-cell office:value-type="float" office:value="108.42" calcext:value-type="float">
            <text:p>108.42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Lâm Đồng</text:p>
          </table:table-cell>
          <table:table-cell/>
          <table:table-cell office:value-type="float" office:value="256019" calcext:value-type="float">
            <text:p>256019</text:p>
          </table:table-cell>
          <table:table-cell office:value-type="float" office:value="1704613422" calcext:value-type="float">
            <text:p>1704613422</text:p>
          </table:table-cell>
        </table:table-row>
        <table:table-row table:style-name="ro1">
          <table:table-cell table:number-columns-repeated="2" office:value-type="string" calcext:value-type="string">
            <text:p>Nonthaburi</text:p>
          </table:table-cell>
          <table:table-cell office:value-type="float" office:value="13.8667" calcext:value-type="float">
            <text:p>13.8667</text:p>
          </table:table-cell>
          <table:table-cell office:value-type="float" office:value="100.5167" calcext:value-type="float">
            <text:p>100.5167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Nonthaburi</text:p>
          </table:table-cell>
          <table:table-cell office:value-type="string" calcext:value-type="string">
            <text:p>admin</text:p>
          </table:table-cell>
          <table:table-cell office:value-type="float" office:value="255671" calcext:value-type="float">
            <text:p>255671</text:p>
          </table:table-cell>
          <table:table-cell office:value-type="float" office:value="1764667935" calcext:value-type="float">
            <text:p>1764667935</text:p>
          </table:table-cell>
        </table:table-row>
        <table:table-row table:style-name="ro1">
          <table:table-cell table:number-columns-repeated="2" office:value-type="string" calcext:value-type="string">
            <text:p>Kuala Terengganu</text:p>
          </table:table-cell>
          <table:table-cell office:value-type="float" office:value="5.3303" calcext:value-type="float">
            <text:p>5.3303</text:p>
          </table:table-cell>
          <table:table-cell office:value-type="float" office:value="103.1408" calcext:value-type="float">
            <text:p>103.1408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Terengganu</text:p>
          </table:table-cell>
          <table:table-cell office:value-type="string" calcext:value-type="string">
            <text:p>admin</text:p>
          </table:table-cell>
          <table:table-cell office:value-type="float" office:value="255109" calcext:value-type="float">
            <text:p>255109</text:p>
          </table:table-cell>
          <table:table-cell office:value-type="float" office:value="1458475563" calcext:value-type="float">
            <text:p>1458475563</text:p>
          </table:table-cell>
        </table:table-row>
        <table:table-row table:style-name="ro1">
          <table:table-cell table:number-columns-repeated="2" office:value-type="string" calcext:value-type="string">
            <text:p>Marilao</text:p>
          </table:table-cell>
          <table:table-cell office:value-type="float" office:value="14.7581" calcext:value-type="float">
            <text:p>14.7581</text:p>
          </table:table-cell>
          <table:table-cell office:value-type="float" office:value="120.9481" calcext:value-type="float">
            <text:p>120.9481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Bulacan</text:p>
          </table:table-cell>
          <table:table-cell/>
          <table:table-cell office:value-type="float" office:value="254453" calcext:value-type="float">
            <text:p>254453</text:p>
          </table:table-cell>
          <table:table-cell office:value-type="float" office:value="1608371779" calcext:value-type="float">
            <text:p>1608371779</text:p>
          </table:table-cell>
        </table:table-row>
        <table:table-row table:style-name="ro1">
          <table:table-cell table:number-columns-repeated="2" office:value-type="string" calcext:value-type="string">
            <text:p>Kediri</text:p>
          </table:table-cell>
          <table:table-cell office:value-type="float" office:value="-7.8111" calcext:value-type="float">
            <text:p>-7.8111</text:p>
          </table:table-cell>
          <table:table-cell office:value-type="float" office:value="112.0047" calcext:value-type="float">
            <text:p>112.0047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Jawa Timur</text:p>
          </table:table-cell>
          <table:table-cell/>
          <table:table-cell office:value-type="float" office:value="252000" calcext:value-type="float">
            <text:p>252000</text:p>
          </table:table-cell>
          <table:table-cell office:value-type="float" office:value="1360498846" calcext:value-type="float">
            <text:p>1360498846</text:p>
          </table:table-cell>
        </table:table-row>
        <table:table-row table:style-name="ro1">
          <table:table-cell table:number-columns-repeated="2" office:value-type="string" calcext:value-type="string">
            <text:p>Tacloban</text:p>
          </table:table-cell>
          <table:table-cell office:value-type="float" office:value="11.2444" calcext:value-type="float">
            <text:p>11.2444</text:p>
          </table:table-cell>
          <table:table-cell office:value-type="float" office:value="125.0039" calcext:value-type="float">
            <text:p>125.0039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Tacloban</text:p>
          </table:table-cell>
          <table:table-cell office:value-type="string" calcext:value-type="string">
            <text:p>admin</text:p>
          </table:table-cell>
          <table:table-cell office:value-type="float" office:value="251881" calcext:value-type="float">
            <text:p>251881</text:p>
          </table:table-cell>
          <table:table-cell office:value-type="float" office:value="1608710592" calcext:value-type="float">
            <text:p>1608710592</text:p>
          </table:table-cell>
        </table:table-row>
        <table:table-row table:style-name="ro1">
          <table:table-cell office:value-type="string" calcext:value-type="string">
            <text:p>Rạch Giá</text:p>
          </table:table-cell>
          <table:table-cell office:value-type="string" calcext:value-type="string">
            <text:p>Rach Gia</text:p>
          </table:table-cell>
          <table:table-cell office:value-type="float" office:value="10.0125" calcext:value-type="float">
            <text:p>10.0125</text:p>
          </table:table-cell>
          <table:table-cell office:value-type="float" office:value="105.0808" calcext:value-type="float">
            <text:p>105.0808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Kiến Giang</text:p>
          </table:table-cell>
          <table:table-cell office:value-type="string" calcext:value-type="string">
            <text:p>admin</text:p>
          </table:table-cell>
          <table:table-cell office:value-type="float" office:value="250660" calcext:value-type="float">
            <text:p>250660</text:p>
          </table:table-cell>
          <table:table-cell office:value-type="float" office:value="1704872008" calcext:value-type="float">
            <text:p>1704872008</text:p>
          </table:table-cell>
        </table:table-row>
        <table:table-row table:style-name="ro1">
          <table:table-cell table:number-columns-repeated="2" office:value-type="string" calcext:value-type="string">
            <text:p>Palangkaraya</text:p>
          </table:table-cell>
          <table:table-cell office:value-type="float" office:value="-2.21" calcext:value-type="float">
            <text:p>-2.21</text:p>
          </table:table-cell>
          <table:table-cell office:value-type="float" office:value="113.92" calcext:value-type="float">
            <text:p>113.92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Kalimantan Tengah</text:p>
          </table:table-cell>
          <table:table-cell office:value-type="string" calcext:value-type="string">
            <text:p>admin</text:p>
          </table:table-cell>
          <table:table-cell office:value-type="float" office:value="249434" calcext:value-type="float">
            <text:p>249434</text:p>
          </table:table-cell>
          <table:table-cell office:value-type="float" office:value="1360268553" calcext:value-type="float">
            <text:p>1360268553</text:p>
          </table:table-cell>
        </table:table-row>
        <table:table-row table:style-name="ro1">
          <table:table-cell table:number-columns-repeated="2" office:value-type="string" calcext:value-type="string">
            <text:p>Sibu</text:p>
          </table:table-cell>
          <table:table-cell office:value-type="float" office:value="2.3" calcext:value-type="float">
            <text:p>2.3</text:p>
          </table:table-cell>
          <table:table-cell office:value-type="float" office:value="111.8167" calcext:value-type="float">
            <text:p>111.8167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Sarawak</text:p>
          </table:table-cell>
          <table:table-cell/>
          <table:table-cell office:value-type="float" office:value="247995" calcext:value-type="float">
            <text:p>247995</text:p>
          </table:table-cell>
          <table:table-cell office:value-type="float" office:value="1458970454" calcext:value-type="float">
            <text:p>1458970454</text:p>
          </table:table-cell>
        </table:table-row>
        <table:table-row table:style-name="ro1">
          <table:table-cell table:number-columns-repeated="2" office:value-type="string" calcext:value-type="string">
            <text:p>Navotas</text:p>
          </table:table-cell>
          <table:table-cell office:value-type="float" office:value="14.6667" calcext:value-type="float">
            <text:p>14.6667</text:p>
          </table:table-cell>
          <table:table-cell office:value-type="float" office:value="120.9417" calcext:value-type="float">
            <text:p>120.9417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Navotas</text:p>
          </table:table-cell>
          <table:table-cell office:value-type="string" calcext:value-type="string">
            <text:p>admin</text:p>
          </table:table-cell>
          <table:table-cell office:value-type="float" office:value="247543" calcext:value-type="float">
            <text:p>247543</text:p>
          </table:table-cell>
          <table:table-cell office:value-type="float" office:value="1608538447" calcext:value-type="float">
            <text:p>1608538447</text:p>
          </table:table-cell>
        </table:table-row>
        <table:table-row table:style-name="ro1">
          <table:table-cell office:value-type="string" calcext:value-type="string">
            <text:p>Thủ Dầu Một</text:p>
          </table:table-cell>
          <table:table-cell office:value-type="string" calcext:value-type="string">
            <text:p>Thu Dau Mot</text:p>
          </table:table-cell>
          <table:table-cell office:value-type="float" office:value="11.0042" calcext:value-type="float">
            <text:p>11.0042</text:p>
          </table:table-cell>
          <table:table-cell office:value-type="float" office:value="106.6583" calcext:value-type="float">
            <text:p>106.6583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Bình Dương</text:p>
          </table:table-cell>
          <table:table-cell office:value-type="string" calcext:value-type="string">
            <text:p>admin</text:p>
          </table:table-cell>
          <table:table-cell office:value-type="float" office:value="244277" calcext:value-type="float">
            <text:p>244277</text:p>
          </table:table-cell>
          <table:table-cell office:value-type="float" office:value="1704890399" calcext:value-type="float">
            <text:p>1704890399</text:p>
          </table:table-cell>
        </table:table-row>
        <table:table-row table:style-name="ro1">
          <table:table-cell table:number-columns-repeated="2" office:value-type="string" calcext:value-type="string">
            <text:p>Myitkyina</text:p>
          </table:table-cell>
          <table:table-cell office:value-type="float" office:value="25.3867" calcext:value-type="float">
            <text:p>25.3867</text:p>
          </table:table-cell>
          <table:table-cell office:value-type="float" office:value="97.3936" calcext:value-type="float">
            <text:p>97.3936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Kachin State</text:p>
          </table:table-cell>
          <table:table-cell office:value-type="string" calcext:value-type="string">
            <text:p>admin</text:p>
          </table:table-cell>
          <table:table-cell office:value-type="float" office:value="243031" calcext:value-type="float">
            <text:p>243031</text:p>
          </table:table-cell>
          <table:table-cell office:value-type="float" office:value="1104327329" calcext:value-type="float">
            <text:p>1104327329</text:p>
          </table:table-cell>
        </table:table-row>
        <table:table-row table:style-name="ro1">
          <table:table-cell office:value-type="string" calcext:value-type="string">
            <text:p>Tuy Hòa</text:p>
          </table:table-cell>
          <table:table-cell office:value-type="string" calcext:value-type="string">
            <text:p>Tuy Hoa</text:p>
          </table:table-cell>
          <table:table-cell office:value-type="float" office:value="13.0869" calcext:value-type="float">
            <text:p>13.0869</text:p>
          </table:table-cell>
          <table:table-cell office:value-type="float" office:value="109.3086" calcext:value-type="float">
            <text:p>109.3086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Phú Yên</text:p>
          </table:table-cell>
          <table:table-cell office:value-type="string" calcext:value-type="string">
            <text:p>admin</text:p>
          </table:table-cell>
          <table:table-cell office:value-type="float" office:value="242840" calcext:value-type="float">
            <text:p>242840</text:p>
          </table:table-cell>
          <table:table-cell office:value-type="float" office:value="1704697424" calcext:value-type="float">
            <text:p>1704697424</text:p>
          </table:table-cell>
        </table:table-row>
        <table:table-row table:style-name="ro1">
          <table:table-cell table:number-columns-repeated="2" office:value-type="string" calcext:value-type="string">
            <text:p>Taiping</text:p>
          </table:table-cell>
          <table:table-cell office:value-type="float" office:value="4.85" calcext:value-type="float">
            <text:p>4.85</text:p>
          </table:table-cell>
          <table:table-cell office:value-type="float" office:value="100.7333" calcext:value-type="float">
            <text:p>100.7333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Perak</text:p>
          </table:table-cell>
          <table:table-cell/>
          <table:table-cell office:value-type="float" office:value="237095" calcext:value-type="float">
            <text:p>237095</text:p>
          </table:table-cell>
          <table:table-cell office:value-type="float" office:value="1458446120" calcext:value-type="float">
            <text:p>1458446120</text:p>
          </table:table-cell>
        </table:table-row>
        <table:table-row table:style-name="ro1">
          <table:table-cell table:number-columns-repeated="2" office:value-type="string" calcext:value-type="string">
            <text:p>Pathein</text:p>
          </table:table-cell>
          <table:table-cell office:value-type="float" office:value="16.7667" calcext:value-type="float">
            <text:p>16.7667</text:p>
          </table:table-cell>
          <table:table-cell office:value-type="float" office:value="94.7333" calcext:value-type="float">
            <text:p>94.7333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Ayeyawady</text:p>
          </table:table-cell>
          <table:table-cell office:value-type="string" calcext:value-type="string">
            <text:p>admin</text:p>
          </table:table-cell>
          <table:table-cell office:value-type="float" office:value="237089" calcext:value-type="float">
            <text:p>237089</text:p>
          </table:table-cell>
          <table:table-cell office:value-type="float" office:value="1104832430" calcext:value-type="float">
            <text:p>1104832430</text:p>
          </table:table-cell>
        </table:table-row>
        <table:table-row table:style-name="ro1">
          <table:table-cell table:number-columns-repeated="2" office:value-type="string" calcext:value-type="string">
            <text:p>Banda Aceh</text:p>
          </table:table-cell>
          <table:table-cell office:value-type="float" office:value="5.55" calcext:value-type="float">
            <text:p>5.55</text:p>
          </table:table-cell>
          <table:table-cell office:value-type="float" office:value="95.3175" calcext:value-type="float">
            <text:p>95.3175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Aceh</text:p>
          </table:table-cell>
          <table:table-cell office:value-type="string" calcext:value-type="string">
            <text:p>admin</text:p>
          </table:table-cell>
          <table:table-cell office:value-type="float" office:value="235305" calcext:value-type="float">
            <text:p>235305</text:p>
          </table:table-cell>
          <table:table-cell office:value-type="float" office:value="1360353144" calcext:value-type="float">
            <text:p>1360353144</text:p>
          </table:table-cell>
        </table:table-row>
        <table:table-row table:style-name="ro1">
          <table:table-cell table:number-columns-repeated="2" office:value-type="string" calcext:value-type="string">
            <text:p>Miri</text:p>
          </table:table-cell>
          <table:table-cell office:value-type="float" office:value="4.4028" calcext:value-type="float">
            <text:p>4.4028</text:p>
          </table:table-cell>
          <table:table-cell office:value-type="float" office:value="113.9933" calcext:value-type="float">
            <text:p>113.9933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Sarawak</text:p>
          </table:table-cell>
          <table:table-cell/>
          <table:table-cell office:value-type="float" office:value="234541" calcext:value-type="float">
            <text:p>234541</text:p>
          </table:table-cell>
          <table:table-cell office:value-type="float" office:value="1458079883" calcext:value-type="float">
            <text:p>1458079883</text:p>
          </table:table-cell>
        </table:table-row>
        <table:table-row table:style-name="ro1">
          <table:table-cell table:number-columns-repeated="2" office:value-type="string" calcext:value-type="string">
            <text:p>Singaraja</text:p>
          </table:table-cell>
          <table:table-cell office:value-type="float" office:value="-8.1167" calcext:value-type="float">
            <text:p>-8.1167</text:p>
          </table:table-cell>
          <table:table-cell office:value-type="float" office:value="115.0833" calcext:value-type="float">
            <text:p>115.0833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Bali</text:p>
          </table:table-cell>
          <table:table-cell office:value-type="string" calcext:value-type="string">
            <text:p>minor</text:p>
          </table:table-cell>
          <table:table-cell office:value-type="float" office:value="234468" calcext:value-type="float">
            <text:p>234468</text:p>
          </table:table-cell>
          <table:table-cell office:value-type="float" office:value="1360426282" calcext:value-type="float">
            <text:p>1360426282</text:p>
          </table:table-cell>
        </table:table-row>
        <table:table-row table:style-name="ro1">
          <table:table-cell table:number-columns-repeated="2" office:value-type="string" calcext:value-type="string">
            <text:p>Ormoc</text:p>
          </table:table-cell>
          <table:table-cell office:value-type="float" office:value="11.0167" calcext:value-type="float">
            <text:p>11.0167</text:p>
          </table:table-cell>
          <table:table-cell office:value-type="float" office:value="124.6167" calcext:value-type="float">
            <text:p>124.6167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Ormoc</text:p>
          </table:table-cell>
          <table:table-cell office:value-type="string" calcext:value-type="string">
            <text:p>admin</text:p>
          </table:table-cell>
          <table:table-cell office:value-type="float" office:value="230998" calcext:value-type="float">
            <text:p>230998</text:p>
          </table:table-cell>
          <table:table-cell office:value-type="float" office:value="1608269612" calcext:value-type="float">
            <text:p>1608269612</text:p>
          </table:table-cell>
        </table:table-row>
        <table:table-row table:style-name="ro1">
          <table:table-cell table:number-columns-repeated="2" office:value-type="string" calcext:value-type="string">
            <text:p>Singkawang</text:p>
          </table:table-cell>
          <table:table-cell office:value-type="float" office:value="0.9" calcext:value-type="float">
            <text:p>0.9</text:p>
          </table:table-cell>
          <table:table-cell office:value-type="float" office:value="108.9833" calcext:value-type="float">
            <text:p>108.9833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Kalimantan Barat</text:p>
          </table:table-cell>
          <table:table-cell/>
          <table:table-cell office:value-type="float" office:value="230376" calcext:value-type="float">
            <text:p>230376</text:p>
          </table:table-cell>
          <table:table-cell office:value-type="float" office:value="1360906363" calcext:value-type="float">
            <text:p>1360906363</text:p>
          </table:table-cell>
        </table:table-row>
        <table:table-row table:style-name="ro1">
          <table:table-cell table:number-columns-repeated="2" office:value-type="string" calcext:value-type="string">
            <text:p>Meycauayan</text:p>
          </table:table-cell>
          <table:table-cell office:value-type="float" office:value="14.7333" calcext:value-type="float">
            <text:p>14.7333</text:p>
          </table:table-cell>
          <table:table-cell office:value-type="float" office:value="120.95" calcext:value-type="float">
            <text:p>120.95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Bulacan</text:p>
          </table:table-cell>
          <table:table-cell/>
          <table:table-cell office:value-type="float" office:value="225673" calcext:value-type="float">
            <text:p>225673</text:p>
          </table:table-cell>
          <table:table-cell office:value-type="float" office:value="1608553352" calcext:value-type="float">
            <text:p>1608553352</text:p>
          </table:table-cell>
        </table:table-row>
        <table:table-row table:style-name="ro1">
          <table:table-cell table:number-columns-repeated="2" office:value-type="string" calcext:value-type="string">
            <text:p>Padangsidempuan</text:p>
          </table:table-cell>
          <table:table-cell office:value-type="float" office:value="1.3667" calcext:value-type="float">
            <text:p>1.3667</text:p>
          </table:table-cell>
          <table:table-cell office:value-type="float" office:value="99.2667" calcext:value-type="float">
            <text:p>99.2667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Sumatera Utara</text:p>
          </table:table-cell>
          <table:table-cell/>
          <table:table-cell office:value-type="float" office:value="225544" calcext:value-type="float">
            <text:p>225544</text:p>
          </table:table-cell>
          <table:table-cell office:value-type="float" office:value="1360506609" calcext:value-type="float">
            <text:p>1360506609</text:p>
          </table:table-cell>
        </table:table-row>
        <table:table-row table:style-name="ro1">
          <table:table-cell office:value-type="string" calcext:value-type="string">
            <text:p>Bạc Liêu</text:p>
          </table:table-cell>
          <table:table-cell office:value-type="string" calcext:value-type="string">
            <text:p>Bac Lieu</text:p>
          </table:table-cell>
          <table:table-cell office:value-type="float" office:value="9.2833" calcext:value-type="float">
            <text:p>9.2833</text:p>
          </table:table-cell>
          <table:table-cell office:value-type="float" office:value="105.7167" calcext:value-type="float">
            <text:p>105.7167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Bạc Liêu</text:p>
          </table:table-cell>
          <table:table-cell office:value-type="string" calcext:value-type="string">
            <text:p>admin</text:p>
          </table:table-cell>
          <table:table-cell office:value-type="float" office:value="225000" calcext:value-type="float">
            <text:p>225000</text:p>
          </table:table-cell>
          <table:table-cell office:value-type="float" office:value="1704298745" calcext:value-type="float">
            <text:p>1704298745</text:p>
          </table:table-cell>
        </table:table-row>
        <table:table-row table:style-name="ro1">
          <table:table-cell table:number-columns-repeated="2" office:value-type="string" calcext:value-type="string">
            <text:p>Probolinggo</text:p>
          </table:table-cell>
          <table:table-cell office:value-type="float" office:value="-7.75" calcext:value-type="float">
            <text:p>-7.75</text:p>
          </table:table-cell>
          <table:table-cell office:value-type="float" office:value="113.2167" calcext:value-type="float">
            <text:p>113.2167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Jawa Timur</text:p>
          </table:table-cell>
          <table:table-cell/>
          <table:table-cell office:value-type="float" office:value="223159" calcext:value-type="float">
            <text:p>223159</text:p>
          </table:table-cell>
          <table:table-cell office:value-type="float" office:value="1360138476" calcext:value-type="float">
            <text:p>1360138476</text:p>
          </table:table-cell>
        </table:table-row>
        <table:table-row table:style-name="ro1">
          <table:table-cell table:number-columns-repeated="2" office:value-type="string" calcext:value-type="string">
            <text:p>Dili</text:p>
          </table:table-cell>
          <table:table-cell office:value-type="float" office:value="-8.5536" calcext:value-type="float">
            <text:p>-8.5536</text:p>
          </table:table-cell>
          <table:table-cell office:value-type="float" office:value="125.5783" calcext:value-type="float">
            <text:p>125.5783</text:p>
          </table:table-cell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Díli</text:p>
          </table:table-cell>
          <table:table-cell office:value-type="string" calcext:value-type="string">
            <text:p>primary</text:p>
          </table:table-cell>
          <table:table-cell office:value-type="float" office:value="222323" calcext:value-type="float">
            <text:p>222323</text:p>
          </table:table-cell>
          <table:table-cell office:value-type="float" office:value="1626308942" calcext:value-type="float">
            <text:p>1626308942</text:p>
          </table:table-cell>
        </table:table-row>
        <table:table-row table:style-name="ro1">
          <table:table-cell table:number-columns-repeated="2" office:value-type="string" calcext:value-type="string">
            <text:p>Bitung</text:p>
          </table:table-cell>
          <table:table-cell office:value-type="float" office:value="1.4472" calcext:value-type="float">
            <text:p>1.4472</text:p>
          </table:table-cell>
          <table:table-cell office:value-type="float" office:value="125.1978" calcext:value-type="float">
            <text:p>125.1978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Sulawesi Utara</text:p>
          </table:table-cell>
          <table:table-cell/>
          <table:table-cell office:value-type="float" office:value="218520" calcext:value-type="float">
            <text:p>218520</text:p>
          </table:table-cell>
          <table:table-cell office:value-type="float" office:value="1360695939" calcext:value-type="float">
            <text:p>1360695939</text:p>
          </table:table-cell>
        </table:table-row>
        <table:table-row table:style-name="ro1">
          <table:table-cell table:number-columns-repeated="2" office:value-type="string" calcext:value-type="string">
            <text:p>Santo Tomas</text:p>
          </table:table-cell>
          <table:table-cell office:value-type="float" office:value="14.0833" calcext:value-type="float">
            <text:p>14.0833</text:p>
          </table:table-cell>
          <table:table-cell office:value-type="float" office:value="121.1833" calcext:value-type="float">
            <text:p>121.183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Batangas</text:p>
          </table:table-cell>
          <table:table-cell/>
          <table:table-cell office:value-type="float" office:value="218500" calcext:value-type="float">
            <text:p>218500</text:p>
          </table:table-cell>
          <table:table-cell office:value-type="float" office:value="1608845898" calcext:value-type="float">
            <text:p>1608845898</text:p>
          </table:table-cell>
        </table:table-row>
        <table:table-row table:style-name="ro1">
          <table:table-cell table:number-columns-repeated="2" office:value-type="string" calcext:value-type="string">
            <text:p>Alor Setar</text:p>
          </table:table-cell>
          <table:table-cell office:value-type="float" office:value="6.1167" calcext:value-type="float">
            <text:p>6.1167</text:p>
          </table:table-cell>
          <table:table-cell office:value-type="float" office:value="100.3667" calcext:value-type="float">
            <text:p>100.3667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Kedah</text:p>
          </table:table-cell>
          <table:table-cell office:value-type="string" calcext:value-type="string">
            <text:p>admin</text:p>
          </table:table-cell>
          <table:table-cell office:value-type="float" office:value="217000" calcext:value-type="float">
            <text:p>217000</text:p>
          </table:table-cell>
          <table:table-cell office:value-type="float" office:value="1458273978" calcext:value-type="float">
            <text:p>1458273978</text:p>
          </table:table-cell>
        </table:table-row>
        <table:table-row table:style-name="ro1">
          <table:table-cell table:number-columns-repeated="2" office:value-type="string" calcext:value-type="string">
            <text:p>Banjarbaru</text:p>
          </table:table-cell>
          <table:table-cell office:value-type="float" office:value="-3.4425" calcext:value-type="float">
            <text:p>-3.4425</text:p>
          </table:table-cell>
          <table:table-cell office:value-type="float" office:value="114.8325" calcext:value-type="float">
            <text:p>114.8325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Kalimantan Selatan</text:p>
          </table:table-cell>
          <table:table-cell/>
          <table:table-cell office:value-type="float" office:value="216600" calcext:value-type="float">
            <text:p>216600</text:p>
          </table:table-cell>
          <table:table-cell office:value-type="float" office:value="1360085654" calcext:value-type="float">
            <text:p>1360085654</text:p>
          </table:table-cell>
        </table:table-row>
        <table:table-row table:style-name="ro1">
          <table:table-cell table:number-columns-repeated="2" office:value-type="string" calcext:value-type="string">
            <text:p>Valencia</text:p>
          </table:table-cell>
          <table:table-cell office:value-type="float" office:value="7.9" calcext:value-type="float">
            <text:p>7.9</text:p>
          </table:table-cell>
          <table:table-cell office:value-type="float" office:value="125.0833" calcext:value-type="float">
            <text:p>125.083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Bukidnon</text:p>
          </table:table-cell>
          <table:table-cell/>
          <table:table-cell office:value-type="float" office:value="216546" calcext:value-type="float">
            <text:p>216546</text:p>
          </table:table-cell>
          <table:table-cell office:value-type="float" office:value="1608418474" calcext:value-type="float">
            <text:p>1608418474</text:p>
          </table:table-cell>
        </table:table-row>
        <table:table-row table:style-name="ro1">
          <table:table-cell office:value-type="string" calcext:value-type="string">
            <text:p>Sa Đéc</text:p>
          </table:table-cell>
          <table:table-cell office:value-type="string" calcext:value-type="string">
            <text:p>Sa Dec</text:p>
          </table:table-cell>
          <table:table-cell office:value-type="float" office:value="10.3105" calcext:value-type="float">
            <text:p>10.3105</text:p>
          </table:table-cell>
          <table:table-cell office:value-type="float" office:value="105.7397" calcext:value-type="float">
            <text:p>105.7397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Đồng Tháp</text:p>
          </table:table-cell>
          <table:table-cell office:value-type="string" calcext:value-type="string">
            <text:p>minor</text:p>
          </table:table-cell>
          <table:table-cell office:value-type="float" office:value="213610" calcext:value-type="float">
            <text:p>213610</text:p>
          </table:table-cell>
          <table:table-cell office:value-type="float" office:value="1704983576" calcext:value-type="float">
            <text:p>1704983576</text:p>
          </table:table-cell>
        </table:table-row>
        <table:table-row table:style-name="ro1">
          <table:table-cell table:number-columns-repeated="2" office:value-type="string" calcext:value-type="string">
            <text:p>Trece Martires City</text:p>
          </table:table-cell>
          <table:table-cell office:value-type="float" office:value="14.2833" calcext:value-type="float">
            <text:p>14.2833</text:p>
          </table:table-cell>
          <table:table-cell office:value-type="float" office:value="120.8667" calcext:value-type="float">
            <text:p>120.8667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Cavite</text:p>
          </table:table-cell>
          <table:table-cell office:value-type="string" calcext:value-type="string">
            <text:p>admin</text:p>
          </table:table-cell>
          <table:table-cell office:value-type="float" office:value="210503" calcext:value-type="float">
            <text:p>210503</text:p>
          </table:table-cell>
          <table:table-cell office:value-type="float" office:value="1608990723" calcext:value-type="float">
            <text:p>1608990723</text:p>
          </table:table-cell>
        </table:table-row>
        <table:table-row table:style-name="ro1">
          <table:table-cell table:number-columns-repeated="2" office:value-type="string" calcext:value-type="string">
            <text:p>Pagadian</text:p>
          </table:table-cell>
          <table:table-cell office:value-type="float" office:value="7.8333" calcext:value-type="float">
            <text:p>7.8333</text:p>
          </table:table-cell>
          <table:table-cell office:value-type="float" office:value="123.4333" calcext:value-type="float">
            <text:p>123.433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Zamboanga del Sur</text:p>
          </table:table-cell>
          <table:table-cell office:value-type="string" calcext:value-type="string">
            <text:p>admin</text:p>
          </table:table-cell>
          <table:table-cell office:value-type="float" office:value="210452" calcext:value-type="float">
            <text:p>210452</text:p>
          </table:table-cell>
          <table:table-cell office:value-type="float" office:value="1608329397" calcext:value-type="float">
            <text:p>1608329397</text:p>
          </table:table-cell>
        </table:table-row>
        <table:table-row table:style-name="ro1">
          <table:table-cell table:number-columns-repeated="2" office:value-type="string" calcext:value-type="string">
            <text:p>Bukit Mertajam</text:p>
          </table:table-cell>
          <table:table-cell office:value-type="float" office:value="5.3631" calcext:value-type="float">
            <text:p>5.3631</text:p>
          </table:table-cell>
          <table:table-cell office:value-type="float" office:value="100.4667" calcext:value-type="float">
            <text:p>100.4667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Pulau Pinang</text:p>
          </table:table-cell>
          <table:table-cell/>
          <table:table-cell office:value-type="float" office:value="210000" calcext:value-type="float">
            <text:p>210000</text:p>
          </table:table-cell>
          <table:table-cell office:value-type="float" office:value="1458619046" calcext:value-type="float">
            <text:p>1458619046</text:p>
          </table:table-cell>
        </table:table-row>
        <table:table-row table:style-name="ro1">
          <table:table-cell table:number-columns-repeated="2" office:value-type="string" calcext:value-type="string">
            <text:p>Legazpi City</text:p>
          </table:table-cell>
          <table:table-cell office:value-type="float" office:value="13.1333" calcext:value-type="float">
            <text:p>13.1333</text:p>
          </table:table-cell>
          <table:table-cell office:value-type="float" office:value="123.7333" calcext:value-type="float">
            <text:p>123.733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Albay</text:p>
          </table:table-cell>
          <table:table-cell office:value-type="string" calcext:value-type="string">
            <text:p>admin</text:p>
          </table:table-cell>
          <table:table-cell office:value-type="float" office:value="209533" calcext:value-type="float">
            <text:p>209533</text:p>
          </table:table-cell>
          <table:table-cell office:value-type="float" office:value="1608693683" calcext:value-type="float">
            <text:p>1608693683</text:p>
          </table:table-cell>
        </table:table-row>
        <table:table-row table:style-name="ro1">
          <table:table-cell table:number-columns-repeated="2" office:value-type="string" calcext:value-type="string">
            <text:p>Panabo</text:p>
          </table:table-cell>
          <table:table-cell office:value-type="float" office:value="7.3" calcext:value-type="float">
            <text:p>7.3</text:p>
          </table:table-cell>
          <table:table-cell office:value-type="float" office:value="125.6833" calcext:value-type="float">
            <text:p>125.683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Davao del Norte</text:p>
          </table:table-cell>
          <table:table-cell/>
          <table:table-cell office:value-type="float" office:value="209230" calcext:value-type="float">
            <text:p>209230</text:p>
          </table:table-cell>
          <table:table-cell office:value-type="float" office:value="1608577408" calcext:value-type="float">
            <text:p>1608577408</text:p>
          </table:table-cell>
        </table:table-row>
        <table:table-row table:style-name="ro1">
          <table:table-cell table:number-columns-repeated="2" office:value-type="string" calcext:value-type="string">
            <text:p>Naga City</text:p>
          </table:table-cell>
          <table:table-cell office:value-type="float" office:value="13.6167" calcext:value-type="float">
            <text:p>13.6167</text:p>
          </table:table-cell>
          <table:table-cell office:value-type="float" office:value="123.1667" calcext:value-type="float">
            <text:p>123.1667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Naga</text:p>
          </table:table-cell>
          <table:table-cell office:value-type="string" calcext:value-type="string">
            <text:p>admin</text:p>
          </table:table-cell>
          <table:table-cell office:value-type="float" office:value="209170" calcext:value-type="float">
            <text:p>209170</text:p>
          </table:table-cell>
          <table:table-cell office:value-type="float" office:value="1608775993" calcext:value-type="float">
            <text:p>1608775993</text:p>
          </table:table-cell>
        </table:table-row>
        <table:table-row table:style-name="ro1">
          <table:table-cell table:number-columns-repeated="2" office:value-type="string" calcext:value-type="string">
            <text:p>Lubuklinggau</text:p>
          </table:table-cell>
          <table:table-cell office:value-type="float" office:value="-3.2967" calcext:value-type="float">
            <text:p>-3.2967</text:p>
          </table:table-cell>
          <table:table-cell office:value-type="float" office:value="102.8617" calcext:value-type="float">
            <text:p>102.8617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Sumatera Selatan</text:p>
          </table:table-cell>
          <table:table-cell/>
          <table:table-cell office:value-type="float" office:value="208225" calcext:value-type="float">
            <text:p>208225</text:p>
          </table:table-cell>
          <table:table-cell office:value-type="float" office:value="1360359449" calcext:value-type="float">
            <text:p>1360359449</text:p>
          </table:table-cell>
        </table:table-row>
        <table:table-row table:style-name="ro1">
          <table:table-cell table:number-columns-repeated="2" office:value-type="string" calcext:value-type="string">
            <text:p>Monywa</text:p>
          </table:table-cell>
          <table:table-cell office:value-type="float" office:value="22.1086" calcext:value-type="float">
            <text:p>22.1086</text:p>
          </table:table-cell>
          <table:table-cell office:value-type="float" office:value="95.1358" calcext:value-type="float">
            <text:p>95.1358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Sagaing</text:p>
          </table:table-cell>
          <table:table-cell/>
          <table:table-cell office:value-type="float" office:value="207489" calcext:value-type="float">
            <text:p>207489</text:p>
          </table:table-cell>
          <table:table-cell office:value-type="float" office:value="1104777345" calcext:value-type="float">
            <text:p>1104777345</text:p>
          </table:table-cell>
        </table:table-row>
        <table:table-row table:style-name="ro1">
          <table:table-cell table:number-columns-repeated="2" office:value-type="string" calcext:value-type="string">
            <text:p>Toledo</text:p>
          </table:table-cell>
          <table:table-cell office:value-type="float" office:value="10.3833" calcext:value-type="float">
            <text:p>10.3833</text:p>
          </table:table-cell>
          <table:table-cell office:value-type="float" office:value="123.65" calcext:value-type="float">
            <text:p>123.65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Cebu</text:p>
          </table:table-cell>
          <table:table-cell/>
          <table:table-cell office:value-type="float" office:value="207314" calcext:value-type="float">
            <text:p>207314</text:p>
          </table:table-cell>
          <table:table-cell office:value-type="float" office:value="1608665464" calcext:value-type="float">
            <text:p>1608665464</text:p>
          </table:table-cell>
        </table:table-row>
        <table:table-row table:style-name="ro1">
          <table:table-cell table:number-columns-repeated="2" office:value-type="string" calcext:value-type="string">
            <text:p>Marawi City</text:p>
          </table:table-cell>
          <table:table-cell office:value-type="float" office:value="8" calcext:value-type="float">
            <text:p>8</text:p>
          </table:table-cell>
          <table:table-cell office:value-type="float" office:value="124.3" calcext:value-type="float">
            <text:p>124.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Lanao del Sur</text:p>
          </table:table-cell>
          <table:table-cell office:value-type="string" calcext:value-type="string">
            <text:p>admin</text:p>
          </table:table-cell>
          <table:table-cell office:value-type="float" office:value="207010" calcext:value-type="float">
            <text:p>207010</text:p>
          </table:table-cell>
          <table:table-cell office:value-type="float" office:value="1608812117" calcext:value-type="float">
            <text:p>1608812117</text:p>
          </table:table-cell>
        </table:table-row>
        <table:table-row table:style-name="ro1">
          <table:table-cell table:number-columns-repeated="2" office:value-type="string" calcext:value-type="string">
            <text:p>San Carlos City</text:p>
          </table:table-cell>
          <table:table-cell office:value-type="float" office:value="15.9281" calcext:value-type="float">
            <text:p>15.9281</text:p>
          </table:table-cell>
          <table:table-cell office:value-type="float" office:value="120.3489" calcext:value-type="float">
            <text:p>120.3489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Pangasinan</text:p>
          </table:table-cell>
          <table:table-cell/>
          <table:table-cell office:value-type="float" office:value="205424" calcext:value-type="float">
            <text:p>205424</text:p>
          </table:table-cell>
          <table:table-cell office:value-type="float" office:value="1608542323" calcext:value-type="float">
            <text:p>1608542323</text:p>
          </table:table-cell>
        </table:table-row>
        <table:table-row table:style-name="ro1">
          <table:table-cell office:value-type="string" calcext:value-type="string">
            <text:p>Phan Thiết</text:p>
          </table:table-cell>
          <table:table-cell office:value-type="string" calcext:value-type="string">
            <text:p>Phan Thiet</text:p>
          </table:table-cell>
          <table:table-cell office:value-type="float" office:value="10.9375" calcext:value-type="float">
            <text:p>10.9375</text:p>
          </table:table-cell>
          <table:table-cell office:value-type="float" office:value="108.1583" calcext:value-type="float">
            <text:p>108.1583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Bình Thuận</text:p>
          </table:table-cell>
          <table:table-cell office:value-type="string" calcext:value-type="string">
            <text:p>admin</text:p>
          </table:table-cell>
          <table:table-cell office:value-type="float" office:value="205333" calcext:value-type="float">
            <text:p>205333</text:p>
          </table:table-cell>
          <table:table-cell office:value-type="float" office:value="1704221456" calcext:value-type="float">
            <text:p>1704221456</text:p>
          </table:table-cell>
        </table:table-row>
        <table:table-row table:style-name="ro1">
          <table:table-cell table:number-columns-repeated="2" office:value-type="string" calcext:value-type="string">
            <text:p>Ternate</text:p>
          </table:table-cell>
          <table:table-cell office:value-type="float" office:value="0.7833" calcext:value-type="float">
            <text:p>0.7833</text:p>
          </table:table-cell>
          <table:table-cell office:value-type="float" office:value="127.3667" calcext:value-type="float">
            <text:p>127.3667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Maluku Utara</text:p>
          </table:table-cell>
          <table:table-cell/>
          <table:table-cell office:value-type="float" office:value="204215" calcext:value-type="float">
            <text:p>204215</text:p>
          </table:table-cell>
          <table:table-cell office:value-type="float" office:value="1360041663" calcext:value-type="float">
            <text:p>1360041663</text:p>
          </table:table-cell>
        </table:table-row>
        <table:table-row table:style-name="ro1">
          <table:table-cell table:number-columns-repeated="2" office:value-type="string" calcext:value-type="string">
            <text:p>Tanjungpinang</text:p>
          </table:table-cell>
          <table:table-cell office:value-type="float" office:value="0.9188" calcext:value-type="float">
            <text:p>0.9188</text:p>
          </table:table-cell>
          <table:table-cell office:value-type="float" office:value="104.4554" calcext:value-type="float">
            <text:p>104.4554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Kepulauan Riau</text:p>
          </table:table-cell>
          <table:table-cell office:value-type="string" calcext:value-type="string">
            <text:p>admin</text:p>
          </table:table-cell>
          <table:table-cell office:value-type="float" office:value="203008" calcext:value-type="float">
            <text:p>203008</text:p>
          </table:table-cell>
          <table:table-cell office:value-type="float" office:value="1360990589" calcext:value-type="float">
            <text:p>1360990589</text:p>
          </table:table-cell>
        </table:table-row>
        <table:table-row table:style-name="ro1">
          <table:table-cell table:number-columns-repeated="2" office:value-type="string" calcext:value-type="string">
            <text:p>Tarakan</text:p>
          </table:table-cell>
          <table:table-cell office:value-type="float" office:value="3.3" calcext:value-type="float">
            <text:p>3.3</text:p>
          </table:table-cell>
          <table:table-cell office:value-type="float" office:value="117.6333" calcext:value-type="float">
            <text:p>117.6333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Kalimantan Utara</text:p>
          </table:table-cell>
          <table:table-cell/>
          <table:table-cell office:value-type="float" office:value="201635" calcext:value-type="float">
            <text:p>201635</text:p>
          </table:table-cell>
          <table:table-cell office:value-type="float" office:value="1360080072" calcext:value-type="float">
            <text:p>1360080072</text:p>
          </table:table-cell>
        </table:table-row>
        <table:table-row table:style-name="ro1">
          <table:table-cell table:number-columns-repeated="2" office:value-type="string" calcext:value-type="string">
            <text:p>Kabankalan</text:p>
          </table:table-cell>
          <table:table-cell office:value-type="float" office:value="9.9833" calcext:value-type="float">
            <text:p>9.9833</text:p>
          </table:table-cell>
          <table:table-cell office:value-type="float" office:value="122.8167" calcext:value-type="float">
            <text:p>122.8167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Negros Occidental</text:p>
          </table:table-cell>
          <table:table-cell/>
          <table:table-cell office:value-type="float" office:value="200198" calcext:value-type="float">
            <text:p>200198</text:p>
          </table:table-cell>
          <table:table-cell office:value-type="float" office:value="1608697923" calcext:value-type="float">
            <text:p>1608697923</text:p>
          </table:table-cell>
        </table:table-row>
        <table:table-row table:style-name="ro1">
          <table:table-cell table:number-columns-repeated="2" office:value-type="string" calcext:value-type="string">
            <text:p>Lahad Datu</text:p>
          </table:table-cell>
          <table:table-cell office:value-type="float" office:value="5.03" calcext:value-type="float">
            <text:p>5.03</text:p>
          </table:table-cell>
          <table:table-cell office:value-type="float" office:value="118.34" calcext:value-type="float">
            <text:p>118.34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Sabah</text:p>
          </table:table-cell>
          <table:table-cell/>
          <table:table-cell office:value-type="float" office:value="199830" calcext:value-type="float">
            <text:p>199830</text:p>
          </table:table-cell>
          <table:table-cell office:value-type="float" office:value="1458472057" calcext:value-type="float">
            <text:p>1458472057</text:p>
          </table:table-cell>
        </table:table-row>
        <table:table-row table:style-name="ro1">
          <table:table-cell table:number-columns-repeated="2" office:value-type="string" calcext:value-type="string">
            <text:p>Martapura</text:p>
          </table:table-cell>
          <table:table-cell office:value-type="float" office:value="-3.4135" calcext:value-type="float">
            <text:p>-3.4135</text:p>
          </table:table-cell>
          <table:table-cell office:value-type="float" office:value="114.8365" calcext:value-type="float">
            <text:p>114.8365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Kalimantan Selatan</text:p>
          </table:table-cell>
          <table:table-cell office:value-type="string" calcext:value-type="string">
            <text:p>minor</text:p>
          </table:table-cell>
          <table:table-cell office:value-type="float" office:value="198239" calcext:value-type="float">
            <text:p>198239</text:p>
          </table:table-cell>
          <table:table-cell office:value-type="float" office:value="1360139854" calcext:value-type="float">
            <text:p>1360139854</text:p>
          </table:table-cell>
        </table:table-row>
        <table:table-row table:style-name="ro1">
          <table:table-cell table:number-columns-repeated="2" office:value-type="string" calcext:value-type="string">
            <text:p>Koronadal</text:p>
          </table:table-cell>
          <table:table-cell office:value-type="float" office:value="6.5" calcext:value-type="float">
            <text:p>6.5</text:p>
          </table:table-cell>
          <table:table-cell office:value-type="float" office:value="124.85" calcext:value-type="float">
            <text:p>124.85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South Cotabato</text:p>
          </table:table-cell>
          <table:table-cell/>
          <table:table-cell office:value-type="float" office:value="195398" calcext:value-type="float">
            <text:p>195398</text:p>
          </table:table-cell>
          <table:table-cell office:value-type="float" office:value="1608000651" calcext:value-type="float">
            <text:p>1608000651</text:p>
          </table:table-cell>
        </table:table-row>
        <table:table-row table:style-name="ro1">
          <table:table-cell table:number-columns-repeated="2" office:value-type="string" calcext:value-type="string">
            <text:p>Tanauan</text:p>
          </table:table-cell>
          <table:table-cell office:value-type="float" office:value="14.0833" calcext:value-type="float">
            <text:p>14.0833</text:p>
          </table:table-cell>
          <table:table-cell office:value-type="float" office:value="121.15" calcext:value-type="float">
            <text:p>121.15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Batangas</text:p>
          </table:table-cell>
          <table:table-cell/>
          <table:table-cell office:value-type="float" office:value="193936" calcext:value-type="float">
            <text:p>193936</text:p>
          </table:table-cell>
          <table:table-cell office:value-type="float" office:value="1608053818" calcext:value-type="float">
            <text:p>1608053818</text:p>
          </table:table-cell>
        </table:table-row>
        <table:table-row table:style-name="ro1">
          <table:table-cell table:number-columns-repeated="2" office:value-type="string" calcext:value-type="string">
            <text:p>Gorontalo</text:p>
          </table:table-cell>
          <table:table-cell office:value-type="float" office:value="0.5411" calcext:value-type="float">
            <text:p>0.5411</text:p>
          </table:table-cell>
          <table:table-cell office:value-type="float" office:value="123.0594" calcext:value-type="float">
            <text:p>123.0594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Gorontalo</text:p>
          </table:table-cell>
          <table:table-cell office:value-type="string" calcext:value-type="string">
            <text:p>admin</text:p>
          </table:table-cell>
          <table:table-cell office:value-type="float" office:value="191897" calcext:value-type="float">
            <text:p>191897</text:p>
          </table:table-cell>
          <table:table-cell office:value-type="float" office:value="1360408580" calcext:value-type="float">
            <text:p>1360408580</text:p>
          </table:table-cell>
        </table:table-row>
        <table:table-row table:style-name="ro1">
          <table:table-cell table:number-columns-repeated="2" office:value-type="string" calcext:value-type="string">
            <text:p>Muar</text:p>
          </table:table-cell>
          <table:table-cell office:value-type="float" office:value="2.05" calcext:value-type="float">
            <text:p>2.05</text:p>
          </table:table-cell>
          <table:table-cell office:value-type="float" office:value="102.56" calcext:value-type="float">
            <text:p>102.56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Johor</text:p>
          </table:table-cell>
          <table:table-cell/>
          <table:table-cell office:value-type="float" office:value="191346" calcext:value-type="float">
            <text:p>191346</text:p>
          </table:table-cell>
          <table:table-cell office:value-type="float" office:value="1458170112" calcext:value-type="float">
            <text:p>1458170112</text:p>
          </table:table-cell>
        </table:table-row>
        <table:table-row table:style-name="ro1">
          <table:table-cell table:number-columns-repeated="2" office:value-type="string" calcext:value-type="string">
            <text:p>Bago</text:p>
          </table:table-cell>
          <table:table-cell office:value-type="float" office:value="10.5388" calcext:value-type="float">
            <text:p>10.5388</text:p>
          </table:table-cell>
          <table:table-cell office:value-type="float" office:value="122.8384" calcext:value-type="float">
            <text:p>122.8384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Negros Occidental</text:p>
          </table:table-cell>
          <table:table-cell/>
          <table:table-cell office:value-type="float" office:value="191210" calcext:value-type="float">
            <text:p>191210</text:p>
          </table:table-cell>
          <table:table-cell office:value-type="float" office:value="1608943172" calcext:value-type="float">
            <text:p>1608943172</text:p>
          </table:table-cell>
        </table:table-row>
        <table:table-row table:style-name="ro1">
          <table:table-cell table:number-columns-repeated="2" office:value-type="string" calcext:value-type="string">
            <text:p>Malaybalay</text:p>
          </table:table-cell>
          <table:table-cell office:value-type="float" office:value="8.1575" calcext:value-type="float">
            <text:p>8.1575</text:p>
          </table:table-cell>
          <table:table-cell office:value-type="float" office:value="125.1278" calcext:value-type="float">
            <text:p>125.1278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Bukidnon</text:p>
          </table:table-cell>
          <table:table-cell office:value-type="string" calcext:value-type="string">
            <text:p>admin</text:p>
          </table:table-cell>
          <table:table-cell office:value-type="float" office:value="190712" calcext:value-type="float">
            <text:p>190712</text:p>
          </table:table-cell>
          <table:table-cell office:value-type="float" office:value="1608859265" calcext:value-type="float">
            <text:p>1608859265</text:p>
          </table:table-cell>
        </table:table-row>
        <table:table-row table:style-name="ro1">
          <table:table-cell table:number-columns-repeated="2" office:value-type="string" calcext:value-type="string">
            <text:p>Batu</text:p>
          </table:table-cell>
          <table:table-cell office:value-type="float" office:value="-7.8672" calcext:value-type="float">
            <text:p>-7.8672</text:p>
          </table:table-cell>
          <table:table-cell office:value-type="float" office:value="112.5239" calcext:value-type="float">
            <text:p>112.5239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Jawa Timur</text:p>
          </table:table-cell>
          <table:table-cell/>
          <table:table-cell office:value-type="float" office:value="190184" calcext:value-type="float">
            <text:p>190184</text:p>
          </table:table-cell>
          <table:table-cell office:value-type="float" office:value="1360427259" calcext:value-type="float">
            <text:p>1360427259</text:p>
          </table:table-cell>
        </table:table-row>
        <table:table-row table:style-name="ro1">
          <table:table-cell office:value-type="string" calcext:value-type="string">
            <text:p>Sơn Tây</text:p>
          </table:table-cell>
          <table:table-cell office:value-type="string" calcext:value-type="string">
            <text:p>Son Tay</text:p>
          </table:table-cell>
          <table:table-cell office:value-type="float" office:value="21.1382" calcext:value-type="float">
            <text:p>21.1382</text:p>
          </table:table-cell>
          <table:table-cell office:value-type="float" office:value="105.505" calcext:value-type="float">
            <text:p>105.505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Hà Nội</text:p>
          </table:table-cell>
          <table:table-cell office:value-type="string" calcext:value-type="string">
            <text:p>minor</text:p>
          </table:table-cell>
          <table:table-cell office:value-type="float" office:value="189547" calcext:value-type="float">
            <text:p>189547</text:p>
          </table:table-cell>
          <table:table-cell office:value-type="float" office:value="1704714941" calcext:value-type="float">
            <text:p>1704714941</text:p>
          </table:table-cell>
        </table:table-row>
        <table:table-row table:style-name="ro1">
          <table:table-cell table:number-columns-repeated="2" office:value-type="string" calcext:value-type="string">
            <text:p>Digos</text:p>
          </table:table-cell>
          <table:table-cell office:value-type="float" office:value="6.75" calcext:value-type="float">
            <text:p>6.75</text:p>
          </table:table-cell>
          <table:table-cell office:value-type="float" office:value="125.35" calcext:value-type="float">
            <text:p>125.35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Davao del Sur</text:p>
          </table:table-cell>
          <table:table-cell office:value-type="string" calcext:value-type="string">
            <text:p>admin</text:p>
          </table:table-cell>
          <table:table-cell office:value-type="float" office:value="188376" calcext:value-type="float">
            <text:p>188376</text:p>
          </table:table-cell>
          <table:table-cell office:value-type="float" office:value="1608635653" calcext:value-type="float">
            <text:p>1608635653</text:p>
          </table:table-cell>
        </table:table-row>
        <table:table-row table:style-name="ro1">
          <table:table-cell table:number-columns-repeated="2" office:value-type="string" calcext:value-type="string">
            <text:p>Prabumulih</text:p>
          </table:table-cell>
          <table:table-cell office:value-type="float" office:value="-3.462" calcext:value-type="float">
            <text:p>-3.462</text:p>
          </table:table-cell>
          <table:table-cell office:value-type="float" office:value="104.2229" calcext:value-type="float">
            <text:p>104.2229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Sumatera Selatan</text:p>
          </table:table-cell>
          <table:table-cell office:value-type="string" calcext:value-type="string">
            <text:p>minor</text:p>
          </table:table-cell>
          <table:table-cell office:value-type="float" office:value="188082" calcext:value-type="float">
            <text:p>188082</text:p>
          </table:table-cell>
          <table:table-cell office:value-type="float" office:value="1360148993" calcext:value-type="float">
            <text:p>1360148993</text:p>
          </table:table-cell>
        </table:table-row>
        <table:table-row table:style-name="ro1">
          <table:table-cell table:number-columns-repeated="2" office:value-type="string" calcext:value-type="string">
            <text:p>Calbayog City</text:p>
          </table:table-cell>
          <table:table-cell office:value-type="float" office:value="12.0667" calcext:value-type="float">
            <text:p>12.0667</text:p>
          </table:table-cell>
          <table:table-cell office:value-type="float" office:value="124.6" calcext:value-type="float">
            <text:p>124.6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Samar</text:p>
          </table:table-cell>
          <table:table-cell/>
          <table:table-cell office:value-type="float" office:value="186960" calcext:value-type="float">
            <text:p>186960</text:p>
          </table:table-cell>
          <table:table-cell office:value-type="float" office:value="1608088739" calcext:value-type="float">
            <text:p>1608088739</text:p>
          </table:table-cell>
        </table:table-row>
        <table:table-row table:style-name="ro1">
          <table:table-cell table:number-columns-repeated="2" office:value-type="string" calcext:value-type="string">
            <text:p>Pasuruan</text:p>
          </table:table-cell>
          <table:table-cell office:value-type="float" office:value="-7.6406" calcext:value-type="float">
            <text:p>-7.6406</text:p>
          </table:table-cell>
          <table:table-cell office:value-type="float" office:value="112.9065" calcext:value-type="float">
            <text:p>112.9065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Jawa Timur</text:p>
          </table:table-cell>
          <table:table-cell/>
          <table:table-cell office:value-type="float" office:value="186262" calcext:value-type="float">
            <text:p>186262</text:p>
          </table:table-cell>
          <table:table-cell office:value-type="float" office:value="1360084806" calcext:value-type="float">
            <text:p>1360084806</text:p>
          </table:table-cell>
        </table:table-row>
        <table:table-row table:style-name="ro1">
          <table:table-cell table:number-columns-repeated="2" office:value-type="string" calcext:value-type="string">
            <text:p>Madiun</text:p>
          </table:table-cell>
          <table:table-cell office:value-type="float" office:value="-7.63" calcext:value-type="float">
            <text:p>-7.63</text:p>
          </table:table-cell>
          <table:table-cell office:value-type="float" office:value="111.5231" calcext:value-type="float">
            <text:p>111.5231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Jawa Timur</text:p>
          </table:table-cell>
          <table:table-cell/>
          <table:table-cell office:value-type="float" office:value="186099" calcext:value-type="float">
            <text:p>186099</text:p>
          </table:table-cell>
          <table:table-cell office:value-type="float" office:value="1360921516" calcext:value-type="float">
            <text:p>1360921516</text:p>
          </table:table-cell>
        </table:table-row>
        <table:table-row table:style-name="ro1">
          <table:table-cell table:number-columns-repeated="2" office:value-type="string" calcext:value-type="string">
            <text:p>Pak Kret</text:p>
          </table:table-cell>
          <table:table-cell office:value-type="float" office:value="13.9125" calcext:value-type="float">
            <text:p>13.9125</text:p>
          </table:table-cell>
          <table:table-cell office:value-type="float" office:value="100.4978" calcext:value-type="float">
            <text:p>100.4978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Nonthaburi</text:p>
          </table:table-cell>
          <table:table-cell office:value-type="string" calcext:value-type="string">
            <text:p>minor</text:p>
          </table:table-cell>
          <table:table-cell office:value-type="float" office:value="184501" calcext:value-type="float">
            <text:p>184501</text:p>
          </table:table-cell>
          <table:table-cell office:value-type="float" office:value="1764165203" calcext:value-type="float">
            <text:p>1764165203</text:p>
          </table:table-cell>
        </table:table-row>
        <table:table-row table:style-name="ro1">
          <table:table-cell table:number-columns-repeated="2" office:value-type="string" calcext:value-type="string">
            <text:p>Banjar</text:p>
          </table:table-cell>
          <table:table-cell office:value-type="float" office:value="-7.3667" calcext:value-type="float">
            <text:p>-7.3667</text:p>
          </table:table-cell>
          <table:table-cell office:value-type="float" office:value="108.5333" calcext:value-type="float">
            <text:p>108.5333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Jawa Barat</text:p>
          </table:table-cell>
          <table:table-cell office:value-type="string" calcext:value-type="string">
            <text:p>minor</text:p>
          </table:table-cell>
          <table:table-cell office:value-type="float" office:value="182819" calcext:value-type="float">
            <text:p>182819</text:p>
          </table:table-cell>
          <table:table-cell office:value-type="float" office:value="1360289512" calcext:value-type="float">
            <text:p>1360289512</text:p>
          </table:table-cell>
        </table:table-row>
        <table:table-row table:style-name="ro1">
          <table:table-cell table:number-columns-repeated="2" office:value-type="string" calcext:value-type="string">
            <text:p>Pinrang</text:p>
          </table:table-cell>
          <table:table-cell office:value-type="float" office:value="-3.7857" calcext:value-type="float">
            <text:p>-3.7857</text:p>
          </table:table-cell>
          <table:table-cell office:value-type="float" office:value="119.6522" calcext:value-type="float">
            <text:p>119.6522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Sulawesi Selatan</text:p>
          </table:table-cell>
          <table:table-cell office:value-type="string" calcext:value-type="string">
            <text:p>minor</text:p>
          </table:table-cell>
          <table:table-cell office:value-type="float" office:value="182731" calcext:value-type="float">
            <text:p>182731</text:p>
          </table:table-cell>
          <table:table-cell office:value-type="float" office:value="1360941841" calcext:value-type="float">
            <text:p>1360941841</text:p>
          </table:table-cell>
        </table:table-row>
        <table:table-row table:style-name="ro1">
          <table:table-cell table:number-columns-repeated="2" office:value-type="string" calcext:value-type="string">
            <text:p>Sorsogon</text:p>
          </table:table-cell>
          <table:table-cell office:value-type="float" office:value="12.9667" calcext:value-type="float">
            <text:p>12.966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Sorsogon</text:p>
          </table:table-cell>
          <table:table-cell office:value-type="string" calcext:value-type="string">
            <text:p>admin</text:p>
          </table:table-cell>
          <table:table-cell office:value-type="float" office:value="182237" calcext:value-type="float">
            <text:p>182237</text:p>
          </table:table-cell>
          <table:table-cell office:value-type="float" office:value="1608265953" calcext:value-type="float">
            <text:p>1608265953</text:p>
          </table:table-cell>
        </table:table-row>
        <table:table-row table:style-name="ro1">
          <table:table-cell table:number-columns-repeated="2" office:value-type="string" calcext:value-type="string">
            <text:p>Sittwe</text:p>
          </table:table-cell>
          <table:table-cell office:value-type="float" office:value="20.1444" calcext:value-type="float">
            <text:p>20.1444</text:p>
          </table:table-cell>
          <table:table-cell office:value-type="float" office:value="92.8969" calcext:value-type="float">
            <text:p>92.8969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Rakhine State</text:p>
          </table:table-cell>
          <table:table-cell office:value-type="string" calcext:value-type="string">
            <text:p>admin</text:p>
          </table:table-cell>
          <table:table-cell office:value-type="float" office:value="181000" calcext:value-type="float">
            <text:p>181000</text:p>
          </table:table-cell>
          <table:table-cell office:value-type="float" office:value="1104269305" calcext:value-type="float">
            <text:p>1104269305</text:p>
          </table:table-cell>
        </table:table-row>
        <table:table-row table:style-name="ro1">
          <table:table-cell table:number-columns-repeated="2" office:value-type="string" calcext:value-type="string">
            <text:p>Hinthada</text:p>
          </table:table-cell>
          <table:table-cell office:value-type="float" office:value="17.6483" calcext:value-type="float">
            <text:p>17.6483</text:p>
          </table:table-cell>
          <table:table-cell office:value-type="float" office:value="95.4679" calcext:value-type="float">
            <text:p>95.4679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Ayeyawady</text:p>
          </table:table-cell>
          <table:table-cell/>
          <table:table-cell office:value-type="float" office:value="180728" calcext:value-type="float">
            <text:p>180728</text:p>
          </table:table-cell>
          <table:table-cell office:value-type="float" office:value="1104524588" calcext:value-type="float">
            <text:p>1104524588</text:p>
          </table:table-cell>
        </table:table-row>
        <table:table-row table:style-name="ro1">
          <table:table-cell table:number-columns-repeated="2" office:value-type="string" calcext:value-type="string">
            <text:p>Lhokseumawe</text:p>
          </table:table-cell>
          <table:table-cell office:value-type="float" office:value="5.18" calcext:value-type="float">
            <text:p>5.18</text:p>
          </table:table-cell>
          <table:table-cell office:value-type="float" office:value="97.1506" calcext:value-type="float">
            <text:p>97.1506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Aceh</text:p>
          </table:table-cell>
          <table:table-cell/>
          <table:table-cell office:value-type="float" office:value="180200" calcext:value-type="float">
            <text:p>180200</text:p>
          </table:table-cell>
          <table:table-cell office:value-type="float" office:value="1360418625" calcext:value-type="float">
            <text:p>1360418625</text:p>
          </table:table-cell>
        </table:table-row>
        <table:table-row table:style-name="ro1">
          <table:table-cell table:number-columns-repeated="2" office:value-type="string" calcext:value-type="string">
            <text:p>Palopo</text:p>
          </table:table-cell>
          <table:table-cell office:value-type="float" office:value="-3" calcext:value-type="float">
            <text:p>-3</text:p>
          </table:table-cell>
          <table:table-cell office:value-type="float" office:value="120.2" calcext:value-type="float">
            <text:p>120.2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Sulawesi Selatan</text:p>
          </table:table-cell>
          <table:table-cell/>
          <table:table-cell office:value-type="float" office:value="180130" calcext:value-type="float">
            <text:p>180130</text:p>
          </table:table-cell>
          <table:table-cell office:value-type="float" office:value="1360740288" calcext:value-type="float">
            <text:p>1360740288</text:p>
          </table:table-cell>
        </table:table-row>
        <table:table-row table:style-name="ro1">
          <table:table-cell office:value-type="string" calcext:value-type="string">
            <text:p>Phan Rang-Tháp Chàm</text:p>
          </table:table-cell>
          <table:table-cell office:value-type="string" calcext:value-type="string">
            <text:p>Phan Rang-Thap Cham</text:p>
          </table:table-cell>
          <table:table-cell office:value-type="float" office:value="11.5643" calcext:value-type="float">
            <text:p>11.5643</text:p>
          </table:table-cell>
          <table:table-cell office:value-type="float" office:value="108.9886" calcext:value-type="float">
            <text:p>108.9886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Ninh Thuận</text:p>
          </table:table-cell>
          <table:table-cell office:value-type="string" calcext:value-type="string">
            <text:p>admin</text:p>
          </table:table-cell>
          <table:table-cell office:value-type="float" office:value="179773" calcext:value-type="float">
            <text:p>179773</text:p>
          </table:table-cell>
          <table:table-cell office:value-type="float" office:value="1704094609" calcext:value-type="float">
            <text:p>1704094609</text:p>
          </table:table-cell>
        </table:table-row>
        <table:table-row table:style-name="ro1">
          <table:table-cell table:number-columns-repeated="2" office:value-type="string" calcext:value-type="string">
            <text:p>Roxas City</text:p>
          </table:table-cell>
          <table:table-cell office:value-type="float" office:value="11.5833" calcext:value-type="float">
            <text:p>11.5833</text:p>
          </table:table-cell>
          <table:table-cell office:value-type="float" office:value="122.75" calcext:value-type="float">
            <text:p>122.75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Capiz</text:p>
          </table:table-cell>
          <table:table-cell office:value-type="string" calcext:value-type="string">
            <text:p>admin</text:p>
          </table:table-cell>
          <table:table-cell office:value-type="float" office:value="179292" calcext:value-type="float">
            <text:p>179292</text:p>
          </table:table-cell>
          <table:table-cell office:value-type="float" office:value="1608344583" calcext:value-type="float">
            <text:p>1608344583</text:p>
          </table:table-cell>
        </table:table-row>
        <table:table-row table:style-name="ro1">
          <table:table-cell table:number-columns-repeated="2" office:value-type="string" calcext:value-type="string">
            <text:p>Purwakarta</text:p>
          </table:table-cell>
          <table:table-cell office:value-type="float" office:value="-6.54" calcext:value-type="float">
            <text:p>-6.54</text:p>
          </table:table-cell>
          <table:table-cell office:value-type="float" office:value="107.44" calcext:value-type="float">
            <text:p>107.44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Jawa Barat</text:p>
          </table:table-cell>
          <table:table-cell office:value-type="string" calcext:value-type="string">
            <text:p>minor</text:p>
          </table:table-cell>
          <table:table-cell office:value-type="float" office:value="179233" calcext:value-type="float">
            <text:p>179233</text:p>
          </table:table-cell>
          <table:table-cell office:value-type="float" office:value="1360967092" calcext:value-type="float">
            <text:p>1360967092</text:p>
          </table:table-cell>
        </table:table-row>
        <table:table-row table:style-name="ro1">
          <table:table-cell table:number-columns-repeated="2" office:value-type="string" calcext:value-type="string">
            <text:p>Langsa</text:p>
          </table:table-cell>
          <table:table-cell office:value-type="float" office:value="4.4667" calcext:value-type="float">
            <text:p>4.4667</text:p>
          </table:table-cell>
          <table:table-cell office:value-type="float" office:value="97.95" calcext:value-type="float">
            <text:p>97.95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Aceh</text:p>
          </table:table-cell>
          <table:table-cell/>
          <table:table-cell office:value-type="float" office:value="178334" calcext:value-type="float">
            <text:p>178334</text:p>
          </table:table-cell>
          <table:table-cell office:value-type="float" office:value="1360337304" calcext:value-type="float">
            <text:p>1360337304</text:p>
          </table:table-cell>
        </table:table-row>
        <table:table-row table:style-name="ro1">
          <table:table-cell table:number-columns-repeated="2" office:value-type="string" calcext:value-type="string">
            <text:p>Letpandan</text:p>
          </table:table-cell>
          <table:table-cell office:value-type="float" office:value="17.7866" calcext:value-type="float">
            <text:p>17.7866</text:p>
          </table:table-cell>
          <table:table-cell office:value-type="float" office:value="95.7507" calcext:value-type="float">
            <text:p>95.7507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Bago</text:p>
          </table:table-cell>
          <table:table-cell/>
          <table:table-cell office:value-type="float" office:value="176571" calcext:value-type="float">
            <text:p>176571</text:p>
          </table:table-cell>
          <table:table-cell office:value-type="float" office:value="1104882792" calcext:value-type="float">
            <text:p>1104882792</text:p>
          </table:table-cell>
        </table:table-row>
        <table:table-row table:style-name="ro1">
          <table:table-cell table:number-columns-repeated="2" office:value-type="string" calcext:value-type="string">
            <text:p>Salatiga</text:p>
          </table:table-cell>
          <table:table-cell office:value-type="float" office:value="-7.3389" calcext:value-type="float">
            <text:p>-7.3389</text:p>
          </table:table-cell>
          <table:table-cell office:value-type="float" office:value="110.5022" calcext:value-type="float">
            <text:p>110.5022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Jawa Tengah</text:p>
          </table:table-cell>
          <table:table-cell/>
          <table:table-cell office:value-type="float" office:value="175288" calcext:value-type="float">
            <text:p>175288</text:p>
          </table:table-cell>
          <table:table-cell office:value-type="float" office:value="1360271289" calcext:value-type="float">
            <text:p>1360271289</text:p>
          </table:table-cell>
        </table:table-row>
        <table:table-row table:style-name="ro1">
          <table:table-cell table:number-columns-repeated="2" office:value-type="string" calcext:value-type="string">
            <text:p>Dagupan City</text:p>
          </table:table-cell>
          <table:table-cell office:value-type="float" office:value="16.043" calcext:value-type="float">
            <text:p>16.043</text:p>
          </table:table-cell>
          <table:table-cell office:value-type="float" office:value="120.334" calcext:value-type="float">
            <text:p>120.334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Dagupan</text:p>
          </table:table-cell>
          <table:table-cell office:value-type="string" calcext:value-type="string">
            <text:p>admin</text:p>
          </table:table-cell>
          <table:table-cell office:value-type="float" office:value="174302" calcext:value-type="float">
            <text:p>174302</text:p>
          </table:table-cell>
          <table:table-cell office:value-type="float" office:value="1608530964" calcext:value-type="float">
            <text:p>1608530964</text:p>
          </table:table-cell>
        </table:table-row>
        <table:table-row table:style-name="ro1">
          <table:table-cell table:number-columns-repeated="2" office:value-type="string" calcext:value-type="string">
            <text:p>Lubao</text:p>
          </table:table-cell>
          <table:table-cell office:value-type="float" office:value="14.9333" calcext:value-type="float">
            <text:p>14.9333</text:p>
          </table:table-cell>
          <table:table-cell office:value-type="float" office:value="120.6" calcext:value-type="float">
            <text:p>120.6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Pampanga</text:p>
          </table:table-cell>
          <table:table-cell/>
          <table:table-cell office:value-type="float" office:value="173502" calcext:value-type="float">
            <text:p>173502</text:p>
          </table:table-cell>
          <table:table-cell office:value-type="float" office:value="1608215915" calcext:value-type="float">
            <text:p>1608215915</text:p>
          </table:table-cell>
        </table:table-row>
        <table:table-row table:style-name="ro1">
          <table:table-cell table:number-columns-repeated="2" office:value-type="string" calcext:value-type="string">
            <text:p>Mexico</text:p>
          </table:table-cell>
          <table:table-cell office:value-type="float" office:value="15.0667" calcext:value-type="float">
            <text:p>15.0667</text:p>
          </table:table-cell>
          <table:table-cell office:value-type="float" office:value="120.7167" calcext:value-type="float">
            <text:p>120.7167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Pampanga</text:p>
          </table:table-cell>
          <table:table-cell/>
          <table:table-cell office:value-type="float" office:value="173403" calcext:value-type="float">
            <text:p>173403</text:p>
          </table:table-cell>
          <table:table-cell office:value-type="float" office:value="1608191667" calcext:value-type="float">
            <text:p>1608191667</text:p>
          </table:table-cell>
        </table:table-row>
        <table:table-row table:style-name="ro1">
          <table:table-cell office:value-type="string" calcext:value-type="string">
            <text:p>Hạ Long</text:p>
          </table:table-cell>
          <table:table-cell office:value-type="string" calcext:value-type="string">
            <text:p>Ha Long</text:p>
          </table:table-cell>
          <table:table-cell office:value-type="float" office:value="20.9516" calcext:value-type="float">
            <text:p>20.9516</text:p>
          </table:table-cell>
          <table:table-cell office:value-type="float" office:value="107.0852" calcext:value-type="float">
            <text:p>107.0852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Quảng Ninh</text:p>
          </table:table-cell>
          <table:table-cell office:value-type="string" calcext:value-type="string">
            <text:p>admin</text:p>
          </table:table-cell>
          <table:table-cell office:value-type="float" office:value="172915" calcext:value-type="float">
            <text:p>172915</text:p>
          </table:table-cell>
          <table:table-cell office:value-type="float" office:value="1704379547" calcext:value-type="float">
            <text:p>1704379547</text:p>
          </table:table-cell>
        </table:table-row>
        <table:table-row table:style-name="ro1">
          <table:table-cell table:number-columns-repeated="2" office:value-type="string" calcext:value-type="string">
            <text:p>Polomolok</text:p>
          </table:table-cell>
          <table:table-cell office:value-type="float" office:value="6.2167" calcext:value-type="float">
            <text:p>6.2167</text:p>
          </table:table-cell>
          <table:table-cell office:value-type="float" office:value="125.0667" calcext:value-type="float">
            <text:p>125.0667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South Cotabato</text:p>
          </table:table-cell>
          <table:table-cell/>
          <table:table-cell office:value-type="float" office:value="172605" calcext:value-type="float">
            <text:p>172605</text:p>
          </table:table-cell>
          <table:table-cell office:value-type="float" office:value="1608490461" calcext:value-type="float">
            <text:p>1608490461</text:p>
          </table:table-cell>
        </table:table-row>
        <table:table-row table:style-name="ro1">
          <table:table-cell table:number-columns-repeated="2" office:value-type="string" calcext:value-type="string">
            <text:p>General Mariano Alvarez</text:p>
          </table:table-cell>
          <table:table-cell office:value-type="float" office:value="14.3" calcext:value-type="float">
            <text:p>14.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Cavite</text:p>
          </table:table-cell>
          <table:table-cell/>
          <table:table-cell office:value-type="float" office:value="172433" calcext:value-type="float">
            <text:p>172433</text:p>
          </table:table-cell>
          <table:table-cell office:value-type="float" office:value="1608815735" calcext:value-type="float">
            <text:p>1608815735</text:p>
          </table:table-cell>
        </table:table-row>
        <table:table-row table:style-name="ro1">
          <table:table-cell table:number-columns-repeated="2" office:value-type="string" calcext:value-type="string">
            <text:p>Banyuwangi</text:p>
          </table:table-cell>
          <table:table-cell office:value-type="float" office:value="-8.195" calcext:value-type="float">
            <text:p>-8.195</text:p>
          </table:table-cell>
          <table:table-cell office:value-type="float" office:value="114.3696" calcext:value-type="float">
            <text:p>114.3696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Jawa Timur</text:p>
          </table:table-cell>
          <table:table-cell office:value-type="string" calcext:value-type="string">
            <text:p>minor</text:p>
          </table:table-cell>
          <table:table-cell office:value-type="float" office:value="172424" calcext:value-type="float">
            <text:p>172424</text:p>
          </table:table-cell>
          <table:table-cell office:value-type="float" office:value="1360008480" calcext:value-type="float">
            <text:p>1360008480</text:p>
          </table:table-cell>
        </table:table-row>
        <table:table-row table:style-name="ro1">
          <table:table-cell table:number-columns-repeated="2" office:value-type="string" calcext:value-type="string">
            <text:p>San Miguel</text:p>
          </table:table-cell>
          <table:table-cell office:value-type="float" office:value="15.1458" calcext:value-type="float">
            <text:p>15.1458</text:p>
          </table:table-cell>
          <table:table-cell office:value-type="float" office:value="120.9783" calcext:value-type="float">
            <text:p>120.978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Bulacan</text:p>
          </table:table-cell>
          <table:table-cell/>
          <table:table-cell office:value-type="float" office:value="172073" calcext:value-type="float">
            <text:p>172073</text:p>
          </table:table-cell>
          <table:table-cell office:value-type="float" office:value="1608046677" calcext:value-type="float">
            <text:p>1608046677</text:p>
          </table:table-cell>
        </table:table-row>
        <table:table-row table:style-name="ro1">
          <table:table-cell table:number-columns-repeated="2" office:value-type="string" calcext:value-type="string">
            <text:p>Surigao</text:p>
          </table:table-cell>
          <table:table-cell office:value-type="float" office:value="9.7833" calcext:value-type="float">
            <text:p>9.7833</text:p>
          </table:table-cell>
          <table:table-cell office:value-type="float" office:value="125.4833" calcext:value-type="float">
            <text:p>125.483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Surigao del Norte</text:p>
          </table:table-cell>
          <table:table-cell office:value-type="string" calcext:value-type="string">
            <text:p>admin</text:p>
          </table:table-cell>
          <table:table-cell office:value-type="float" office:value="171107" calcext:value-type="float">
            <text:p>171107</text:p>
          </table:table-cell>
          <table:table-cell office:value-type="float" office:value="1608611556" calcext:value-type="float">
            <text:p>1608611556</text:p>
          </table:table-cell>
        </table:table-row>
        <table:table-row table:style-name="ro1">
          <table:table-cell table:number-columns-repeated="2" office:value-type="string" calcext:value-type="string">
            <text:p>Concepcion</text:p>
          </table:table-cell>
          <table:table-cell office:value-type="float" office:value="15.3249" calcext:value-type="float">
            <text:p>15.3249</text:p>
          </table:table-cell>
          <table:table-cell office:value-type="float" office:value="120.6554" calcext:value-type="float">
            <text:p>120.6554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Tarlac</text:p>
          </table:table-cell>
          <table:table-cell/>
          <table:table-cell office:value-type="float" office:value="169953" calcext:value-type="float">
            <text:p>169953</text:p>
          </table:table-cell>
          <table:table-cell office:value-type="float" office:value="1608682956" calcext:value-type="float">
            <text:p>1608682956</text:p>
          </table:table-cell>
        </table:table-row>
        <table:table-row table:style-name="ro1">
          <table:table-cell table:number-columns-repeated="2" office:value-type="string" calcext:value-type="string">
            <text:p>Kluang</text:p>
          </table:table-cell>
          <table:table-cell office:value-type="float" office:value="2.0336" calcext:value-type="float">
            <text:p>2.0336</text:p>
          </table:table-cell>
          <table:table-cell office:value-type="float" office:value="103.3194" calcext:value-type="float">
            <text:p>103.3194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Johor</text:p>
          </table:table-cell>
          <table:table-cell/>
          <table:table-cell office:value-type="float" office:value="169828" calcext:value-type="float">
            <text:p>169828</text:p>
          </table:table-cell>
          <table:table-cell office:value-type="float" office:value="1458692921" calcext:value-type="float">
            <text:p>1458692921</text:p>
          </table:table-cell>
        </table:table-row>
        <table:table-row table:style-name="ro1">
          <table:table-cell table:number-columns-repeated="2" office:value-type="string" calcext:value-type="string">
            <text:p>Tebingtinggi</text:p>
          </table:table-cell>
          <table:table-cell office:value-type="float" office:value="3.3283" calcext:value-type="float">
            <text:p>3.3283</text:p>
          </table:table-cell>
          <table:table-cell office:value-type="float" office:value="99.1625" calcext:value-type="float">
            <text:p>99.1625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Sumatera Utara</text:p>
          </table:table-cell>
          <table:table-cell/>
          <table:table-cell office:value-type="float" office:value="169786" calcext:value-type="float">
            <text:p>169786</text:p>
          </table:table-cell>
          <table:table-cell office:value-type="float" office:value="1360386781" calcext:value-type="float">
            <text:p>1360386781</text:p>
          </table:table-cell>
        </table:table-row>
        <table:table-row table:style-name="ro1">
          <table:table-cell table:number-columns-repeated="2" office:value-type="string" calcext:value-type="string">
            <text:p>Baliuag</text:p>
          </table:table-cell>
          <table:table-cell office:value-type="float" office:value="14.95" calcext:value-type="float">
            <text:p>14.95</text:p>
          </table:table-cell>
          <table:table-cell office:value-type="float" office:value="120.9" calcext:value-type="float">
            <text:p>120.9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Bulacan</text:p>
          </table:table-cell>
          <table:table-cell/>
          <table:table-cell office:value-type="float" office:value="168470" calcext:value-type="float">
            <text:p>168470</text:p>
          </table:table-cell>
          <table:table-cell office:value-type="float" office:value="1608703693" calcext:value-type="float">
            <text:p>1608703693</text:p>
          </table:table-cell>
        </table:table-row>
        <table:table-row table:style-name="ro1">
          <table:table-cell table:number-columns-repeated="2" office:value-type="string" calcext:value-type="string">
            <text:p>Tuguegarao</text:p>
          </table:table-cell>
          <table:table-cell office:value-type="float" office:value="17.6167" calcext:value-type="float">
            <text:p>17.6167</text:p>
          </table:table-cell>
          <table:table-cell office:value-type="float" office:value="121.7167" calcext:value-type="float">
            <text:p>121.7167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Cagayan</text:p>
          </table:table-cell>
          <table:table-cell office:value-type="string" calcext:value-type="string">
            <text:p>admin</text:p>
          </table:table-cell>
          <table:table-cell office:value-type="float" office:value="166334" calcext:value-type="float">
            <text:p>166334</text:p>
          </table:table-cell>
          <table:table-cell office:value-type="float" office:value="1608110634" calcext:value-type="float">
            <text:p>1608110634</text:p>
          </table:table-cell>
        </table:table-row>
        <table:table-row table:style-name="ro1">
          <table:table-cell table:number-columns-repeated="2" office:value-type="string" calcext:value-type="string">
            <text:p>Tanjungbalai</text:p>
          </table:table-cell>
          <table:table-cell office:value-type="float" office:value="2.9667" calcext:value-type="float">
            <text:p>2.9667</text:p>
          </table:table-cell>
          <table:table-cell office:value-type="float" office:value="99.8" calcext:value-type="float">
            <text:p>99.8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Sumatera Utara</text:p>
          </table:table-cell>
          <table:table-cell/>
          <table:table-cell office:value-type="float" office:value="165763" calcext:value-type="float">
            <text:p>165763</text:p>
          </table:table-cell>
          <table:table-cell office:value-type="float" office:value="1360992709" calcext:value-type="float">
            <text:p>1360992709</text:p>
          </table:table-cell>
        </table:table-row>
        <table:table-row table:style-name="ro1">
          <table:table-cell office:value-type="string" calcext:value-type="string">
            <text:p>Hà Tĩnh</text:p>
          </table:table-cell>
          <table:table-cell office:value-type="string" calcext:value-type="string">
            <text:p>Ha Tinh</text:p>
          </table:table-cell>
          <table:table-cell office:value-type="float" office:value="18.3431" calcext:value-type="float">
            <text:p>18.3431</text:p>
          </table:table-cell>
          <table:table-cell office:value-type="float" office:value="105.9058" calcext:value-type="float">
            <text:p>105.9058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Hà Tĩnh</text:p>
          </table:table-cell>
          <table:table-cell office:value-type="string" calcext:value-type="string">
            <text:p>admin</text:p>
          </table:table-cell>
          <table:table-cell office:value-type="float" office:value="165396" calcext:value-type="float">
            <text:p>165396</text:p>
          </table:table-cell>
          <table:table-cell office:value-type="float" office:value="1704544061" calcext:value-type="float">
            <text:p>1704544061</text:p>
          </table:table-cell>
        </table:table-row>
        <table:table-row table:style-name="ro1">
          <table:table-cell table:number-columns-repeated="2" office:value-type="string" calcext:value-type="string">
            <text:p>Midsayap</text:p>
          </table:table-cell>
          <table:table-cell office:value-type="float" office:value="7.1917" calcext:value-type="float">
            <text:p>7.1917</text:p>
          </table:table-cell>
          <table:table-cell office:value-type="float" office:value="124.5333" calcext:value-type="float">
            <text:p>124.533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Cotabato</text:p>
          </table:table-cell>
          <table:table-cell/>
          <table:table-cell office:value-type="float" office:value="165376" calcext:value-type="float">
            <text:p>165376</text:p>
          </table:table-cell>
          <table:table-cell office:value-type="float" office:value="1608454598" calcext:value-type="float">
            <text:p>1608454598</text:p>
          </table:table-cell>
        </table:table-row>
        <table:table-row table:style-name="ro1">
          <table:table-cell table:number-columns-repeated="2" office:value-type="string" calcext:value-type="string">
            <text:p>Pikit</text:p>
          </table:table-cell>
          <table:table-cell office:value-type="float" office:value="7.05" calcext:value-type="float">
            <text:p>7.05</text:p>
          </table:table-cell>
          <table:table-cell office:value-type="float" office:value="124.6667" calcext:value-type="float">
            <text:p>124.6667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Cotabato</text:p>
          </table:table-cell>
          <table:table-cell/>
          <table:table-cell office:value-type="float" office:value="164646" calcext:value-type="float">
            <text:p>164646</text:p>
          </table:table-cell>
          <table:table-cell office:value-type="float" office:value="1608218990" calcext:value-type="float">
            <text:p>1608218990</text:p>
          </table:table-cell>
        </table:table-row>
        <table:table-row table:style-name="ro1">
          <table:table-cell table:number-columns-repeated="2" office:value-type="string" calcext:value-type="string">
            <text:p>Myingyan</text:p>
          </table:table-cell>
          <table:table-cell office:value-type="float" office:value="21.4618" calcext:value-type="float">
            <text:p>21.4618</text:p>
          </table:table-cell>
          <table:table-cell office:value-type="float" office:value="95.3914" calcext:value-type="float">
            <text:p>95.3914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Mandalay</text:p>
          </table:table-cell>
          <table:table-cell/>
          <table:table-cell office:value-type="float" office:value="163812" calcext:value-type="float">
            <text:p>163812</text:p>
          </table:table-cell>
          <table:table-cell office:value-type="float" office:value="1104162015" calcext:value-type="float">
            <text:p>1104162015</text:p>
          </table:table-cell>
        </table:table-row>
        <table:table-row table:style-name="ro1">
          <table:table-cell table:number-columns-repeated="2" office:value-type="string" calcext:value-type="string">
            <text:p>Sariaya</text:p>
          </table:table-cell>
          <table:table-cell office:value-type="float" office:value="13.9667" calcext:value-type="float">
            <text:p>13.9667</text:p>
          </table:table-cell>
          <table:table-cell office:value-type="float" office:value="121.5333" calcext:value-type="float">
            <text:p>121.533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Quezon</text:p>
          </table:table-cell>
          <table:table-cell/>
          <table:table-cell office:value-type="float" office:value="161868" calcext:value-type="float">
            <text:p>161868</text:p>
          </table:table-cell>
          <table:table-cell office:value-type="float" office:value="1608396060" calcext:value-type="float">
            <text:p>1608396060</text:p>
          </table:table-cell>
        </table:table-row>
        <table:table-row table:style-name="ro1">
          <table:table-cell table:number-columns-repeated="2" office:value-type="string" calcext:value-type="string">
            <text:p>Metro</text:p>
          </table:table-cell>
          <table:table-cell office:value-type="float" office:value="-5.1167" calcext:value-type="float">
            <text:p>-5.1167</text:p>
          </table:table-cell>
          <table:table-cell office:value-type="float" office:value="105.3" calcext:value-type="float">
            <text:p>105.3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Lampung</text:p>
          </table:table-cell>
          <table:table-cell/>
          <table:table-cell office:value-type="float" office:value="161799" calcext:value-type="float">
            <text:p>161799</text:p>
          </table:table-cell>
          <table:table-cell office:value-type="float" office:value="1360659228" calcext:value-type="float">
            <text:p>1360659228</text:p>
          </table:table-cell>
        </table:table-row>
        <table:table-row table:style-name="ro1">
          <table:table-cell table:number-columns-repeated="2" office:value-type="string" calcext:value-type="string">
            <text:p>Bontang</text:p>
          </table:table-cell>
          <table:table-cell office:value-type="float" office:value="0.1333" calcext:value-type="float">
            <text:p>0.1333</text:p>
          </table:table-cell>
          <table:table-cell office:value-type="float" office:value="117.5" calcext:value-type="float">
            <text:p>117.5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Kalimantan Timur</text:p>
          </table:table-cell>
          <table:table-cell/>
          <table:table-cell office:value-type="float" office:value="161413" calcext:value-type="float">
            <text:p>161413</text:p>
          </table:table-cell>
          <table:table-cell office:value-type="float" office:value="1360692406" calcext:value-type="float">
            <text:p>1360692406</text:p>
          </table:table-cell>
        </table:table-row>
        <table:table-row table:style-name="ro1">
          <table:table-cell table:number-columns-repeated="2" office:value-type="string" calcext:value-type="string">
            <text:p>Naic</text:p>
          </table:table-cell>
          <table:table-cell office:value-type="float" office:value="14.3167" calcext:value-type="float">
            <text:p>14.3167</text:p>
          </table:table-cell>
          <table:table-cell office:value-type="float" office:value="120.7667" calcext:value-type="float">
            <text:p>120.7667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Cavite</text:p>
          </table:table-cell>
          <table:table-cell/>
          <table:table-cell office:value-type="float" office:value="160987" calcext:value-type="float">
            <text:p>160987</text:p>
          </table:table-cell>
          <table:table-cell office:value-type="float" office:value="1608196842" calcext:value-type="float">
            <text:p>1608196842</text:p>
          </table:table-cell>
        </table:table-row>
        <table:table-row table:style-name="ro1">
          <table:table-cell table:number-columns-repeated="2" office:value-type="string" calcext:value-type="string">
            <text:p>Kidapawan</text:p>
          </table:table-cell>
          <table:table-cell office:value-type="float" office:value="7.0083" calcext:value-type="float">
            <text:p>7.0083</text:p>
          </table:table-cell>
          <table:table-cell office:value-type="float" office:value="125.0894" calcext:value-type="float">
            <text:p>125.0894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Cotabato</text:p>
          </table:table-cell>
          <table:table-cell office:value-type="string" calcext:value-type="string">
            <text:p>admin</text:p>
          </table:table-cell>
          <table:table-cell office:value-type="float" office:value="160791" calcext:value-type="float">
            <text:p>160791</text:p>
          </table:table-cell>
          <table:table-cell office:value-type="float" office:value="1608883158" calcext:value-type="float">
            <text:p>1608883158</text:p>
          </table:table-cell>
        </table:table-row>
        <table:table-row table:style-name="ro1">
          <table:table-cell office:value-type="string" calcext:value-type="string">
            <text:p>Đồng Hới</text:p>
          </table:table-cell>
          <table:table-cell office:value-type="string" calcext:value-type="string">
            <text:p>Dong Hoi</text:p>
          </table:table-cell>
          <table:table-cell office:value-type="float" office:value="17.4833" calcext:value-type="float">
            <text:p>17.4833</text:p>
          </table:table-cell>
          <table:table-cell office:value-type="float" office:value="106.6" calcext:value-type="float">
            <text:p>106.6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Quảng Bình</text:p>
          </table:table-cell>
          <table:table-cell office:value-type="string" calcext:value-type="string">
            <text:p>admin</text:p>
          </table:table-cell>
          <table:table-cell office:value-type="float" office:value="160325" calcext:value-type="float">
            <text:p>160325</text:p>
          </table:table-cell>
          <table:table-cell office:value-type="float" office:value="1704323043" calcext:value-type="float">
            <text:p>1704323043</text:p>
          </table:table-cell>
        </table:table-row>
        <table:table-row table:style-name="ro1">
          <table:table-cell table:number-columns-repeated="2" office:value-type="string" calcext:value-type="string">
            <text:p>Taunggyi</text:p>
          </table:table-cell>
          <table:table-cell office:value-type="float" office:value="20.7833" calcext:value-type="float">
            <text:p>20.7833</text:p>
          </table:table-cell>
          <table:table-cell office:value-type="float" office:value="96.9667" calcext:value-type="float">
            <text:p>96.9667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Shan State</text:p>
          </table:table-cell>
          <table:table-cell office:value-type="string" calcext:value-type="string">
            <text:p>admin</text:p>
          </table:table-cell>
          <table:table-cell office:value-type="float" office:value="160115" calcext:value-type="float">
            <text:p>160115</text:p>
          </table:table-cell>
          <table:table-cell office:value-type="float" office:value="1104364374" calcext:value-type="float">
            <text:p>1104364374</text:p>
          </table:table-cell>
        </table:table-row>
        <table:table-row table:style-name="ro1">
          <table:table-cell table:number-columns-repeated="2" office:value-type="string" calcext:value-type="string">
            <text:p>Hat Yai</text:p>
          </table:table-cell>
          <table:table-cell office:value-type="float" office:value="7.0167" calcext:value-type="float">
            <text:p>7.0167</text:p>
          </table:table-cell>
          <table:table-cell office:value-type="float" office:value="100.4667" calcext:value-type="float">
            <text:p>100.4667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Songkhla</text:p>
          </table:table-cell>
          <table:table-cell office:value-type="string" calcext:value-type="string">
            <text:p>minor</text:p>
          </table:table-cell>
          <table:table-cell office:value-type="float" office:value="159130" calcext:value-type="float">
            <text:p>159130</text:p>
          </table:table-cell>
          <table:table-cell office:value-type="float" office:value="1764161022" calcext:value-type="float">
            <text:p>1764161022</text:p>
          </table:table-cell>
        </table:table-row>
        <table:table-row table:style-name="ro1">
          <table:table-cell table:number-columns-repeated="2" office:value-type="string" calcext:value-type="string">
            <text:p>Cadiz</text:p>
          </table:table-cell>
          <table:table-cell office:value-type="float" office:value="10.95" calcext:value-type="float">
            <text:p>10.95</text:p>
          </table:table-cell>
          <table:table-cell office:value-type="float" office:value="123.3" calcext:value-type="float">
            <text:p>123.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Negros Occidental</text:p>
          </table:table-cell>
          <table:table-cell/>
          <table:table-cell office:value-type="float" office:value="158544" calcext:value-type="float">
            <text:p>158544</text:p>
          </table:table-cell>
          <table:table-cell office:value-type="float" office:value="1608224037" calcext:value-type="float">
            <text:p>1608224037</text:p>
          </table:table-cell>
        </table:table-row>
        <table:table-row table:style-name="ro1">
          <table:table-cell table:number-columns-repeated="2" office:value-type="string" calcext:value-type="string">
            <text:p>Ilagan</text:p>
          </table:table-cell>
          <table:table-cell office:value-type="float" office:value="17.1333" calcext:value-type="float">
            <text:p>17.1333</text:p>
          </table:table-cell>
          <table:table-cell office:value-type="float" office:value="121.8833" calcext:value-type="float">
            <text:p>121.883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Isabela</text:p>
          </table:table-cell>
          <table:table-cell office:value-type="string" calcext:value-type="string">
            <text:p>admin</text:p>
          </table:table-cell>
          <table:table-cell office:value-type="float" office:value="158218" calcext:value-type="float">
            <text:p>158218</text:p>
          </table:table-cell>
          <table:table-cell office:value-type="float" office:value="1608190610" calcext:value-type="float">
            <text:p>1608190610</text:p>
          </table:table-cell>
        </table:table-row>
        <table:table-row table:style-name="ro1">
          <table:table-cell office:value-type="string" calcext:value-type="string">
            <text:p>Châu Đốc</text:p>
          </table:table-cell>
          <table:table-cell office:value-type="string" calcext:value-type="string">
            <text:p>Chau Doc</text:p>
          </table:table-cell>
          <table:table-cell office:value-type="float" office:value="10.7" calcext:value-type="float">
            <text:p>10.7</text:p>
          </table:table-cell>
          <table:table-cell office:value-type="float" office:value="105.1167" calcext:value-type="float">
            <text:p>105.1167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An Giang</text:p>
          </table:table-cell>
          <table:table-cell/>
          <table:table-cell office:value-type="float" office:value="157298" calcext:value-type="float">
            <text:p>157298</text:p>
          </table:table-cell>
          <table:table-cell office:value-type="float" office:value="1704020910" calcext:value-type="float">
            <text:p>1704020910</text:p>
          </table:table-cell>
        </table:table-row>
        <table:table-row table:style-name="ro1">
          <table:table-cell table:number-columns-repeated="2" office:value-type="string" calcext:value-type="string">
            <text:p>Danao</text:p>
          </table:table-cell>
          <table:table-cell office:value-type="float" office:value="10.5333" calcext:value-type="float">
            <text:p>10.5333</text:p>
          </table:table-cell>
          <table:table-cell office:value-type="float" office:value="123.9333" calcext:value-type="float">
            <text:p>123.933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Cebu</text:p>
          </table:table-cell>
          <table:table-cell/>
          <table:table-cell office:value-type="float" office:value="156321" calcext:value-type="float">
            <text:p>156321</text:p>
          </table:table-cell>
          <table:table-cell office:value-type="float" office:value="1608547808" calcext:value-type="float">
            <text:p>1608547808</text:p>
          </table:table-cell>
        </table:table-row>
        <table:table-row table:style-name="ro1">
          <table:table-cell table:number-columns-repeated="2" office:value-type="string" calcext:value-type="string">
            <text:p>Capas</text:p>
          </table:table-cell>
          <table:table-cell office:value-type="float" office:value="15.3312" calcext:value-type="float">
            <text:p>15.3312</text:p>
          </table:table-cell>
          <table:table-cell office:value-type="float" office:value="120.5898" calcext:value-type="float">
            <text:p>120.5898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Tarlac</text:p>
          </table:table-cell>
          <table:table-cell/>
          <table:table-cell office:value-type="float" office:value="156056" calcext:value-type="float">
            <text:p>156056</text:p>
          </table:table-cell>
          <table:table-cell office:value-type="float" office:value="1608379387" calcext:value-type="float">
            <text:p>1608379387</text:p>
          </table:table-cell>
        </table:table-row>
        <table:table-row table:style-name="ro1">
          <table:table-cell office:value-type="string" calcext:value-type="string">
            <text:p>Cẩm Phả</text:p>
          </table:table-cell>
          <table:table-cell office:value-type="string" calcext:value-type="string">
            <text:p>Cam Pha</text:p>
          </table:table-cell>
          <table:table-cell office:value-type="float" office:value="21.0065" calcext:value-type="float">
            <text:p>21.0065</text:p>
          </table:table-cell>
          <table:table-cell office:value-type="float" office:value="107.2726" calcext:value-type="float">
            <text:p>107.2726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Quảng Ninh</text:p>
          </table:table-cell>
          <table:table-cell office:value-type="string" calcext:value-type="string">
            <text:p>minor</text:p>
          </table:table-cell>
          <table:table-cell office:value-type="float" office:value="156000" calcext:value-type="float">
            <text:p>156000</text:p>
          </table:table-cell>
          <table:table-cell office:value-type="float" office:value="1704985016" calcext:value-type="float">
            <text:p>1704985016</text:p>
          </table:table-cell>
        </table:table-row>
        <table:table-row table:style-name="ro1">
          <table:table-cell table:number-columns-repeated="2" office:value-type="string" calcext:value-type="string">
            <text:p>Pandi</text:p>
          </table:table-cell>
          <table:table-cell office:value-type="float" office:value="14.8667" calcext:value-type="float">
            <text:p>14.8667</text:p>
          </table:table-cell>
          <table:table-cell office:value-type="float" office:value="120.95" calcext:value-type="float">
            <text:p>120.95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Bulacan</text:p>
          </table:table-cell>
          <table:table-cell/>
          <table:table-cell office:value-type="float" office:value="155115" calcext:value-type="float">
            <text:p>155115</text:p>
          </table:table-cell>
          <table:table-cell office:value-type="float" office:value="1608700526" calcext:value-type="float">
            <text:p>1608700526</text:p>
          </table:table-cell>
        </table:table-row>
        <table:table-row table:style-name="ro1">
          <table:table-cell table:number-columns-repeated="2" office:value-type="string" calcext:value-type="string">
            <text:p>San Jose</text:p>
          </table:table-cell>
          <table:table-cell office:value-type="float" office:value="12.3528" calcext:value-type="float">
            <text:p>12.3528</text:p>
          </table:table-cell>
          <table:table-cell office:value-type="float" office:value="121.0676" calcext:value-type="float">
            <text:p>121.0676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Occidental Mindoro</text:p>
          </table:table-cell>
          <table:table-cell/>
          <table:table-cell office:value-type="float" office:value="153267" calcext:value-type="float">
            <text:p>153267</text:p>
          </table:table-cell>
          <table:table-cell office:value-type="float" office:value="1608355709" calcext:value-type="float">
            <text:p>1608355709</text:p>
          </table:table-cell>
        </table:table-row>
        <table:table-row table:style-name="ro1">
          <table:table-cell table:number-columns-repeated="2" office:value-type="string" calcext:value-type="string">
            <text:p>Poblacion</text:p>
          </table:table-cell>
          <table:table-cell office:value-type="float" office:value="10.4167" calcext:value-type="float">
            <text:p>10.4167</text:p>
          </table:table-cell>
          <table:table-cell office:value-type="float" office:value="123.9667" calcext:value-type="float">
            <text:p>123.9667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Cebu</text:p>
          </table:table-cell>
          <table:table-cell/>
          <table:table-cell office:value-type="float" office:value="153197" calcext:value-type="float">
            <text:p>153197</text:p>
          </table:table-cell>
          <table:table-cell office:value-type="float" office:value="1608456191" calcext:value-type="float">
            <text:p>1608456191</text:p>
          </table:table-cell>
        </table:table-row>
        <table:table-row table:style-name="ro1">
          <table:table-cell table:number-columns-repeated="2" office:value-type="string" calcext:value-type="string">
            <text:p>Mudon</text:p>
          </table:table-cell>
          <table:table-cell office:value-type="float" office:value="16.2618" calcext:value-type="float">
            <text:p>16.2618</text:p>
          </table:table-cell>
          <table:table-cell office:value-type="float" office:value="97.7215" calcext:value-type="float">
            <text:p>97.7215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Mon State</text:p>
          </table:table-cell>
          <table:table-cell/>
          <table:table-cell office:value-type="float" office:value="152300" calcext:value-type="float">
            <text:p>152300</text:p>
          </table:table-cell>
          <table:table-cell office:value-type="float" office:value="1104174785" calcext:value-type="float">
            <text:p>1104174785</text:p>
          </table:table-cell>
        </table:table-row>
        <table:table-row table:style-name="ro1">
          <table:table-cell table:number-columns-repeated="2" office:value-type="string" calcext:value-type="string">
            <text:p>Baubau</text:p>
          </table:table-cell>
          <table:table-cell office:value-type="float" office:value="-5.4667" calcext:value-type="float">
            <text:p>-5.4667</text:p>
          </table:table-cell>
          <table:table-cell office:value-type="float" office:value="122.633" calcext:value-type="float">
            <text:p>122.633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Sulawesi Tenggara</text:p>
          </table:table-cell>
          <table:table-cell/>
          <table:table-cell office:value-type="float" office:value="152143" calcext:value-type="float">
            <text:p>152143</text:p>
          </table:table-cell>
          <table:table-cell office:value-type="float" office:value="1360789994" calcext:value-type="float">
            <text:p>1360789994</text:p>
          </table:table-cell>
        </table:table-row>
        <table:table-row table:style-name="ro1">
          <table:table-cell table:number-columns-repeated="2" office:value-type="string" calcext:value-type="string">
            <text:p>Minglanilla</text:p>
          </table:table-cell>
          <table:table-cell office:value-type="float" office:value="10.245" calcext:value-type="float">
            <text:p>10.245</text:p>
          </table:table-cell>
          <table:table-cell office:value-type="float" office:value="123.7964" calcext:value-type="float">
            <text:p>123.7964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Cebu</text:p>
          </table:table-cell>
          <table:table-cell/>
          <table:table-cell office:value-type="float" office:value="151002" calcext:value-type="float">
            <text:p>151002</text:p>
          </table:table-cell>
          <table:table-cell office:value-type="float" office:value="1608573791" calcext:value-type="float">
            <text:p>1608573791</text:p>
          </table:table-cell>
        </table:table-row>
        <table:table-row table:style-name="ro1">
          <table:table-cell table:number-columns-repeated="2" office:value-type="string" calcext:value-type="string">
            <text:p>San Jose</text:p>
          </table:table-cell>
          <table:table-cell office:value-type="float" office:value="15.7833" calcext:value-type="float">
            <text:p>15.783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Nueva Ecija</text:p>
          </table:table-cell>
          <table:table-cell/>
          <table:table-cell office:value-type="float" office:value="150917" calcext:value-type="float">
            <text:p>150917</text:p>
          </table:table-cell>
          <table:table-cell office:value-type="float" office:value="1608000478" calcext:value-type="float">
            <text:p>1608000478</text:p>
          </table:table-cell>
        </table:table-row>
        <table:table-row table:style-name="ro1">
          <table:table-cell table:number-columns-repeated="2" office:value-type="string" calcext:value-type="string">
            <text:p>Mariveles</text:p>
          </table:table-cell>
          <table:table-cell office:value-type="float" office:value="14.4333" calcext:value-type="float">
            <text:p>14.4333</text:p>
          </table:table-cell>
          <table:table-cell office:value-type="float" office:value="120.4833" calcext:value-type="float">
            <text:p>120.483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Bataan</text:p>
          </table:table-cell>
          <table:table-cell/>
          <table:table-cell office:value-type="float" office:value="149879" calcext:value-type="float">
            <text:p>149879</text:p>
          </table:table-cell>
          <table:table-cell office:value-type="float" office:value="1608735167" calcext:value-type="float">
            <text:p>1608735167</text:p>
          </table:table-cell>
        </table:table-row>
        <table:table-row table:style-name="ro1">
          <table:table-cell office:value-type="string" calcext:value-type="string">
            <text:p>Cao Lãnh</text:p>
          </table:table-cell>
          <table:table-cell office:value-type="string" calcext:value-type="string">
            <text:p>Cao Lanh</text:p>
          </table:table-cell>
          <table:table-cell office:value-type="float" office:value="10.4603" calcext:value-type="float">
            <text:p>10.4603</text:p>
          </table:table-cell>
          <table:table-cell office:value-type="float" office:value="105.6331" calcext:value-type="float">
            <text:p>105.6331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Đồng Tháp</text:p>
          </table:table-cell>
          <table:table-cell office:value-type="string" calcext:value-type="string">
            <text:p>admin</text:p>
          </table:table-cell>
          <table:table-cell office:value-type="float" office:value="149837" calcext:value-type="float">
            <text:p>149837</text:p>
          </table:table-cell>
          <table:table-cell office:value-type="float" office:value="1704276832" calcext:value-type="float">
            <text:p>1704276832</text:p>
          </table:table-cell>
        </table:table-row>
        <table:table-row table:style-name="ro1">
          <table:table-cell table:number-columns-repeated="2" office:value-type="string" calcext:value-type="string">
            <text:p>Saumlaki</text:p>
          </table:table-cell>
          <table:table-cell office:value-type="float" office:value="-7.975" calcext:value-type="float">
            <text:p>-7.975</text:p>
          </table:table-cell>
          <table:table-cell office:value-type="float" office:value="131.3075" calcext:value-type="float">
            <text:p>131.3075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Maluku</text:p>
          </table:table-cell>
          <table:table-cell office:value-type="string" calcext:value-type="string">
            <text:p>minor</text:p>
          </table:table-cell>
          <table:table-cell office:value-type="float" office:value="149790" calcext:value-type="float">
            <text:p>149790</text:p>
          </table:table-cell>
          <table:table-cell office:value-type="float" office:value="1360861988" calcext:value-type="float">
            <text:p>1360861988</text:p>
          </table:table-cell>
        </table:table-row>
        <table:table-row table:style-name="ro1">
          <table:table-cell table:number-columns-repeated="2" office:value-type="string" calcext:value-type="string">
            <text:p>Sagay</text:p>
          </table:table-cell>
          <table:table-cell office:value-type="float" office:value="10.9" calcext:value-type="float">
            <text:p>10.9</text:p>
          </table:table-cell>
          <table:table-cell office:value-type="float" office:value="123.4167" calcext:value-type="float">
            <text:p>123.4167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Negros Occidental</text:p>
          </table:table-cell>
          <table:table-cell/>
          <table:table-cell office:value-type="float" office:value="148894" calcext:value-type="float">
            <text:p>148894</text:p>
          </table:table-cell>
          <table:table-cell office:value-type="float" office:value="1608284971" calcext:value-type="float">
            <text:p>1608284971</text:p>
          </table:table-cell>
        </table:table-row>
        <table:table-row table:style-name="ro1">
          <table:table-cell table:number-columns-repeated="2" office:value-type="string" calcext:value-type="string">
            <text:p>Santiago</text:p>
          </table:table-cell>
          <table:table-cell office:value-type="float" office:value="16.6833" calcext:value-type="float">
            <text:p>16.6833</text:p>
          </table:table-cell>
          <table:table-cell office:value-type="float" office:value="121.55" calcext:value-type="float">
            <text:p>121.55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admin</text:p>
          </table:table-cell>
          <table:table-cell office:value-type="float" office:value="148580" calcext:value-type="float">
            <text:p>148580</text:p>
          </table:table-cell>
          <table:table-cell office:value-type="float" office:value="1608477470" calcext:value-type="float">
            <text:p>1608477470</text:p>
          </table:table-cell>
        </table:table-row>
        <table:table-row table:style-name="ro1">
          <table:table-cell table:number-columns-repeated="2" office:value-type="string" calcext:value-type="string">
            <text:p>Consolacion</text:p>
          </table:table-cell>
          <table:table-cell office:value-type="float" office:value="10.4" calcext:value-type="float">
            <text:p>10.4</text:p>
          </table:table-cell>
          <table:table-cell office:value-type="float" office:value="123.95" calcext:value-type="float">
            <text:p>123.95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Cebu</text:p>
          </table:table-cell>
          <table:table-cell/>
          <table:table-cell office:value-type="float" office:value="148012" calcext:value-type="float">
            <text:p>148012</text:p>
          </table:table-cell>
          <table:table-cell office:value-type="float" office:value="1608199695" calcext:value-type="float">
            <text:p>1608199695</text:p>
          </table:table-cell>
        </table:table-row>
        <table:table-row table:style-name="ro1">
          <table:table-cell office:value-type="string" calcext:value-type="string">
            <text:p>Lạng Sơn</text:p>
          </table:table-cell>
          <table:table-cell office:value-type="string" calcext:value-type="string">
            <text:p>Lang Son</text:p>
          </table:table-cell>
          <table:table-cell office:value-type="float" office:value="21.8478" calcext:value-type="float">
            <text:p>21.8478</text:p>
          </table:table-cell>
          <table:table-cell office:value-type="float" office:value="106.7578" calcext:value-type="float">
            <text:p>106.7578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Lạng Sơn</text:p>
          </table:table-cell>
          <table:table-cell office:value-type="string" calcext:value-type="string">
            <text:p>admin</text:p>
          </table:table-cell>
          <table:table-cell office:value-type="float" office:value="148000" calcext:value-type="float">
            <text:p>148000</text:p>
          </table:table-cell>
          <table:table-cell office:value-type="float" office:value="1704004349" calcext:value-type="float">
            <text:p>1704004349</text:p>
          </table:table-cell>
        </table:table-row>
        <table:table-row table:style-name="ro1">
          <table:table-cell table:number-columns-repeated="2" office:value-type="string" calcext:value-type="string">
            <text:p>Siem Reap</text:p>
          </table:table-cell>
          <table:table-cell office:value-type="float" office:value="13.3622" calcext:value-type="float">
            <text:p>13.3622</text:p>
          </table:table-cell>
          <table:table-cell office:value-type="float" office:value="103.8597" calcext:value-type="float">
            <text:p>103.8597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Siem Reap</text:p>
          </table:table-cell>
          <table:table-cell office:value-type="string" calcext:value-type="string">
            <text:p>admin</text:p>
          </table:table-cell>
          <table:table-cell office:value-type="float" office:value="147866" calcext:value-type="float">
            <text:p>147866</text:p>
          </table:table-cell>
          <table:table-cell office:value-type="float" office:value="1116263015" calcext:value-type="float">
            <text:p>1116263015</text:p>
          </table:table-cell>
        </table:table-row>
        <table:table-row table:style-name="ro1">
          <table:table-cell table:number-columns-repeated="2" office:value-type="string" calcext:value-type="string">
            <text:p>Mati</text:p>
          </table:table-cell>
          <table:table-cell office:value-type="float" office:value="6.95" calcext:value-type="float">
            <text:p>6.95</text:p>
          </table:table-cell>
          <table:table-cell office:value-type="float" office:value="126.2333" calcext:value-type="float">
            <text:p>126.233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Davao Oriental</text:p>
          </table:table-cell>
          <table:table-cell office:value-type="string" calcext:value-type="string">
            <text:p>admin</text:p>
          </table:table-cell>
          <table:table-cell office:value-type="float" office:value="147547" calcext:value-type="float">
            <text:p>147547</text:p>
          </table:table-cell>
          <table:table-cell office:value-type="float" office:value="1608000731" calcext:value-type="float">
            <text:p>1608000731</text:p>
          </table:table-cell>
        </table:table-row>
        <table:table-row table:style-name="ro1">
          <table:table-cell table:number-columns-repeated="2" office:value-type="string" calcext:value-type="string">
            <text:p>Cam Ranh</text:p>
          </table:table-cell>
          <table:table-cell office:value-type="float" office:value="11.902" calcext:value-type="float">
            <text:p>11.902</text:p>
          </table:table-cell>
          <table:table-cell office:value-type="float" office:value="109.2207" calcext:value-type="float">
            <text:p>109.2207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Khánh Hòa</text:p>
          </table:table-cell>
          <table:table-cell/>
          <table:table-cell office:value-type="float" office:value="146771" calcext:value-type="float">
            <text:p>146771</text:p>
          </table:table-cell>
          <table:table-cell office:value-type="float" office:value="1704104189" calcext:value-type="float">
            <text:p>1704104189</text:p>
          </table:table-cell>
        </table:table-row>
        <table:table-row table:style-name="ro1">
          <table:table-cell table:number-columns-repeated="2" office:value-type="string" calcext:value-type="string">
            <text:p>Pleiku</text:p>
          </table:table-cell>
          <table:table-cell office:value-type="float" office:value="13.9715" calcext:value-type="float">
            <text:p>13.9715</text:p>
          </table:table-cell>
          <table:table-cell office:value-type="float" office:value="108.0147" calcext:value-type="float">
            <text:p>108.0147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Gia Lai</text:p>
          </table:table-cell>
          <table:table-cell office:value-type="string" calcext:value-type="string">
            <text:p>admin</text:p>
          </table:table-cell>
          <table:table-cell office:value-type="float" office:value="146073" calcext:value-type="float">
            <text:p>146073</text:p>
          </table:table-cell>
          <table:table-cell office:value-type="float" office:value="1704220080" calcext:value-type="float">
            <text:p>1704220080</text:p>
          </table:table-cell>
        </table:table-row>
        <table:table-row table:style-name="ro1">
          <table:table-cell table:number-columns-repeated="2" office:value-type="string" calcext:value-type="string">
            <text:p>Calapan</text:p>
          </table:table-cell>
          <table:table-cell office:value-type="float" office:value="13.3667" calcext:value-type="float">
            <text:p>13.3667</text:p>
          </table:table-cell>
          <table:table-cell office:value-type="float" office:value="121.2" calcext:value-type="float">
            <text:p>121.2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Oriental Mindoro</text:p>
          </table:table-cell>
          <table:table-cell office:value-type="string" calcext:value-type="string">
            <text:p>admin</text:p>
          </table:table-cell>
          <table:table-cell office:value-type="float" office:value="145786" calcext:value-type="float">
            <text:p>145786</text:p>
          </table:table-cell>
          <table:table-cell office:value-type="float" office:value="1608578259" calcext:value-type="float">
            <text:p>1608578259</text:p>
          </table:table-cell>
        </table:table-row>
        <table:table-row table:style-name="ro1">
          <table:table-cell table:number-columns-repeated="2" office:value-type="string" calcext:value-type="string">
            <text:p>Arayat</text:p>
          </table:table-cell>
          <table:table-cell office:value-type="float" office:value="15.1493" calcext:value-type="float">
            <text:p>15.1493</text:p>
          </table:table-cell>
          <table:table-cell office:value-type="float" office:value="120.7692" calcext:value-type="float">
            <text:p>120.7692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Pampanga</text:p>
          </table:table-cell>
          <table:table-cell/>
          <table:table-cell office:value-type="float" office:value="144875" calcext:value-type="float">
            <text:p>144875</text:p>
          </table:table-cell>
          <table:table-cell office:value-type="float" office:value="1608482411" calcext:value-type="float">
            <text:p>1608482411</text:p>
          </table:table-cell>
        </table:table-row>
        <table:table-row table:style-name="ro1">
          <table:table-cell table:number-columns-repeated="2" office:value-type="string" calcext:value-type="string">
            <text:p>Urdaneta</text:p>
          </table:table-cell>
          <table:table-cell office:value-type="float" office:value="15.9761" calcext:value-type="float">
            <text:p>15.9761</text:p>
          </table:table-cell>
          <table:table-cell office:value-type="float" office:value="120.5711" calcext:value-type="float">
            <text:p>120.5711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Pangasinan</text:p>
          </table:table-cell>
          <table:table-cell/>
          <table:table-cell office:value-type="float" office:value="144577" calcext:value-type="float">
            <text:p>144577</text:p>
          </table:table-cell>
          <table:table-cell office:value-type="float" office:value="1608117383" calcext:value-type="float">
            <text:p>1608117383</text:p>
          </table:table-cell>
        </table:table-row>
        <table:table-row table:style-name="ro1">
          <table:table-cell table:number-columns-repeated="2" office:value-type="string" calcext:value-type="string">
            <text:p>Calabayan</text:p>
          </table:table-cell>
          <table:table-cell office:value-type="float" office:value="16.7667" calcext:value-type="float">
            <text:p>16.7667</text:p>
          </table:table-cell>
          <table:table-cell office:value-type="float" office:value="121.7833" calcext:value-type="float">
            <text:p>121.783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Isabela</text:p>
          </table:table-cell>
          <table:table-cell/>
          <table:table-cell office:value-type="float" office:value="143403" calcext:value-type="float">
            <text:p>143403</text:p>
          </table:table-cell>
          <table:table-cell office:value-type="float" office:value="1608955576" calcext:value-type="float">
            <text:p>1608955576</text:p>
          </table:table-cell>
        </table:table-row>
        <table:table-row table:style-name="ro1">
          <table:table-cell table:number-columns-repeated="2" office:value-type="string" calcext:value-type="string">
            <text:p>Malasiqui</text:p>
          </table:table-cell>
          <table:table-cell office:value-type="float" office:value="15.9167" calcext:value-type="float">
            <text:p>15.9167</text:p>
          </table:table-cell>
          <table:table-cell office:value-type="float" office:value="120.4167" calcext:value-type="float">
            <text:p>120.4167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Pangasinan</text:p>
          </table:table-cell>
          <table:table-cell/>
          <table:table-cell office:value-type="float" office:value="143094" calcext:value-type="float">
            <text:p>143094</text:p>
          </table:table-cell>
          <table:table-cell office:value-type="float" office:value="1608316754" calcext:value-type="float">
            <text:p>1608316754</text:p>
          </table:table-cell>
        </table:table-row>
        <table:table-row table:style-name="ro1">
          <table:table-cell table:number-columns-repeated="2" office:value-type="string" calcext:value-type="string">
            <text:p>Bocaue</text:p>
          </table:table-cell>
          <table:table-cell office:value-type="float" office:value="14.8" calcext:value-type="float">
            <text:p>14.8</text:p>
          </table:table-cell>
          <table:table-cell office:value-type="float" office:value="120.9333" calcext:value-type="float">
            <text:p>120.933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Bulacan</text:p>
          </table:table-cell>
          <table:table-cell/>
          <table:table-cell office:value-type="float" office:value="141412" calcext:value-type="float">
            <text:p>141412</text:p>
          </table:table-cell>
          <table:table-cell office:value-type="float" office:value="1608457468" calcext:value-type="float">
            <text:p>1608457468</text:p>
          </table:table-cell>
        </table:table-row>
        <table:table-row table:style-name="ro1">
          <table:table-cell table:number-columns-repeated="2" office:value-type="string" calcext:value-type="string">
            <text:p>Tabaco</text:p>
          </table:table-cell>
          <table:table-cell office:value-type="float" office:value="13.35" calcext:value-type="float">
            <text:p>13.35</text:p>
          </table:table-cell>
          <table:table-cell office:value-type="float" office:value="123.7333" calcext:value-type="float">
            <text:p>123.733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Albay</text:p>
          </table:table-cell>
          <table:table-cell/>
          <table:table-cell office:value-type="float" office:value="140961" calcext:value-type="float">
            <text:p>140961</text:p>
          </table:table-cell>
          <table:table-cell office:value-type="float" office:value="1608252596" calcext:value-type="float">
            <text:p>1608252596</text:p>
          </table:table-cell>
        </table:table-row>
        <table:table-row table:style-name="ro1">
          <table:table-cell table:number-columns-repeated="2" office:value-type="string" calcext:value-type="string">
            <text:p>Porac</text:p>
          </table:table-cell>
          <table:table-cell office:value-type="float" office:value="15.0719" calcext:value-type="float">
            <text:p>15.0719</text:p>
          </table:table-cell>
          <table:table-cell office:value-type="float" office:value="120.5419" calcext:value-type="float">
            <text:p>120.5419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Pampanga</text:p>
          </table:table-cell>
          <table:table-cell/>
          <table:table-cell office:value-type="float" office:value="140751" calcext:value-type="float">
            <text:p>140751</text:p>
          </table:table-cell>
          <table:table-cell office:value-type="float" office:value="1608946840" calcext:value-type="float">
            <text:p>1608946840</text:p>
          </table:table-cell>
        </table:table-row>
        <table:table-row table:style-name="ro1">
          <table:table-cell table:number-columns-repeated="2" office:value-type="string" calcext:value-type="string">
            <text:p>Ozamiz City</text:p>
          </table:table-cell>
          <table:table-cell office:value-type="float" office:value="8.15" calcext:value-type="float">
            <text:p>8.15</text:p>
          </table:table-cell>
          <table:table-cell office:value-type="float" office:value="123.85" calcext:value-type="float">
            <text:p>123.85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Misamis Occidental</text:p>
          </table:table-cell>
          <table:table-cell/>
          <table:table-cell office:value-type="float" office:value="140334" calcext:value-type="float">
            <text:p>140334</text:p>
          </table:table-cell>
          <table:table-cell office:value-type="float" office:value="1608100412" calcext:value-type="float">
            <text:p>1608100412</text:p>
          </table:table-cell>
        </table:table-row>
        <table:table-row table:style-name="ro1">
          <table:table-cell table:number-columns-repeated="2" office:value-type="string" calcext:value-type="string">
            <text:p>Batu Pahat</text:p>
          </table:table-cell>
          <table:table-cell office:value-type="float" office:value="1.85" calcext:value-type="float">
            <text:p>1.85</text:p>
          </table:table-cell>
          <table:table-cell office:value-type="float" office:value="102.93" calcext:value-type="float">
            <text:p>102.93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Johor</text:p>
          </table:table-cell>
          <table:table-cell/>
          <table:table-cell office:value-type="float" office:value="140000" calcext:value-type="float">
            <text:p>140000</text:p>
          </table:table-cell>
          <table:table-cell office:value-type="float" office:value="1458310769" calcext:value-type="float">
            <text:p>1458310769</text:p>
          </table:table-cell>
        </table:table-row>
        <table:table-row table:style-name="ro1">
          <table:table-cell table:number-columns-repeated="2" office:value-type="string" calcext:value-type="string">
            <text:p>Dawei</text:p>
          </table:table-cell>
          <table:table-cell office:value-type="float" office:value="14.0367" calcext:value-type="float">
            <text:p>14.0367</text:p>
          </table:table-cell>
          <table:table-cell office:value-type="float" office:value="98.1867" calcext:value-type="float">
            <text:p>98.1867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Taninthayi</text:p>
          </table:table-cell>
          <table:table-cell office:value-type="string" calcext:value-type="string">
            <text:p>admin</text:p>
          </table:table-cell>
          <table:table-cell office:value-type="float" office:value="139900" calcext:value-type="float">
            <text:p>139900</text:p>
          </table:table-cell>
          <table:table-cell office:value-type="float" office:value="1104373474" calcext:value-type="float">
            <text:p>1104373474</text:p>
          </table:table-cell>
        </table:table-row>
        <table:table-row table:style-name="ro1">
          <table:table-cell table:number-columns-repeated="2" office:value-type="string" calcext:value-type="string">
            <text:p>Tanay</text:p>
          </table:table-cell>
          <table:table-cell office:value-type="float" office:value="14.4972" calcext:value-type="float">
            <text:p>14.4972</text:p>
          </table:table-cell>
          <table:table-cell office:value-type="float" office:value="121.2864" calcext:value-type="float">
            <text:p>121.2864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Rizal</text:p>
          </table:table-cell>
          <table:table-cell/>
          <table:table-cell office:value-type="float" office:value="139420" calcext:value-type="float">
            <text:p>139420</text:p>
          </table:table-cell>
          <table:table-cell office:value-type="float" office:value="1608260734" calcext:value-type="float">
            <text:p>1608260734</text:p>
          </table:table-cell>
        </table:table-row>
        <table:table-row table:style-name="ro1">
          <table:table-cell table:number-columns-repeated="2" office:value-type="string" calcext:value-type="string">
            <text:p>Dipolog</text:p>
          </table:table-cell>
          <table:table-cell office:value-type="float" office:value="8.5667" calcext:value-type="float">
            <text:p>8.5667</text:p>
          </table:table-cell>
          <table:table-cell office:value-type="float" office:value="123.3333" calcext:value-type="float">
            <text:p>123.333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Zamboanga del Norte</text:p>
          </table:table-cell>
          <table:table-cell office:value-type="string" calcext:value-type="string">
            <text:p>admin</text:p>
          </table:table-cell>
          <table:table-cell office:value-type="float" office:value="138141" calcext:value-type="float">
            <text:p>138141</text:p>
          </table:table-cell>
          <table:table-cell office:value-type="float" office:value="1608664300" calcext:value-type="float">
            <text:p>1608664300</text:p>
          </table:table-cell>
        </table:table-row>
        <table:table-row table:style-name="ro1">
          <table:table-cell table:number-columns-repeated="2" office:value-type="string" calcext:value-type="string">
            <text:p>Candelaria</text:p>
          </table:table-cell>
          <table:table-cell office:value-type="float" office:value="13.9311" calcext:value-type="float">
            <text:p>13.9311</text:p>
          </table:table-cell>
          <table:table-cell office:value-type="float" office:value="121.4233" calcext:value-type="float">
            <text:p>121.423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Quezon</text:p>
          </table:table-cell>
          <table:table-cell office:value-type="string" calcext:value-type="string">
            <text:p>minor</text:p>
          </table:table-cell>
          <table:table-cell office:value-type="float" office:value="137881" calcext:value-type="float">
            <text:p>137881</text:p>
          </table:table-cell>
          <table:table-cell office:value-type="float" office:value="1608579689" calcext:value-type="float">
            <text:p>1608579689</text:p>
          </table:table-cell>
        </table:table-row>
        <table:table-row table:style-name="ro1">
          <table:table-cell office:value-type="string" calcext:value-type="string">
            <text:p>Tân An</text:p>
          </table:table-cell>
          <table:table-cell office:value-type="string" calcext:value-type="string">
            <text:p>Tan An</text:p>
          </table:table-cell>
          <table:table-cell office:value-type="float" office:value="10.5322" calcext:value-type="float">
            <text:p>10.5322</text:p>
          </table:table-cell>
          <table:table-cell office:value-type="float" office:value="106.4042" calcext:value-type="float">
            <text:p>106.4042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Long An</text:p>
          </table:table-cell>
          <table:table-cell office:value-type="string" calcext:value-type="string">
            <text:p>admin</text:p>
          </table:table-cell>
          <table:table-cell office:value-type="float" office:value="137498" calcext:value-type="float">
            <text:p>137498</text:p>
          </table:table-cell>
          <table:table-cell office:value-type="float" office:value="1704199290" calcext:value-type="float">
            <text:p>1704199290</text:p>
          </table:table-cell>
        </table:table-row>
        <table:table-row table:style-name="ro1">
          <table:table-cell table:number-columns-repeated="2" office:value-type="string" calcext:value-type="string">
            <text:p>La Trinidad</text:p>
          </table:table-cell>
          <table:table-cell office:value-type="float" office:value="16.4621" calcext:value-type="float">
            <text:p>16.4621</text:p>
          </table:table-cell>
          <table:table-cell office:value-type="float" office:value="120.5877" calcext:value-type="float">
            <text:p>120.5877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Benguet</text:p>
          </table:table-cell>
          <table:table-cell office:value-type="string" calcext:value-type="string">
            <text:p>admin</text:p>
          </table:table-cell>
          <table:table-cell office:value-type="float" office:value="137404" calcext:value-type="float">
            <text:p>137404</text:p>
          </table:table-cell>
          <table:table-cell office:value-type="float" office:value="1608000107" calcext:value-type="float">
            <text:p>1608000107</text:p>
          </table:table-cell>
        </table:table-row>
        <table:table-row table:style-name="ro1">
          <table:table-cell table:number-columns-repeated="2" office:value-type="string" calcext:value-type="string">
            <text:p>Jolo</text:p>
          </table:table-cell>
          <table:table-cell office:value-type="float" office:value="6.05" calcext:value-type="float">
            <text:p>6.0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Sulu</text:p>
          </table:table-cell>
          <table:table-cell office:value-type="string" calcext:value-type="string">
            <text:p>admin</text:p>
          </table:table-cell>
          <table:table-cell office:value-type="float" office:value="137266" calcext:value-type="float">
            <text:p>137266</text:p>
          </table:table-cell>
          <table:table-cell office:value-type="float" office:value="1608685440" calcext:value-type="float">
            <text:p>1608685440</text:p>
          </table:table-cell>
        </table:table-row>
        <table:table-row table:style-name="ro1">
          <table:table-cell table:number-columns-repeated="2" office:value-type="string" calcext:value-type="string">
            <text:p>Gunungsitoli</text:p>
          </table:table-cell>
          <table:table-cell office:value-type="float" office:value="1.1167" calcext:value-type="float">
            <text:p>1.1167</text:p>
          </table:table-cell>
          <table:table-cell office:value-type="float" office:value="97.5667" calcext:value-type="float">
            <text:p>97.5667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Sumatera Utara</text:p>
          </table:table-cell>
          <table:table-cell office:value-type="string" calcext:value-type="string">
            <text:p>minor</text:p>
          </table:table-cell>
          <table:table-cell office:value-type="float" office:value="137104" calcext:value-type="float">
            <text:p>137104</text:p>
          </table:table-cell>
          <table:table-cell office:value-type="float" office:value="1360175198" calcext:value-type="float">
            <text:p>1360175198</text:p>
          </table:table-cell>
        </table:table-row>
        <table:table-row table:style-name="ro1">
          <table:table-cell table:number-columns-repeated="2" office:value-type="string" calcext:value-type="string">
            <text:p>Gingoog</text:p>
          </table:table-cell>
          <table:table-cell office:value-type="float" office:value="8.8167" calcext:value-type="float">
            <text:p>8.8167</text:p>
          </table:table-cell>
          <table:table-cell office:value-type="float" office:value="125.1" calcext:value-type="float">
            <text:p>125.1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Misamis Oriental</text:p>
          </table:table-cell>
          <table:table-cell/>
          <table:table-cell office:value-type="float" office:value="136698" calcext:value-type="float">
            <text:p>136698</text:p>
          </table:table-cell>
          <table:table-cell office:value-type="float" office:value="1608630986" calcext:value-type="float">
            <text:p>1608630986</text:p>
          </table:table-cell>
        </table:table-row>
        <table:table-row table:style-name="ro1">
          <table:table-cell table:number-columns-repeated="2" office:value-type="string" calcext:value-type="string">
            <text:p>Nasugbu</text:p>
          </table:table-cell>
          <table:table-cell office:value-type="float" office:value="14.0667" calcext:value-type="float">
            <text:p>14.0667</text:p>
          </table:table-cell>
          <table:table-cell office:value-type="float" office:value="120.6333" calcext:value-type="float">
            <text:p>120.633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Batangas</text:p>
          </table:table-cell>
          <table:table-cell/>
          <table:table-cell office:value-type="float" office:value="136524" calcext:value-type="float">
            <text:p>136524</text:p>
          </table:table-cell>
          <table:table-cell office:value-type="float" office:value="1608413633" calcext:value-type="float">
            <text:p>1608413633</text:p>
          </table:table-cell>
        </table:table-row>
        <table:table-row table:style-name="ro1">
          <table:table-cell table:number-columns-repeated="2" office:value-type="string" calcext:value-type="string">
            <text:p>Bima</text:p>
          </table:table-cell>
          <table:table-cell office:value-type="float" office:value="-8.4667" calcext:value-type="float">
            <text:p>-8.4667</text:p>
          </table:table-cell>
          <table:table-cell office:value-type="float" office:value="118.717" calcext:value-type="float">
            <text:p>118.717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Nusa Tenggara Barat</text:p>
          </table:table-cell>
          <table:table-cell/>
          <table:table-cell office:value-type="float" office:value="136492" calcext:value-type="float">
            <text:p>136492</text:p>
          </table:table-cell>
          <table:table-cell office:value-type="float" office:value="1360521866" calcext:value-type="float">
            <text:p>1360521866</text:p>
          </table:table-cell>
        </table:table-row>
        <table:table-row table:style-name="ro1">
          <table:table-cell table:number-columns-repeated="2" office:value-type="string" calcext:value-type="string">
            <text:p>Carcar</text:p>
          </table:table-cell>
          <table:table-cell office:value-type="float" office:value="10.1167" calcext:value-type="float">
            <text:p>10.1167</text:p>
          </table:table-cell>
          <table:table-cell office:value-type="float" office:value="123.6333" calcext:value-type="float">
            <text:p>123.633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Cebu</text:p>
          </table:table-cell>
          <table:table-cell/>
          <table:table-cell office:value-type="float" office:value="136453" calcext:value-type="float">
            <text:p>136453</text:p>
          </table:table-cell>
          <table:table-cell office:value-type="float" office:value="1608778175" calcext:value-type="float">
            <text:p>1608778175</text:p>
          </table:table-cell>
        </table:table-row>
        <table:table-row table:style-name="ro1">
          <table:table-cell table:number-columns-repeated="2" office:value-type="string" calcext:value-type="string">
            <text:p>Pageralam</text:p>
          </table:table-cell>
          <table:table-cell office:value-type="float" office:value="-4.0217" calcext:value-type="float">
            <text:p>-4.0217</text:p>
          </table:table-cell>
          <table:table-cell office:value-type="float" office:value="103.2522" calcext:value-type="float">
            <text:p>103.2522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Sumatera Selatan</text:p>
          </table:table-cell>
          <table:table-cell office:value-type="string" calcext:value-type="string">
            <text:p>minor</text:p>
          </table:table-cell>
          <table:table-cell office:value-type="float" office:value="136244" calcext:value-type="float">
            <text:p>136244</text:p>
          </table:table-cell>
          <table:table-cell office:value-type="float" office:value="1360027360" calcext:value-type="float">
            <text:p>1360027360</text:p>
          </table:table-cell>
        </table:table-row>
        <table:table-row table:style-name="ro1">
          <table:table-cell table:number-columns-repeated="2" office:value-type="string" calcext:value-type="string">
            <text:p>Norzagaray</text:p>
          </table:table-cell>
          <table:table-cell office:value-type="float" office:value="14.9167" calcext:value-type="float">
            <text:p>14.9167</text:p>
          </table:table-cell>
          <table:table-cell office:value-type="float" office:value="121.05" calcext:value-type="float">
            <text:p>121.05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Bulacan</text:p>
          </table:table-cell>
          <table:table-cell/>
          <table:table-cell office:value-type="float" office:value="136064" calcext:value-type="float">
            <text:p>136064</text:p>
          </table:table-cell>
          <table:table-cell office:value-type="float" office:value="1608520209" calcext:value-type="float">
            <text:p>1608520209</text:p>
          </table:table-cell>
        </table:table-row>
        <table:table-row table:style-name="ro1">
          <table:table-cell table:number-columns-repeated="2" office:value-type="string" calcext:value-type="string">
            <text:p>Floridablanca</text:p>
          </table:table-cell>
          <table:table-cell office:value-type="float" office:value="14.9333" calcext:value-type="float">
            <text:p>14.9333</text:p>
          </table:table-cell>
          <table:table-cell office:value-type="float" office:value="120.5" calcext:value-type="float">
            <text:p>120.5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Pampanga</text:p>
          </table:table-cell>
          <table:table-cell/>
          <table:table-cell office:value-type="float" office:value="135542" calcext:value-type="float">
            <text:p>135542</text:p>
          </table:table-cell>
          <table:table-cell office:value-type="float" office:value="1608344732" calcext:value-type="float">
            <text:p>1608344732</text:p>
          </table:table-cell>
        </table:table-row>
        <table:table-row table:style-name="ro1">
          <table:table-cell table:number-columns-repeated="2" office:value-type="string" calcext:value-type="string">
            <text:p>Pyay</text:p>
          </table:table-cell>
          <table:table-cell office:value-type="float" office:value="18.8165" calcext:value-type="float">
            <text:p>18.8165</text:p>
          </table:table-cell>
          <table:table-cell office:value-type="float" office:value="95.2114" calcext:value-type="float">
            <text:p>95.2114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Bago</text:p>
          </table:table-cell>
          <table:table-cell/>
          <table:table-cell office:value-type="float" office:value="135308" calcext:value-type="float">
            <text:p>135308</text:p>
          </table:table-cell>
          <table:table-cell office:value-type="float" office:value="1104978348" calcext:value-type="float">
            <text:p>1104978348</text:p>
          </table:table-cell>
        </table:table-row>
        <table:table-row table:style-name="ro1">
          <table:table-cell table:number-columns-repeated="2" office:value-type="string" calcext:value-type="string">
            <text:p>Nakhon Ratchasima</text:p>
          </table:table-cell>
          <table:table-cell office:value-type="float" office:value="14.9736" calcext:value-type="float">
            <text:p>14.9736</text:p>
          </table:table-cell>
          <table:table-cell office:value-type="float" office:value="102.0831" calcext:value-type="float">
            <text:p>102.0831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Nakhon Ratchasima</text:p>
          </table:table-cell>
          <table:table-cell office:value-type="string" calcext:value-type="string">
            <text:p>admin</text:p>
          </table:table-cell>
          <table:table-cell office:value-type="float" office:value="134440" calcext:value-type="float">
            <text:p>134440</text:p>
          </table:table-cell>
          <table:table-cell office:value-type="float" office:value="1764752197" calcext:value-type="float">
            <text:p>1764752197</text:p>
          </table:table-cell>
        </table:table-row>
        <table:table-row table:style-name="ro1">
          <table:table-cell table:number-columns-repeated="2" office:value-type="string" calcext:value-type="string">
            <text:p>Dumaguete City</text:p>
          </table:table-cell>
          <table:table-cell office:value-type="float" office:value="9.3103" calcext:value-type="float">
            <text:p>9.3103</text:p>
          </table:table-cell>
          <table:table-cell office:value-type="float" office:value="123.3081" calcext:value-type="float">
            <text:p>123.3081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Negros Oriental</text:p>
          </table:table-cell>
          <table:table-cell office:value-type="string" calcext:value-type="string">
            <text:p>admin</text:p>
          </table:table-cell>
          <table:table-cell office:value-type="float" office:value="134103" calcext:value-type="float">
            <text:p>134103</text:p>
          </table:table-cell>
          <table:table-cell office:value-type="float" office:value="1608682936" calcext:value-type="float">
            <text:p>1608682936</text:p>
          </table:table-cell>
        </table:table-row>
        <table:table-row table:style-name="ro1">
          <table:table-cell table:number-columns-repeated="2" office:value-type="string" calcext:value-type="string">
            <text:p>Daraga</text:p>
          </table:table-cell>
          <table:table-cell office:value-type="float" office:value="13.1619" calcext:value-type="float">
            <text:p>13.1619</text:p>
          </table:table-cell>
          <table:table-cell office:value-type="float" office:value="123.6939" calcext:value-type="float">
            <text:p>123.6939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Albay</text:p>
          </table:table-cell>
          <table:table-cell/>
          <table:table-cell office:value-type="float" office:value="133893" calcext:value-type="float">
            <text:p>133893</text:p>
          </table:table-cell>
          <table:table-cell office:value-type="float" office:value="1608571209" calcext:value-type="float">
            <text:p>1608571209</text:p>
          </table:table-cell>
        </table:table-row>
        <table:table-row table:style-name="ro1">
          <table:table-cell table:number-columns-repeated="2" office:value-type="string" calcext:value-type="string">
            <text:p>Hagonoy</text:p>
          </table:table-cell>
          <table:table-cell office:value-type="float" office:value="14.8333" calcext:value-type="float">
            <text:p>14.8333</text:p>
          </table:table-cell>
          <table:table-cell office:value-type="float" office:value="120.7333" calcext:value-type="float">
            <text:p>120.733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Bulacan</text:p>
          </table:table-cell>
          <table:table-cell/>
          <table:table-cell office:value-type="float" office:value="133448" calcext:value-type="float">
            <text:p>133448</text:p>
          </table:table-cell>
          <table:table-cell office:value-type="float" office:value="1608693751" calcext:value-type="float">
            <text:p>1608693751</text:p>
          </table:table-cell>
        </table:table-row>
        <table:table-row table:style-name="ro1">
          <table:table-cell table:number-columns-repeated="2" office:value-type="string" calcext:value-type="string">
            <text:p>Naga</text:p>
          </table:table-cell>
          <table:table-cell office:value-type="float" office:value="10.2167" calcext:value-type="float">
            <text:p>10.2167</text:p>
          </table:table-cell>
          <table:table-cell office:value-type="float" office:value="123.75" calcext:value-type="float">
            <text:p>123.75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Cebu</text:p>
          </table:table-cell>
          <table:table-cell/>
          <table:table-cell office:value-type="float" office:value="133184" calcext:value-type="float">
            <text:p>133184</text:p>
          </table:table-cell>
          <table:table-cell office:value-type="float" office:value="1608928299" calcext:value-type="float">
            <text:p>1608928299</text:p>
          </table:table-cell>
        </table:table-row>
        <table:table-row table:style-name="ro1">
          <table:table-cell table:number-columns-repeated="2" office:value-type="string" calcext:value-type="string">
            <text:p>San Carlos</text:p>
          </table:table-cell>
          <table:table-cell office:value-type="float" office:value="10.4929" calcext:value-type="float">
            <text:p>10.4929</text:p>
          </table:table-cell>
          <table:table-cell office:value-type="float" office:value="123.4095" calcext:value-type="float">
            <text:p>123.4095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Negros Occidental</text:p>
          </table:table-cell>
          <table:table-cell/>
          <table:table-cell office:value-type="float" office:value="132650" calcext:value-type="float">
            <text:p>132650</text:p>
          </table:table-cell>
          <table:table-cell office:value-type="float" office:value="1608048026" calcext:value-type="float">
            <text:p>1608048026</text:p>
          </table:table-cell>
        </table:table-row>
        <table:table-row table:style-name="ro1">
          <table:table-cell table:number-columns-repeated="2" office:value-type="string" calcext:value-type="string">
            <text:p>Chiang Mai</text:p>
          </table:table-cell>
          <table:table-cell office:value-type="float" office:value="18.7889" calcext:value-type="float">
            <text:p>18.7889</text:p>
          </table:table-cell>
          <table:table-cell office:value-type="float" office:value="98.9833" calcext:value-type="float">
            <text:p>98.9833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Chiang Mai</text:p>
          </table:table-cell>
          <table:table-cell office:value-type="string" calcext:value-type="string">
            <text:p>admin</text:p>
          </table:table-cell>
          <table:table-cell office:value-type="float" office:value="132634" calcext:value-type="float">
            <text:p>132634</text:p>
          </table:table-cell>
          <table:table-cell office:value-type="float" office:value="1764662886" calcext:value-type="float">
            <text:p>1764662886</text:p>
          </table:table-cell>
        </table:table-row>
        <table:table-row table:style-name="ro1">
          <table:table-cell table:number-columns-repeated="2" office:value-type="string" calcext:value-type="string">
            <text:p>Talavera</text:p>
          </table:table-cell>
          <table:table-cell office:value-type="float" office:value="15.5839" calcext:value-type="float">
            <text:p>15.5839</text:p>
          </table:table-cell>
          <table:table-cell office:value-type="float" office:value="120.9189" calcext:value-type="float">
            <text:p>120.9189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Nueva Ecija</text:p>
          </table:table-cell>
          <table:table-cell/>
          <table:table-cell office:value-type="float" office:value="132338" calcext:value-type="float">
            <text:p>132338</text:p>
          </table:table-cell>
          <table:table-cell office:value-type="float" office:value="1608474974" calcext:value-type="float">
            <text:p>1608474974</text:p>
          </table:table-cell>
        </table:table-row>
        <table:table-row table:style-name="ro1">
          <table:table-cell table:number-columns-repeated="2" office:value-type="string" calcext:value-type="string">
            <text:p>Blitar</text:p>
          </table:table-cell>
          <table:table-cell office:value-type="float" office:value="-8.1" calcext:value-type="float">
            <text:p>-8.1</text:p>
          </table:table-cell>
          <table:table-cell office:value-type="float" office:value="112.15" calcext:value-type="float">
            <text:p>112.15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Jawa Timur</text:p>
          </table:table-cell>
          <table:table-cell/>
          <table:table-cell office:value-type="float" office:value="132018" calcext:value-type="float">
            <text:p>132018</text:p>
          </table:table-cell>
          <table:table-cell office:value-type="float" office:value="1360011677" calcext:value-type="float">
            <text:p>1360011677</text:p>
          </table:table-cell>
        </table:table-row>
        <table:table-row table:style-name="ro1">
          <table:table-cell office:value-type="string" calcext:value-type="string">
            <text:p>Trà Vinh</text:p>
          </table:table-cell>
          <table:table-cell office:value-type="string" calcext:value-type="string">
            <text:p>Tra Vinh</text:p>
          </table:table-cell>
          <table:table-cell office:value-type="float" office:value="9.9369" calcext:value-type="float">
            <text:p>9.9369</text:p>
          </table:table-cell>
          <table:table-cell office:value-type="float" office:value="106.3411" calcext:value-type="float">
            <text:p>106.3411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Trà Vinh</text:p>
          </table:table-cell>
          <table:table-cell office:value-type="string" calcext:value-type="string">
            <text:p>admin</text:p>
          </table:table-cell>
          <table:table-cell office:value-type="float" office:value="131360" calcext:value-type="float">
            <text:p>131360</text:p>
          </table:table-cell>
          <table:table-cell office:value-type="float" office:value="1704929966" calcext:value-type="float">
            <text:p>1704929966</text:p>
          </table:table-cell>
        </table:table-row>
        <table:table-row table:style-name="ro1">
          <table:table-cell table:number-columns-repeated="2" office:value-type="string" calcext:value-type="string">
            <text:p>Surat Thani</text:p>
          </table:table-cell>
          <table:table-cell office:value-type="float" office:value="9.1397" calcext:value-type="float">
            <text:p>9.1397</text:p>
          </table:table-cell>
          <table:table-cell office:value-type="float" office:value="99.3306" calcext:value-type="float">
            <text:p>99.3306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Surat Thani</text:p>
          </table:table-cell>
          <table:table-cell office:value-type="string" calcext:value-type="string">
            <text:p>admin</text:p>
          </table:table-cell>
          <table:table-cell office:value-type="float" office:value="130703" calcext:value-type="float">
            <text:p>130703</text:p>
          </table:table-cell>
          <table:table-cell office:value-type="float" office:value="1764338230" calcext:value-type="float">
            <text:p>1764338230</text:p>
          </table:table-cell>
        </table:table-row>
        <table:table-row table:style-name="ro1">
          <table:table-cell office:value-type="string" calcext:value-type="string">
            <text:p>Ninh Bình</text:p>
          </table:table-cell>
          <table:table-cell office:value-type="string" calcext:value-type="string">
            <text:p>Ninh Binh</text:p>
          </table:table-cell>
          <table:table-cell office:value-type="float" office:value="20.2581" calcext:value-type="float">
            <text:p>20.2581</text:p>
          </table:table-cell>
          <table:table-cell office:value-type="float" office:value="105.9797" calcext:value-type="float">
            <text:p>105.9797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Ninh Bình</text:p>
          </table:table-cell>
          <table:table-cell office:value-type="string" calcext:value-type="string">
            <text:p>admin</text:p>
          </table:table-cell>
          <table:table-cell office:value-type="float" office:value="130517" calcext:value-type="float">
            <text:p>130517</text:p>
          </table:table-cell>
          <table:table-cell office:value-type="float" office:value="1704442748" calcext:value-type="float">
            <text:p>1704442748</text:p>
          </table:table-cell>
        </table:table-row>
        <table:table-row table:style-name="ro1">
          <table:table-cell table:number-columns-repeated="2" office:value-type="string" calcext:value-type="string">
            <text:p>Angono</text:p>
          </table:table-cell>
          <table:table-cell office:value-type="float" office:value="14.5234" calcext:value-type="float">
            <text:p>14.5234</text:p>
          </table:table-cell>
          <table:table-cell office:value-type="float" office:value="121.1536" calcext:value-type="float">
            <text:p>121.1536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Rizal</text:p>
          </table:table-cell>
          <table:table-cell/>
          <table:table-cell office:value-type="float" office:value="130494" calcext:value-type="float">
            <text:p>130494</text:p>
          </table:table-cell>
          <table:table-cell office:value-type="float" office:value="1608373503" calcext:value-type="float">
            <text:p>1608373503</text:p>
          </table:table-cell>
        </table:table-row>
        <table:table-row table:style-name="ro1">
          <table:table-cell table:number-columns-repeated="2" office:value-type="string" calcext:value-type="string">
            <text:p>Silay</text:p>
          </table:table-cell>
          <table:table-cell office:value-type="float" office:value="10.8" calcext:value-type="float">
            <text:p>10.8</text:p>
          </table:table-cell>
          <table:table-cell office:value-type="float" office:value="122.9667" calcext:value-type="float">
            <text:p>122.9667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Negros Occidental</text:p>
          </table:table-cell>
          <table:table-cell/>
          <table:table-cell office:value-type="float" office:value="130478" calcext:value-type="float">
            <text:p>130478</text:p>
          </table:table-cell>
          <table:table-cell office:value-type="float" office:value="1608362038" calcext:value-type="float">
            <text:p>1608362038</text:p>
          </table:table-cell>
        </table:table-row>
        <table:table-row table:style-name="ro1">
          <table:table-cell table:number-columns-repeated="2" office:value-type="string" calcext:value-type="string">
            <text:p>City of Isabela</text:p>
          </table:table-cell>
          <table:table-cell office:value-type="float" office:value="6.7" calcext:value-type="float">
            <text:p>6.7</text:p>
          </table:table-cell>
          <table:table-cell office:value-type="float" office:value="121.9667" calcext:value-type="float">
            <text:p>121.9667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Basilan</text:p>
          </table:table-cell>
          <table:table-cell office:value-type="string" calcext:value-type="string">
            <text:p>admin</text:p>
          </table:table-cell>
          <table:table-cell office:value-type="float" office:value="130379" calcext:value-type="float">
            <text:p>130379</text:p>
          </table:table-cell>
          <table:table-cell office:value-type="float" office:value="1608621038" calcext:value-type="float">
            <text:p>1608621038</text:p>
          </table:table-cell>
        </table:table-row>
        <table:table-row table:style-name="ro1">
          <table:table-cell table:number-columns-repeated="2" office:value-type="string" calcext:value-type="string">
            <text:p>Udon Thani</text:p>
          </table:table-cell>
          <table:table-cell office:value-type="float" office:value="17.4253" calcext:value-type="float">
            <text:p>17.4253</text:p>
          </table:table-cell>
          <table:table-cell office:value-type="float" office:value="102.7902" calcext:value-type="float">
            <text:p>102.7902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Udon Thani</text:p>
          </table:table-cell>
          <table:table-cell office:value-type="string" calcext:value-type="string">
            <text:p>admin</text:p>
          </table:table-cell>
          <table:table-cell office:value-type="float" office:value="130274" calcext:value-type="float">
            <text:p>130274</text:p>
          </table:table-cell>
          <table:table-cell office:value-type="float" office:value="1764676047" calcext:value-type="float">
            <text:p>1764676047</text:p>
          </table:table-cell>
        </table:table-row>
        <table:table-row table:style-name="ro1">
          <table:table-cell table:number-columns-repeated="2" office:value-type="string" calcext:value-type="string">
            <text:p>Mojokerto</text:p>
          </table:table-cell>
          <table:table-cell office:value-type="float" office:value="-7.4722" calcext:value-type="float">
            <text:p>-7.4722</text:p>
          </table:table-cell>
          <table:table-cell office:value-type="float" office:value="112.4336" calcext:value-type="float">
            <text:p>112.4336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Jawa Timur</text:p>
          </table:table-cell>
          <table:table-cell/>
          <table:table-cell office:value-type="float" office:value="130196" calcext:value-type="float">
            <text:p>130196</text:p>
          </table:table-cell>
          <table:table-cell office:value-type="float" office:value="1360053101" calcext:value-type="float">
            <text:p>1360053101</text:p>
          </table:table-cell>
        </table:table-row>
        <table:table-row table:style-name="ro1">
          <table:table-cell table:number-columns-repeated="2" office:value-type="string" calcext:value-type="string">
            <text:p>Battambang</text:p>
          </table:table-cell>
          <table:table-cell office:value-type="float" office:value="13.1028" calcext:value-type="float">
            <text:p>13.1028</text:p>
          </table:table-cell>
          <table:table-cell office:value-type="float" office:value="103.1983" calcext:value-type="float">
            <text:p>103.1983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Battambang</text:p>
          </table:table-cell>
          <table:table-cell office:value-type="string" calcext:value-type="string">
            <text:p>admin</text:p>
          </table:table-cell>
          <table:table-cell office:value-type="float" office:value="130000" calcext:value-type="float">
            <text:p>130000</text:p>
          </table:table-cell>
          <table:table-cell office:value-type="float" office:value="1116106237" calcext:value-type="float">
            <text:p>1116106237</text:p>
          </table:table-cell>
        </table:table-row>
        <table:table-row table:style-name="ro1">
          <table:table-cell table:number-columns-repeated="2" office:value-type="string" calcext:value-type="string">
            <text:p>Parepare</text:p>
          </table:table-cell>
          <table:table-cell office:value-type="float" office:value="-4.0167" calcext:value-type="float">
            <text:p>-4.0167</text:p>
          </table:table-cell>
          <table:table-cell office:value-type="float" office:value="119.6236" calcext:value-type="float">
            <text:p>119.6236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Sulawesi Selatan</text:p>
          </table:table-cell>
          <table:table-cell/>
          <table:table-cell office:value-type="float" office:value="129542" calcext:value-type="float">
            <text:p>129542</text:p>
          </table:table-cell>
          <table:table-cell office:value-type="float" office:value="1360021476" calcext:value-type="float">
            <text:p>1360021476</text:p>
          </table:table-cell>
        </table:table-row>
        <table:table-row table:style-name="ro1">
          <table:table-cell table:number-columns-repeated="2" office:value-type="string" calcext:value-type="string">
            <text:p>Guagua</text:p>
          </table:table-cell>
          <table:table-cell office:value-type="float" office:value="14.9667" calcext:value-type="float">
            <text:p>14.9667</text:p>
          </table:table-cell>
          <table:table-cell office:value-type="float" office:value="120.6333" calcext:value-type="float">
            <text:p>120.633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Pampanga</text:p>
          </table:table-cell>
          <table:table-cell/>
          <table:table-cell office:value-type="float" office:value="128893" calcext:value-type="float">
            <text:p>128893</text:p>
          </table:table-cell>
          <table:table-cell office:value-type="float" office:value="1608453085" calcext:value-type="float">
            <text:p>1608453085</text:p>
          </table:table-cell>
        </table:table-row>
        <table:table-row table:style-name="ro1">
          <table:table-cell table:number-columns-repeated="2" office:value-type="string" calcext:value-type="string">
            <text:p>Santo Tomas</text:p>
          </table:table-cell>
          <table:table-cell office:value-type="float" office:value="7.5333" calcext:value-type="float">
            <text:p>7.5333</text:p>
          </table:table-cell>
          <table:table-cell office:value-type="float" office:value="125.6167" calcext:value-type="float">
            <text:p>125.6167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Davao del Norte</text:p>
          </table:table-cell>
          <table:table-cell/>
          <table:table-cell office:value-type="float" office:value="128667" calcext:value-type="float">
            <text:p>128667</text:p>
          </table:table-cell>
          <table:table-cell office:value-type="float" office:value="1608792041" calcext:value-type="float">
            <text:p>1608792041</text:p>
          </table:table-cell>
        </table:table-row>
        <table:table-row table:style-name="ro1">
          <table:table-cell table:number-columns-repeated="2" office:value-type="string" calcext:value-type="string">
            <text:p>Rosario</text:p>
          </table:table-cell>
          <table:table-cell office:value-type="float" office:value="13.846" calcext:value-type="float">
            <text:p>13.846</text:p>
          </table:table-cell>
          <table:table-cell office:value-type="float" office:value="121.206" calcext:value-type="float">
            <text:p>121.206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Batangas</text:p>
          </table:table-cell>
          <table:table-cell/>
          <table:table-cell office:value-type="float" office:value="128352" calcext:value-type="float">
            <text:p>128352</text:p>
          </table:table-cell>
          <table:table-cell office:value-type="float" office:value="1608786784" calcext:value-type="float">
            <text:p>1608786784</text:p>
          </table:table-cell>
        </table:table-row>
        <table:table-row table:style-name="ro1">
          <table:table-cell table:number-columns-repeated="2" office:value-type="string" calcext:value-type="string">
            <text:p>Guimba</text:p>
          </table:table-cell>
          <table:table-cell office:value-type="float" office:value="15.6581" calcext:value-type="float">
            <text:p>15.6581</text:p>
          </table:table-cell>
          <table:table-cell office:value-type="float" office:value="120.7689" calcext:value-type="float">
            <text:p>120.7689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Nueva Ecija</text:p>
          </table:table-cell>
          <table:table-cell/>
          <table:table-cell office:value-type="float" office:value="127653" calcext:value-type="float">
            <text:p>127653</text:p>
          </table:table-cell>
          <table:table-cell office:value-type="float" office:value="1608954884" calcext:value-type="float">
            <text:p>1608954884</text:p>
          </table:table-cell>
        </table:table-row>
        <table:table-row table:style-name="ro1">
          <table:table-cell table:number-columns-repeated="2" office:value-type="string" calcext:value-type="string">
            <text:p>Pakokku</text:p>
          </table:table-cell>
          <table:table-cell office:value-type="float" office:value="21.332" calcext:value-type="float">
            <text:p>21.332</text:p>
          </table:table-cell>
          <table:table-cell office:value-type="float" office:value="95.0866" calcext:value-type="float">
            <text:p>95.0866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Magway</text:p>
          </table:table-cell>
          <table:table-cell/>
          <table:table-cell office:value-type="float" office:value="126938" calcext:value-type="float">
            <text:p>126938</text:p>
          </table:table-cell>
          <table:table-cell office:value-type="float" office:value="1104161315" calcext:value-type="float">
            <text:p>1104161315</text:p>
          </table:table-cell>
        </table:table-row>
        <table:table-row table:style-name="ro1">
          <table:table-cell office:value-type="string" calcext:value-type="string">
            <text:p>Tây Ninh</text:p>
          </table:table-cell>
          <table:table-cell office:value-type="string" calcext:value-type="string">
            <text:p>Tay Ninh</text:p>
          </table:table-cell>
          <table:table-cell office:value-type="float" office:value="11.3131" calcext:value-type="float">
            <text:p>11.3131</text:p>
          </table:table-cell>
          <table:table-cell office:value-type="float" office:value="106.0963" calcext:value-type="float">
            <text:p>106.0963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Tây Ninh</text:p>
          </table:table-cell>
          <table:table-cell office:value-type="string" calcext:value-type="string">
            <text:p>admin</text:p>
          </table:table-cell>
          <table:table-cell office:value-type="float" office:value="126370" calcext:value-type="float">
            <text:p>126370</text:p>
          </table:table-cell>
          <table:table-cell office:value-type="float" office:value="1704250951" calcext:value-type="float">
            <text:p>1704250951</text:p>
          </table:table-cell>
        </table:table-row>
        <table:table-row table:style-name="ro1">
          <table:table-cell table:number-columns-repeated="2" office:value-type="string" calcext:value-type="string">
            <text:p>San Juan</text:p>
          </table:table-cell>
          <table:table-cell office:value-type="float" office:value="14.6" calcext:value-type="float">
            <text:p>14.6</text:p>
          </table:table-cell>
          <table:table-cell office:value-type="float" office:value="121.0333" calcext:value-type="float">
            <text:p>121.033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admin</text:p>
          </table:table-cell>
          <table:table-cell office:value-type="float" office:value="126347" calcext:value-type="float">
            <text:p>126347</text:p>
          </table:table-cell>
          <table:table-cell office:value-type="float" office:value="1608817515" calcext:value-type="float">
            <text:p>1608817515</text:p>
          </table:table-cell>
        </table:table-row>
        <table:table-row table:style-name="ro1">
          <table:table-cell table:number-columns-repeated="2" office:value-type="string" calcext:value-type="string">
            <text:p>Magway</text:p>
          </table:table-cell>
          <table:table-cell office:value-type="float" office:value="20.15" calcext:value-type="float">
            <text:p>20.15</text:p>
          </table:table-cell>
          <table:table-cell office:value-type="float" office:value="94.95" calcext:value-type="float">
            <text:p>94.95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Magway</text:p>
          </table:table-cell>
          <table:table-cell office:value-type="string" calcext:value-type="string">
            <text:p>admin</text:p>
          </table:table-cell>
          <table:table-cell office:value-type="float" office:value="125973" calcext:value-type="float">
            <text:p>125973</text:p>
          </table:table-cell>
          <table:table-cell office:value-type="float" office:value="1104246517" calcext:value-type="float">
            <text:p>1104246517</text:p>
          </table:table-cell>
        </table:table-row>
        <table:table-row table:style-name="ro1">
          <table:table-cell table:number-columns-repeated="2" office:value-type="string" calcext:value-type="string">
            <text:p>Pangkalpinang</text:p>
          </table:table-cell>
          <table:table-cell office:value-type="float" office:value="-2.1" calcext:value-type="float">
            <text:p>-2.1</text:p>
          </table:table-cell>
          <table:table-cell office:value-type="float" office:value="106.1" calcext:value-type="float">
            <text:p>106.1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Kepulauan Bangka Belitung</text:p>
          </table:table-cell>
          <table:table-cell office:value-type="string" calcext:value-type="string">
            <text:p>admin</text:p>
          </table:table-cell>
          <table:table-cell office:value-type="float" office:value="125933" calcext:value-type="float">
            <text:p>125933</text:p>
          </table:table-cell>
          <table:table-cell office:value-type="float" office:value="1360901919" calcext:value-type="float">
            <text:p>1360901919</text:p>
          </table:table-cell>
        </table:table-row>
        <table:table-row table:style-name="ro1">
          <table:table-cell table:number-columns-repeated="2" office:value-type="string" calcext:value-type="string">
            <text:p>San Fernando</text:p>
          </table:table-cell>
          <table:table-cell office:value-type="float" office:value="16.6167" calcext:value-type="float">
            <text:p>16.6167</text:p>
          </table:table-cell>
          <table:table-cell office:value-type="float" office:value="120.3167" calcext:value-type="float">
            <text:p>120.3167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La Union</text:p>
          </table:table-cell>
          <table:table-cell office:value-type="string" calcext:value-type="string">
            <text:p>admin</text:p>
          </table:table-cell>
          <table:table-cell office:value-type="float" office:value="125640" calcext:value-type="float">
            <text:p>125640</text:p>
          </table:table-cell>
          <table:table-cell office:value-type="float" office:value="1608635527" calcext:value-type="float">
            <text:p>1608635527</text:p>
          </table:table-cell>
        </table:table-row>
        <table:table-row table:style-name="ro1">
          <table:table-cell table:number-columns-repeated="2" office:value-type="string" calcext:value-type="string">
            <text:p>Payakumbuh</text:p>
          </table:table-cell>
          <table:table-cell office:value-type="float" office:value="-0.2244" calcext:value-type="float">
            <text:p>-0.2244</text:p>
          </table:table-cell>
          <table:table-cell office:value-type="float" office:value="100.6325" calcext:value-type="float">
            <text:p>100.6325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Sumatera Barat</text:p>
          </table:table-cell>
          <table:table-cell/>
          <table:table-cell office:value-type="float" office:value="125608" calcext:value-type="float">
            <text:p>125608</text:p>
          </table:table-cell>
          <table:table-cell office:value-type="float" office:value="1360091636" calcext:value-type="float">
            <text:p>1360091636</text:p>
          </table:table-cell>
        </table:table-row>
        <table:table-row table:style-name="ro1">
          <table:table-cell table:number-columns-repeated="2" office:value-type="string" calcext:value-type="string">
            <text:p>Cam Ranh</text:p>
          </table:table-cell>
          <table:table-cell office:value-type="float" office:value="11.9136" calcext:value-type="float">
            <text:p>11.9136</text:p>
          </table:table-cell>
          <table:table-cell office:value-type="float" office:value="109.1369" calcext:value-type="float">
            <text:p>109.1369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Khánh Hòa</text:p>
          </table:table-cell>
          <table:table-cell office:value-type="string" calcext:value-type="string">
            <text:p>minor</text:p>
          </table:table-cell>
          <table:table-cell office:value-type="float" office:value="125311" calcext:value-type="float">
            <text:p>125311</text:p>
          </table:table-cell>
          <table:table-cell office:value-type="float" office:value="1704516746" calcext:value-type="float">
            <text:p>1704516746</text:p>
          </table:table-cell>
        </table:table-row>
        <table:table-row table:style-name="ro1">
          <table:table-cell table:number-columns-repeated="2" office:value-type="string" calcext:value-type="string">
            <text:p>Magelang</text:p>
          </table:table-cell>
          <table:table-cell office:value-type="float" office:value="-7.4706" calcext:value-type="float">
            <text:p>-7.4706</text:p>
          </table:table-cell>
          <table:table-cell office:value-type="float" office:value="110.2178" calcext:value-type="float">
            <text:p>110.2178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Jawa Tengah</text:p>
          </table:table-cell>
          <table:table-cell/>
          <table:table-cell office:value-type="float" office:value="124912" calcext:value-type="float">
            <text:p>124912</text:p>
          </table:table-cell>
          <table:table-cell office:value-type="float" office:value="1360065728" calcext:value-type="float">
            <text:p>1360065728</text:p>
          </table:table-cell>
        </table:table-row>
        <table:table-row table:style-name="ro1">
          <table:table-cell table:number-columns-repeated="2" office:value-type="string" calcext:value-type="string">
            <text:p>Magalang</text:p>
          </table:table-cell>
          <table:table-cell office:value-type="float" office:value="15.2167" calcext:value-type="float">
            <text:p>15.2167</text:p>
          </table:table-cell>
          <table:table-cell office:value-type="float" office:value="120.6667" calcext:value-type="float">
            <text:p>120.6667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Pampanga</text:p>
          </table:table-cell>
          <table:table-cell office:value-type="string" calcext:value-type="string">
            <text:p>minor</text:p>
          </table:table-cell>
          <table:table-cell office:value-type="float" office:value="124188" calcext:value-type="float">
            <text:p>124188</text:p>
          </table:table-cell>
          <table:table-cell office:value-type="float" office:value="1608172208" calcext:value-type="float">
            <text:p>1608172208</text:p>
          </table:table-cell>
        </table:table-row>
        <table:table-row table:style-name="ro1">
          <table:table-cell office:value-type="string" calcext:value-type="string">
            <text:p>Mỹ Tho</text:p>
          </table:table-cell>
          <table:table-cell office:value-type="string" calcext:value-type="string">
            <text:p>My Tho</text:p>
          </table:table-cell>
          <table:table-cell office:value-type="float" office:value="10.3543" calcext:value-type="float">
            <text:p>10.3543</text:p>
          </table:table-cell>
          <table:table-cell office:value-type="float" office:value="106.364" calcext:value-type="float">
            <text:p>106.364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Tiền Giang</text:p>
          </table:table-cell>
          <table:table-cell office:value-type="string" calcext:value-type="string">
            <text:p>admin</text:p>
          </table:table-cell>
          <table:table-cell office:value-type="float" office:value="124143" calcext:value-type="float">
            <text:p>124143</text:p>
          </table:table-cell>
          <table:table-cell office:value-type="float" office:value="1704000376" calcext:value-type="float">
            <text:p>1704000376</text:p>
          </table:table-cell>
        </table:table-row>
        <table:table-row table:style-name="ro1">
          <table:table-cell table:number-columns-repeated="2" office:value-type="string" calcext:value-type="string">
            <text:p>Savannakhet</text:p>
          </table:table-cell>
          <table:table-cell office:value-type="float" office:value="16.55" calcext:value-type="float">
            <text:p>16.55</text:p>
          </table:table-cell>
          <table:table-cell office:value-type="float" office:value="104.75" calcext:value-type="float">
            <text:p>104.75</text:p>
          </table:table-cell>
          <table:table-cell office:value-type="string" calcext:value-type="string">
            <text:p>Lao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Savannakhét</text:p>
          </table:table-cell>
          <table:table-cell office:value-type="string" calcext:value-type="string">
            <text:p>admin</text:p>
          </table:table-cell>
          <table:table-cell office:value-type="float" office:value="124000" calcext:value-type="float">
            <text:p>124000</text:p>
          </table:table-cell>
          <table:table-cell office:value-type="float" office:value="1418179232" calcext:value-type="float">
            <text:p>1418179232</text:p>
          </table:table-cell>
        </table:table-row>
        <table:table-row table:style-name="ro1">
          <table:table-cell table:number-columns-repeated="2" office:value-type="string" calcext:value-type="string">
            <text:p>Santa Cruz</text:p>
          </table:table-cell>
          <table:table-cell office:value-type="float" office:value="14.2833" calcext:value-type="float">
            <text:p>14.2833</text:p>
          </table:table-cell>
          <table:table-cell office:value-type="float" office:value="121.4167" calcext:value-type="float">
            <text:p>121.4167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Laguna</text:p>
          </table:table-cell>
          <table:table-cell/>
          <table:table-cell office:value-type="float" office:value="123574" calcext:value-type="float">
            <text:p>123574</text:p>
          </table:table-cell>
          <table:table-cell office:value-type="float" office:value="1608971699" calcext:value-type="float">
            <text:p>1608971699</text:p>
          </table:table-cell>
        </table:table-row>
        <table:table-row table:style-name="ro1">
          <table:table-cell table:number-columns-repeated="2" office:value-type="string" calcext:value-type="string">
            <text:p>Indramayu</text:p>
          </table:table-cell>
          <table:table-cell office:value-type="float" office:value="-6.3356" calcext:value-type="float">
            <text:p>-6.3356</text:p>
          </table:table-cell>
          <table:table-cell office:value-type="float" office:value="108.319" calcext:value-type="float">
            <text:p>108.319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Jawa Barat</text:p>
          </table:table-cell>
          <table:table-cell office:value-type="string" calcext:value-type="string">
            <text:p>minor</text:p>
          </table:table-cell>
          <table:table-cell office:value-type="float" office:value="123263" calcext:value-type="float">
            <text:p>123263</text:p>
          </table:table-cell>
          <table:table-cell office:value-type="float" office:value="1360004807" calcext:value-type="float">
            <text:p>1360004807</text:p>
          </table:table-cell>
        </table:table-row>
        <table:table-row table:style-name="ro1">
          <table:table-cell table:number-columns-repeated="2" office:value-type="string" calcext:value-type="string">
            <text:p>Gapan</text:p>
          </table:table-cell>
          <table:table-cell office:value-type="float" office:value="15.3075" calcext:value-type="float">
            <text:p>15.3075</text:p>
          </table:table-cell>
          <table:table-cell office:value-type="float" office:value="120.9453" calcext:value-type="float">
            <text:p>120.945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Nueva Ecija</text:p>
          </table:table-cell>
          <table:table-cell/>
          <table:table-cell office:value-type="float" office:value="122968" calcext:value-type="float">
            <text:p>122968</text:p>
          </table:table-cell>
          <table:table-cell office:value-type="float" office:value="1608386821" calcext:value-type="float">
            <text:p>1608386821</text:p>
          </table:table-cell>
        </table:table-row>
        <table:table-row table:style-name="ro1">
          <table:table-cell table:number-columns-repeated="2" office:value-type="string" calcext:value-type="string">
            <text:p>Pati</text:p>
          </table:table-cell>
          <table:table-cell office:value-type="float" office:value="-6.7415" calcext:value-type="float">
            <text:p>-6.7415</text:p>
          </table:table-cell>
          <table:table-cell office:value-type="float" office:value="111.0347" calcext:value-type="float">
            <text:p>111.0347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Jawa Tengah</text:p>
          </table:table-cell>
          <table:table-cell office:value-type="string" calcext:value-type="string">
            <text:p>minor</text:p>
          </table:table-cell>
          <table:table-cell office:value-type="float" office:value="122785" calcext:value-type="float">
            <text:p>122785</text:p>
          </table:table-cell>
          <table:table-cell office:value-type="float" office:value="1360407556" calcext:value-type="float">
            <text:p>1360407556</text:p>
          </table:table-cell>
        </table:table-row>
        <table:table-row table:style-name="ro1">
          <table:table-cell table:number-columns-repeated="2" office:value-type="string" calcext:value-type="string">
            <text:p>Bayawan</text:p>
          </table:table-cell>
          <table:table-cell office:value-type="float" office:value="9.3667" calcext:value-type="float">
            <text:p>9.3667</text:p>
          </table:table-cell>
          <table:table-cell office:value-type="float" office:value="122.8" calcext:value-type="float">
            <text:p>122.8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Negros Oriental</text:p>
          </table:table-cell>
          <table:table-cell/>
          <table:table-cell office:value-type="float" office:value="122747" calcext:value-type="float">
            <text:p>122747</text:p>
          </table:table-cell>
          <table:table-cell office:value-type="float" office:value="1608189345" calcext:value-type="float">
            <text:p>1608189345</text:p>
          </table:table-cell>
        </table:table-row>
        <table:table-row table:style-name="ro1">
          <table:table-cell office:value-type="string" calcext:value-type="string">
            <text:p>Hội An</text:p>
          </table:table-cell>
          <table:table-cell office:value-type="string" calcext:value-type="string">
            <text:p>Hoi An</text:p>
          </table:table-cell>
          <table:table-cell office:value-type="float" office:value="15.8777" calcext:value-type="float">
            <text:p>15.8777</text:p>
          </table:table-cell>
          <table:table-cell office:value-type="float" office:value="108.3327" calcext:value-type="float">
            <text:p>108.3327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Quảng Nam</text:p>
          </table:table-cell>
          <table:table-cell/>
          <table:table-cell office:value-type="float" office:value="121716" calcext:value-type="float">
            <text:p>121716</text:p>
          </table:table-cell>
          <table:table-cell office:value-type="float" office:value="1704897050" calcext:value-type="float">
            <text:p>1704897050</text:p>
          </table:table-cell>
        </table:table-row>
        <table:table-row table:style-name="ro1">
          <table:table-cell office:value-type="string" calcext:value-type="string">
            <text:p>Hòa Bình</text:p>
          </table:table-cell>
          <table:table-cell office:value-type="string" calcext:value-type="string">
            <text:p>Hoa Binh</text:p>
          </table:table-cell>
          <table:table-cell office:value-type="float" office:value="20.8175" calcext:value-type="float">
            <text:p>20.8175</text:p>
          </table:table-cell>
          <table:table-cell office:value-type="float" office:value="105.3375" calcext:value-type="float">
            <text:p>105.3375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Hòa Bình</text:p>
          </table:table-cell>
          <table:table-cell office:value-type="string" calcext:value-type="string">
            <text:p>admin</text:p>
          </table:table-cell>
          <table:table-cell office:value-type="float" office:value="121309" calcext:value-type="float">
            <text:p>121309</text:p>
          </table:table-cell>
          <table:table-cell office:value-type="float" office:value="1704237072" calcext:value-type="float">
            <text:p>1704237072</text:p>
          </table:table-cell>
        </table:table-row>
        <table:table-row table:style-name="ro1">
          <table:table-cell table:number-columns-repeated="2" office:value-type="string" calcext:value-type="string">
            <text:p>Tabuk</text:p>
          </table:table-cell>
          <table:table-cell office:value-type="float" office:value="17.45" calcext:value-type="float">
            <text:p>17.45</text:p>
          </table:table-cell>
          <table:table-cell office:value-type="float" office:value="121.4583" calcext:value-type="float">
            <text:p>121.458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Kalinga</text:p>
          </table:table-cell>
          <table:table-cell/>
          <table:table-cell office:value-type="float" office:value="121033" calcext:value-type="float">
            <text:p>121033</text:p>
          </table:table-cell>
          <table:table-cell office:value-type="float" office:value="1608831439" calcext:value-type="float">
            <text:p>1608831439</text:p>
          </table:table-cell>
        </table:table-row>
        <table:table-row table:style-name="ro1">
          <table:table-cell table:number-columns-repeated="2" office:value-type="string" calcext:value-type="string">
            <text:p>Kotamobagu</text:p>
          </table:table-cell>
          <table:table-cell office:value-type="float" office:value="0.7333" calcext:value-type="float">
            <text:p>0.7333</text:p>
          </table:table-cell>
          <table:table-cell office:value-type="float" office:value="124.3167" calcext:value-type="float">
            <text:p>124.3167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Sulawesi Utara</text:p>
          </table:table-cell>
          <table:table-cell/>
          <table:table-cell office:value-type="float" office:value="120597" calcext:value-type="float">
            <text:p>120597</text:p>
          </table:table-cell>
          <table:table-cell office:value-type="float" office:value="1360015626" calcext:value-type="float">
            <text:p>1360015626</text:p>
          </table:table-cell>
        </table:table-row>
        <table:table-row table:style-name="ro1">
          <table:table-cell table:number-columns-repeated="2" office:value-type="string" calcext:value-type="string">
            <text:p>Ban Bang Pu Mai</text:p>
          </table:table-cell>
          <table:table-cell office:value-type="float" office:value="13.5441" calcext:value-type="float">
            <text:p>13.5441</text:p>
          </table:table-cell>
          <table:table-cell office:value-type="float" office:value="100.6175" calcext:value-type="float">
            <text:p>100.6175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Samut Prakan</text:p>
          </table:table-cell>
          <table:table-cell/>
          <table:table-cell office:value-type="float" office:value="120058" calcext:value-type="float">
            <text:p>120058</text:p>
          </table:table-cell>
          <table:table-cell office:value-type="float" office:value="1764009212" calcext:value-type="float">
            <text:p>1764009212</text:p>
          </table:table-cell>
        </table:table-row>
        <table:table-row table:style-name="ro1">
          <table:table-cell office:value-type="string" calcext:value-type="string">
            <text:p>Pakxé</text:p>
          </table:table-cell>
          <table:table-cell office:value-type="string" calcext:value-type="string">
            <text:p>Pakxe</text:p>
          </table:table-cell>
          <table:table-cell office:value-type="float" office:value="15.1167" calcext:value-type="float">
            <text:p>15.1167</text:p>
          </table:table-cell>
          <table:table-cell office:value-type="float" office:value="105.7833" calcext:value-type="float">
            <text:p>105.7833</text:p>
          </table:table-cell>
          <table:table-cell office:value-type="string" calcext:value-type="string">
            <text:p>Lao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Champasak</text:p>
          </table:table-cell>
          <table:table-cell office:value-type="string" calcext:value-type="string">
            <text:p>admin</text:p>
          </table:table-cell>
          <table:table-cell office:value-type="float" office:value="119848" calcext:value-type="float">
            <text:p>119848</text:p>
          </table:table-cell>
          <table:table-cell office:value-type="float" office:value="1418863956" calcext:value-type="float">
            <text:p>1418863956</text:p>
          </table:table-cell>
        </table:table-row>
        <table:table-row table:style-name="ro1">
          <table:table-cell table:number-columns-repeated="2" office:value-type="string" calcext:value-type="string">
            <text:p>Candaba</text:p>
          </table:table-cell>
          <table:table-cell office:value-type="float" office:value="15.0933" calcext:value-type="float">
            <text:p>15.0933</text:p>
          </table:table-cell>
          <table:table-cell office:value-type="float" office:value="120.8283" calcext:value-type="float">
            <text:p>120.828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Pampanga</text:p>
          </table:table-cell>
          <table:table-cell/>
          <table:table-cell office:value-type="float" office:value="119497" calcext:value-type="float">
            <text:p>119497</text:p>
          </table:table-cell>
          <table:table-cell office:value-type="float" office:value="1608001625" calcext:value-type="float">
            <text:p>1608001625</text:p>
          </table:table-cell>
        </table:table-row>
        <table:table-row table:style-name="ro1">
          <table:table-cell table:number-columns-repeated="2" office:value-type="string" calcext:value-type="string">
            <text:p>Calumpit</text:p>
          </table:table-cell>
          <table:table-cell office:value-type="float" office:value="14.9167" calcext:value-type="float">
            <text:p>14.9167</text:p>
          </table:table-cell>
          <table:table-cell office:value-type="float" office:value="120.7667" calcext:value-type="float">
            <text:p>120.7667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Bulacan</text:p>
          </table:table-cell>
          <table:table-cell/>
          <table:table-cell office:value-type="float" office:value="118471" calcext:value-type="float">
            <text:p>118471</text:p>
          </table:table-cell>
          <table:table-cell office:value-type="float" office:value="1608584009" calcext:value-type="float">
            <text:p>1608584009</text:p>
          </table:table-cell>
        </table:table-row>
        <table:table-row table:style-name="ro1">
          <table:table-cell table:number-columns-repeated="2" office:value-type="string" calcext:value-type="string">
            <text:p>Kampong Cham</text:p>
          </table:table-cell>
          <table:table-cell office:value-type="float" office:value="12" calcext:value-type="float">
            <text:p>12</text:p>
          </table:table-cell>
          <table:table-cell office:value-type="float" office:value="105.45" calcext:value-type="float">
            <text:p>105.45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Kampong Cham</text:p>
          </table:table-cell>
          <table:table-cell office:value-type="string" calcext:value-type="string">
            <text:p>admin</text:p>
          </table:table-cell>
          <table:table-cell office:value-type="float" office:value="118242" calcext:value-type="float">
            <text:p>118242</text:p>
          </table:table-cell>
          <table:table-cell office:value-type="float" office:value="1116115849" calcext:value-type="float">
            <text:p>1116115849</text:p>
          </table:table-cell>
        </table:table-row>
        <table:table-row table:style-name="ro1">
          <table:table-cell table:number-columns-repeated="2" office:value-type="string" calcext:value-type="string">
            <text:p>Dinalupihan</text:p>
          </table:table-cell>
          <table:table-cell office:value-type="float" office:value="14.8833" calcext:value-type="float">
            <text:p>14.8833</text:p>
          </table:table-cell>
          <table:table-cell office:value-type="float" office:value="120.4667" calcext:value-type="float">
            <text:p>120.4667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Bataan</text:p>
          </table:table-cell>
          <table:table-cell/>
          <table:table-cell office:value-type="float" office:value="118209" calcext:value-type="float">
            <text:p>118209</text:p>
          </table:table-cell>
          <table:table-cell office:value-type="float" office:value="1608149999" calcext:value-type="float">
            <text:p>1608149999</text:p>
          </table:table-cell>
        </table:table-row>
        <table:table-row table:style-name="ro1">
          <table:table-cell table:number-columns-repeated="2" office:value-type="string" calcext:value-type="string">
            <text:p>Malita</text:p>
          </table:table-cell>
          <table:table-cell office:value-type="float" office:value="6.4" calcext:value-type="float">
            <text:p>6.4</text:p>
          </table:table-cell>
          <table:table-cell office:value-type="float" office:value="125.6" calcext:value-type="float">
            <text:p>125.6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Davao Occidental</text:p>
          </table:table-cell>
          <table:table-cell office:value-type="string" calcext:value-type="string">
            <text:p>admin</text:p>
          </table:table-cell>
          <table:table-cell office:value-type="float" office:value="118197" calcext:value-type="float">
            <text:p>118197</text:p>
          </table:table-cell>
          <table:table-cell office:value-type="float" office:value="1608802375" calcext:value-type="float">
            <text:p>1608802375</text:p>
          </table:table-cell>
        </table:table-row>
        <table:table-row table:style-name="ro1">
          <table:table-cell table:number-columns-repeated="2" office:value-type="string" calcext:value-type="string">
            <text:p>Ligao</text:p>
          </table:table-cell>
          <table:table-cell office:value-type="float" office:value="13.2167" calcext:value-type="float">
            <text:p>13.2167</text:p>
          </table:table-cell>
          <table:table-cell office:value-type="float" office:value="123.5167" calcext:value-type="float">
            <text:p>123.5167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Albay</text:p>
          </table:table-cell>
          <table:table-cell/>
          <table:table-cell office:value-type="float" office:value="118096" calcext:value-type="float">
            <text:p>118096</text:p>
          </table:table-cell>
          <table:table-cell office:value-type="float" office:value="1608907106" calcext:value-type="float">
            <text:p>1608907106</text:p>
          </table:table-cell>
        </table:table-row>
        <table:table-row table:style-name="ro1">
          <table:table-cell table:number-columns-repeated="2" office:value-type="string" calcext:value-type="string">
            <text:p>Apalit</text:p>
          </table:table-cell>
          <table:table-cell office:value-type="float" office:value="14.9496" calcext:value-type="float">
            <text:p>14.9496</text:p>
          </table:table-cell>
          <table:table-cell office:value-type="float" office:value="120.7587" calcext:value-type="float">
            <text:p>120.7587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Pampanga</text:p>
          </table:table-cell>
          <table:table-cell/>
          <table:table-cell office:value-type="float" office:value="117160" calcext:value-type="float">
            <text:p>117160</text:p>
          </table:table-cell>
          <table:table-cell office:value-type="float" office:value="1608288417" calcext:value-type="float">
            <text:p>1608288417</text:p>
          </table:table-cell>
        </table:table-row>
        <table:table-row table:style-name="ro1">
          <table:table-cell table:number-columns-repeated="2" office:value-type="string" calcext:value-type="string">
            <text:p>Samal</text:p>
          </table:table-cell>
          <table:table-cell office:value-type="float" office:value="7.05" calcext:value-type="float">
            <text:p>7.05</text:p>
          </table:table-cell>
          <table:table-cell office:value-type="float" office:value="125.7333" calcext:value-type="float">
            <text:p>125.733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Davao del Norte</text:p>
          </table:table-cell>
          <table:table-cell/>
          <table:table-cell office:value-type="float" office:value="116771" calcext:value-type="float">
            <text:p>116771</text:p>
          </table:table-cell>
          <table:table-cell office:value-type="float" office:value="1608425228" calcext:value-type="float">
            <text:p>1608425228</text:p>
          </table:table-cell>
        </table:table-row>
        <table:table-row table:style-name="ro1">
          <table:table-cell table:number-columns-repeated="2" office:value-type="string" calcext:value-type="string">
            <text:p>Himamaylan</text:p>
          </table:table-cell>
          <table:table-cell office:value-type="float" office:value="10.1" calcext:value-type="float">
            <text:p>10.1</text:p>
          </table:table-cell>
          <table:table-cell office:value-type="float" office:value="122.8667" calcext:value-type="float">
            <text:p>122.8667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Negros Occidental</text:p>
          </table:table-cell>
          <table:table-cell/>
          <table:table-cell office:value-type="float" office:value="116240" calcext:value-type="float">
            <text:p>116240</text:p>
          </table:table-cell>
          <table:table-cell office:value-type="float" office:value="1608765297" calcext:value-type="float">
            <text:p>1608765297</text:p>
          </table:table-cell>
        </table:table-row>
        <table:table-row table:style-name="ro1">
          <table:table-cell table:number-columns-repeated="2" office:value-type="string" calcext:value-type="string">
            <text:p>Bongao</text:p>
          </table:table-cell>
          <table:table-cell office:value-type="float" office:value="5.0292" calcext:value-type="float">
            <text:p>5.0292</text:p>
          </table:table-cell>
          <table:table-cell office:value-type="float" office:value="119.7731" calcext:value-type="float">
            <text:p>119.7731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Tawi-Tawi</text:p>
          </table:table-cell>
          <table:table-cell office:value-type="string" calcext:value-type="string">
            <text:p>admin</text:p>
          </table:table-cell>
          <table:table-cell office:value-type="float" office:value="116118" calcext:value-type="float">
            <text:p>116118</text:p>
          </table:table-cell>
          <table:table-cell office:value-type="float" office:value="1608490585" calcext:value-type="float">
            <text:p>1608490585</text:p>
          </table:table-cell>
        </table:table-row>
        <table:table-row table:style-name="ro1">
          <table:table-cell table:number-columns-repeated="2" office:value-type="string" calcext:value-type="string">
            <text:p>Khon Kaen</text:p>
          </table:table-cell>
          <table:table-cell office:value-type="float" office:value="16.4333" calcext:value-type="float">
            <text:p>16.4333</text:p>
          </table:table-cell>
          <table:table-cell office:value-type="float" office:value="102.8333" calcext:value-type="float">
            <text:p>102.8333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Khon Kaen</text:p>
          </table:table-cell>
          <table:table-cell office:value-type="string" calcext:value-type="string">
            <text:p>admin</text:p>
          </table:table-cell>
          <table:table-cell office:value-type="float" office:value="115928" calcext:value-type="float">
            <text:p>115928</text:p>
          </table:table-cell>
          <table:table-cell office:value-type="float" office:value="1764003406" calcext:value-type="float">
            <text:p>1764003406</text:p>
          </table:table-cell>
        </table:table-row>
        <table:table-row table:style-name="ro1">
          <table:table-cell table:number-columns-repeated="2" office:value-type="string" calcext:value-type="string">
            <text:p>Phatthaya</text:p>
          </table:table-cell>
          <table:table-cell office:value-type="float" office:value="12.9496" calcext:value-type="float">
            <text:p>12.9496</text:p>
          </table:table-cell>
          <table:table-cell office:value-type="float" office:value="100.893" calcext:value-type="float">
            <text:p>100.893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Chon Buri</text:p>
          </table:table-cell>
          <table:table-cell/>
          <table:table-cell office:value-type="float" office:value="115840" calcext:value-type="float">
            <text:p>115840</text:p>
          </table:table-cell>
          <table:table-cell office:value-type="float" office:value="1764492695" calcext:value-type="float">
            <text:p>1764492695</text:p>
          </table:table-cell>
        </table:table-row>
        <table:table-row table:style-name="ro1">
          <table:table-cell table:number-columns-repeated="2" office:value-type="string" calcext:value-type="string">
            <text:p>San Ildefonso</text:p>
          </table:table-cell>
          <table:table-cell office:value-type="float" office:value="15.0789" calcext:value-type="float">
            <text:p>15.0789</text:p>
          </table:table-cell>
          <table:table-cell office:value-type="float" office:value="120.9419" calcext:value-type="float">
            <text:p>120.9419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Bulacan</text:p>
          </table:table-cell>
          <table:table-cell/>
          <table:table-cell office:value-type="float" office:value="115713" calcext:value-type="float">
            <text:p>115713</text:p>
          </table:table-cell>
          <table:table-cell office:value-type="float" office:value="1608068184" calcext:value-type="float">
            <text:p>1608068184</text:p>
          </table:table-cell>
        </table:table-row>
        <table:table-row table:style-name="ro1">
          <table:table-cell office:value-type="string" calcext:value-type="string">
            <text:p>Los Baños</text:p>
          </table:table-cell>
          <table:table-cell office:value-type="string" calcext:value-type="string">
            <text:p>Los Banos</text:p>
          </table:table-cell>
          <table:table-cell office:value-type="float" office:value="14.1667" calcext:value-type="float">
            <text:p>14.1667</text:p>
          </table:table-cell>
          <table:table-cell office:value-type="float" office:value="121.2167" calcext:value-type="float">
            <text:p>121.2167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Laguna</text:p>
          </table:table-cell>
          <table:table-cell/>
          <table:table-cell office:value-type="float" office:value="115353" calcext:value-type="float">
            <text:p>115353</text:p>
          </table:table-cell>
          <table:table-cell office:value-type="float" office:value="1608920078" calcext:value-type="float">
            <text:p>1608920078</text:p>
          </table:table-cell>
        </table:table-row>
        <table:table-row table:style-name="ro1">
          <table:table-cell table:number-columns-repeated="2" office:value-type="string" calcext:value-type="string">
            <text:p>Iriga City</text:p>
          </table:table-cell>
          <table:table-cell office:value-type="float" office:value="13.4167" calcext:value-type="float">
            <text:p>13.4167</text:p>
          </table:table-cell>
          <table:table-cell office:value-type="float" office:value="123.4167" calcext:value-type="float">
            <text:p>123.4167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Camarines Sur</text:p>
          </table:table-cell>
          <table:table-cell/>
          <table:table-cell office:value-type="float" office:value="114457" calcext:value-type="float">
            <text:p>114457</text:p>
          </table:table-cell>
          <table:table-cell office:value-type="float" office:value="1608112592" calcext:value-type="float">
            <text:p>1608112592</text:p>
          </table:table-cell>
        </table:table-row>
        <table:table-row table:style-name="ro1">
          <table:table-cell table:number-columns-repeated="2" office:value-type="string" calcext:value-type="string">
            <text:p>Plaridel</text:p>
          </table:table-cell>
          <table:table-cell office:value-type="float" office:value="14.8869" calcext:value-type="float">
            <text:p>14.8869</text:p>
          </table:table-cell>
          <table:table-cell office:value-type="float" office:value="120.8569" calcext:value-type="float">
            <text:p>120.8569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Bulacan</text:p>
          </table:table-cell>
          <table:table-cell/>
          <table:table-cell office:value-type="float" office:value="114432" calcext:value-type="float">
            <text:p>114432</text:p>
          </table:table-cell>
          <table:table-cell office:value-type="float" office:value="1608000273" calcext:value-type="float">
            <text:p>1608000273</text:p>
          </table:table-cell>
        </table:table-row>
        <table:table-row table:style-name="ro1">
          <table:table-cell table:number-columns-repeated="2" office:value-type="string" calcext:value-type="string">
            <text:p>San Juan</text:p>
          </table:table-cell>
          <table:table-cell office:value-type="float" office:value="13.826" calcext:value-type="float">
            <text:p>13.826</text:p>
          </table:table-cell>
          <table:table-cell office:value-type="float" office:value="121.396" calcext:value-type="float">
            <text:p>121.396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Batangas</text:p>
          </table:table-cell>
          <table:table-cell office:value-type="string" calcext:value-type="string">
            <text:p>minor</text:p>
          </table:table-cell>
          <table:table-cell office:value-type="float" office:value="114068" calcext:value-type="float">
            <text:p>114068</text:p>
          </table:table-cell>
          <table:table-cell office:value-type="float" office:value="1608474998" calcext:value-type="float">
            <text:p>1608474998</text:p>
          </table:table-cell>
        </table:table-row>
        <table:table-row table:style-name="ro1">
          <table:table-cell table:number-columns-repeated="2" office:value-type="string" calcext:value-type="string">
            <text:p>Bintulu</text:p>
          </table:table-cell>
          <table:table-cell office:value-type="float" office:value="3.17" calcext:value-type="float">
            <text:p>3.17</text:p>
          </table:table-cell>
          <table:table-cell office:value-type="float" office:value="113.03" calcext:value-type="float">
            <text:p>113.03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Sarawak</text:p>
          </table:table-cell>
          <table:table-cell/>
          <table:table-cell office:value-type="float" office:value="114058" calcext:value-type="float">
            <text:p>114058</text:p>
          </table:table-cell>
          <table:table-cell office:value-type="float" office:value="1458164361" calcext:value-type="float">
            <text:p>1458164361</text:p>
          </table:table-cell>
        </table:table-row>
        <table:table-row table:style-name="ro1">
          <table:table-cell table:number-columns-repeated="2" office:value-type="string" calcext:value-type="string">
            <text:p>Tawau</text:p>
          </table:table-cell>
          <table:table-cell office:value-type="float" office:value="4.2448" calcext:value-type="float">
            <text:p>4.2448</text:p>
          </table:table-cell>
          <table:table-cell office:value-type="float" office:value="117.8911" calcext:value-type="float">
            <text:p>117.8911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Sabah</text:p>
          </table:table-cell>
          <table:table-cell/>
          <table:table-cell office:value-type="float" office:value="113809" calcext:value-type="float">
            <text:p>113809</text:p>
          </table:table-cell>
          <table:table-cell office:value-type="float" office:value="1458745722" calcext:value-type="float">
            <text:p>1458745722</text:p>
          </table:table-cell>
        </table:table-row>
        <table:table-row table:style-name="ro1">
          <table:table-cell table:number-columns-repeated="2" office:value-type="string" calcext:value-type="string">
            <text:p>Guiguinto</text:p>
          </table:table-cell>
          <table:table-cell office:value-type="float" office:value="14.8333" calcext:value-type="float">
            <text:p>14.8333</text:p>
          </table:table-cell>
          <table:table-cell office:value-type="float" office:value="120.8833" calcext:value-type="float">
            <text:p>120.883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Bulacan</text:p>
          </table:table-cell>
          <table:table-cell/>
          <table:table-cell office:value-type="float" office:value="113415" calcext:value-type="float">
            <text:p>113415</text:p>
          </table:table-cell>
          <table:table-cell office:value-type="float" office:value="1608949348" calcext:value-type="float">
            <text:p>1608949348</text:p>
          </table:table-cell>
        </table:table-row>
        <table:table-row table:style-name="ro1">
          <table:table-cell table:number-columns-repeated="2" office:value-type="string" calcext:value-type="string">
            <text:p>Bukittinggi</text:p>
          </table:table-cell>
          <table:table-cell office:value-type="float" office:value="-0.3097" calcext:value-type="float">
            <text:p>-0.3097</text:p>
          </table:table-cell>
          <table:table-cell office:value-type="float" office:value="100.3753" calcext:value-type="float">
            <text:p>100.3753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Sumatera Barat</text:p>
          </table:table-cell>
          <table:table-cell/>
          <table:table-cell office:value-type="float" office:value="113326" calcext:value-type="float">
            <text:p>113326</text:p>
          </table:table-cell>
          <table:table-cell office:value-type="float" office:value="1360552560" calcext:value-type="float">
            <text:p>1360552560</text:p>
          </table:table-cell>
        </table:table-row>
        <table:table-row table:style-name="ro1">
          <table:table-cell table:number-columns-repeated="2" office:value-type="string" calcext:value-type="string">
            <text:p>Manolo Fortich</text:p>
          </table:table-cell>
          <table:table-cell office:value-type="float" office:value="8.3697" calcext:value-type="float">
            <text:p>8.3697</text:p>
          </table:table-cell>
          <table:table-cell office:value-type="float" office:value="124.8644" calcext:value-type="float">
            <text:p>124.8644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Bukidnon</text:p>
          </table:table-cell>
          <table:table-cell/>
          <table:table-cell office:value-type="float" office:value="113200" calcext:value-type="float">
            <text:p>113200</text:p>
          </table:table-cell>
          <table:table-cell office:value-type="float" office:value="1608811201" calcext:value-type="float">
            <text:p>1608811201</text:p>
          </table:table-cell>
        </table:table-row>
        <table:table-row table:style-name="ro1">
          <table:table-cell table:number-columns-repeated="2" office:value-type="string" calcext:value-type="string">
            <text:p>Mangaldan</text:p>
          </table:table-cell>
          <table:table-cell office:value-type="float" office:value="16.07" calcext:value-type="float">
            <text:p>16.07</text:p>
          </table:table-cell>
          <table:table-cell office:value-type="float" office:value="120.4025" calcext:value-type="float">
            <text:p>120.4025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Pangasinan</text:p>
          </table:table-cell>
          <table:table-cell/>
          <table:table-cell office:value-type="float" office:value="113185" calcext:value-type="float">
            <text:p>113185</text:p>
          </table:table-cell>
          <table:table-cell office:value-type="float" office:value="1608105622" calcext:value-type="float">
            <text:p>1608105622</text:p>
          </table:table-cell>
        </table:table-row>
        <table:table-row table:style-name="ro1">
          <table:table-cell table:number-columns-repeated="2" office:value-type="string" calcext:value-type="string">
            <text:p>Libmanan</text:p>
          </table:table-cell>
          <table:table-cell office:value-type="float" office:value="13.7" calcext:value-type="float">
            <text:p>13.7</text:p>
          </table:table-cell>
          <table:table-cell office:value-type="float" office:value="123.0667" calcext:value-type="float">
            <text:p>123.0667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Camarines Sur</text:p>
          </table:table-cell>
          <table:table-cell/>
          <table:table-cell office:value-type="float" office:value="112994" calcext:value-type="float">
            <text:p>112994</text:p>
          </table:table-cell>
          <table:table-cell office:value-type="float" office:value="1608310701" calcext:value-type="float">
            <text:p>1608310701</text:p>
          </table:table-cell>
        </table:table-row>
        <table:table-row table:style-name="ro1">
          <table:table-cell table:number-columns-repeated="2" office:value-type="string" calcext:value-type="string">
            <text:p>Tayabas</text:p>
          </table:table-cell>
          <table:table-cell office:value-type="float" office:value="14.0167" calcext:value-type="float">
            <text:p>14.0167</text:p>
          </table:table-cell>
          <table:table-cell office:value-type="float" office:value="121.5833" calcext:value-type="float">
            <text:p>121.583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Quezon</text:p>
          </table:table-cell>
          <table:table-cell/>
          <table:table-cell office:value-type="float" office:value="112658" calcext:value-type="float">
            <text:p>112658</text:p>
          </table:table-cell>
          <table:table-cell office:value-type="float" office:value="1608195528" calcext:value-type="float">
            <text:p>1608195528</text:p>
          </table:table-cell>
        </table:table-row>
        <table:table-row table:style-name="ro1">
          <table:table-cell table:number-columns-repeated="2" office:value-type="string" calcext:value-type="string">
            <text:p>Subic</text:p>
          </table:table-cell>
          <table:table-cell office:value-type="float" office:value="14.9" calcext:value-type="float">
            <text:p>14.9</text:p>
          </table:table-cell>
          <table:table-cell office:value-type="float" office:value="120.2333" calcext:value-type="float">
            <text:p>120.233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Zambales</text:p>
          </table:table-cell>
          <table:table-cell/>
          <table:table-cell office:value-type="float" office:value="111912" calcext:value-type="float">
            <text:p>111912</text:p>
          </table:table-cell>
          <table:table-cell office:value-type="float" office:value="1608633194" calcext:value-type="float">
            <text:p>1608633194</text:p>
          </table:table-cell>
        </table:table-row>
        <table:table-row table:style-name="ro1">
          <table:table-cell table:number-columns-repeated="2" office:value-type="string" calcext:value-type="string">
            <text:p>Baybay</text:p>
          </table:table-cell>
          <table:table-cell office:value-type="float" office:value="10.6833" calcext:value-type="float">
            <text:p>10.6833</text:p>
          </table:table-cell>
          <table:table-cell office:value-type="float" office:value="124.8333" calcext:value-type="float">
            <text:p>124.833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Leyte</text:p>
          </table:table-cell>
          <table:table-cell/>
          <table:table-cell office:value-type="float" office:value="111848" calcext:value-type="float">
            <text:p>111848</text:p>
          </table:table-cell>
          <table:table-cell office:value-type="float" office:value="1608960920" calcext:value-type="float">
            <text:p>1608960920</text:p>
          </table:table-cell>
        </table:table-row>
        <table:table-row table:style-name="ro1">
          <table:table-cell table:number-columns-repeated="2" office:value-type="string" calcext:value-type="string">
            <text:p>Daet</text:p>
          </table:table-cell>
          <table:table-cell office:value-type="float" office:value="14.1167" calcext:value-type="float">
            <text:p>14.1167</text:p>
          </table:table-cell>
          <table:table-cell office:value-type="float" office:value="122.95" calcext:value-type="float">
            <text:p>122.95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Camarines Norte</text:p>
          </table:table-cell>
          <table:table-cell office:value-type="string" calcext:value-type="string">
            <text:p>admin</text:p>
          </table:table-cell>
          <table:table-cell office:value-type="float" office:value="111700" calcext:value-type="float">
            <text:p>111700</text:p>
          </table:table-cell>
          <table:table-cell office:value-type="float" office:value="1608562606" calcext:value-type="float">
            <text:p>1608562606</text:p>
          </table:table-cell>
        </table:table-row>
        <table:table-row table:style-name="ro1">
          <table:table-cell table:number-columns-repeated="2" office:value-type="string" calcext:value-type="string">
            <text:p>Laoag</text:p>
          </table:table-cell>
          <table:table-cell office:value-type="float" office:value="18.1951" calcext:value-type="float">
            <text:p>18.1951</text:p>
          </table:table-cell>
          <table:table-cell office:value-type="float" office:value="120.5918" calcext:value-type="float">
            <text:p>120.5918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Ilocos Norte</text:p>
          </table:table-cell>
          <table:table-cell office:value-type="string" calcext:value-type="string">
            <text:p>admin</text:p>
          </table:table-cell>
          <table:table-cell office:value-type="float" office:value="111651" calcext:value-type="float">
            <text:p>111651</text:p>
          </table:table-cell>
          <table:table-cell office:value-type="float" office:value="1608043510" calcext:value-type="float">
            <text:p>1608043510</text:p>
          </table:table-cell>
        </table:table-row>
        <table:table-row table:style-name="ro1">
          <table:table-cell table:number-columns-repeated="2" office:value-type="string" calcext:value-type="string">
            <text:p>Rosario</text:p>
          </table:table-cell>
          <table:table-cell office:value-type="float" office:value="14.4167" calcext:value-type="float">
            <text:p>14.4167</text:p>
          </table:table-cell>
          <table:table-cell office:value-type="float" office:value="120.85" calcext:value-type="float">
            <text:p>120.85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Cavite</text:p>
          </table:table-cell>
          <table:table-cell/>
          <table:table-cell office:value-type="float" office:value="110807" calcext:value-type="float">
            <text:p>110807</text:p>
          </table:table-cell>
          <table:table-cell office:value-type="float" office:value="1608718800" calcext:value-type="float">
            <text:p>1608718800</text:p>
          </table:table-cell>
        </table:table-row>
        <table:table-row table:style-name="ro1">
          <table:table-cell table:number-columns-repeated="2" office:value-type="string" calcext:value-type="string">
            <text:p>Yenangyaung</text:p>
          </table:table-cell>
          <table:table-cell office:value-type="float" office:value="20.4583" calcext:value-type="float">
            <text:p>20.4583</text:p>
          </table:table-cell>
          <table:table-cell office:value-type="float" office:value="94.8732" calcext:value-type="float">
            <text:p>94.8732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Magway</text:p>
          </table:table-cell>
          <table:table-cell/>
          <table:table-cell office:value-type="float" office:value="110553" calcext:value-type="float">
            <text:p>110553</text:p>
          </table:table-cell>
          <table:table-cell office:value-type="float" office:value="1104118838" calcext:value-type="float">
            <text:p>1104118838</text:p>
          </table:table-cell>
        </table:table-row>
        <table:table-row table:style-name="ro1">
          <table:table-cell table:number-columns-repeated="2" office:value-type="string" calcext:value-type="string">
            <text:p>Quezon</text:p>
          </table:table-cell>
          <table:table-cell office:value-type="float" office:value="7.7333" calcext:value-type="float">
            <text:p>7.7333</text:p>
          </table:table-cell>
          <table:table-cell office:value-type="float" office:value="125.1" calcext:value-type="float">
            <text:p>125.1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Bukidnon</text:p>
          </table:table-cell>
          <table:table-cell/>
          <table:table-cell office:value-type="float" office:value="109624" calcext:value-type="float">
            <text:p>109624</text:p>
          </table:table-cell>
          <table:table-cell office:value-type="float" office:value="1608600962" calcext:value-type="float">
            <text:p>1608600962</text:p>
          </table:table-cell>
        </table:table-row>
        <table:table-row table:style-name="ro1">
          <table:table-cell table:number-columns-repeated="2" office:value-type="string" calcext:value-type="string">
            <text:p>Naujan</text:p>
          </table:table-cell>
          <table:table-cell office:value-type="float" office:value="13.3233" calcext:value-type="float">
            <text:p>13.3233</text:p>
          </table:table-cell>
          <table:table-cell office:value-type="float" office:value="121.3028" calcext:value-type="float">
            <text:p>121.3028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Oriental Mindoro</text:p>
          </table:table-cell>
          <table:table-cell/>
          <table:table-cell office:value-type="float" office:value="109587" calcext:value-type="float">
            <text:p>109587</text:p>
          </table:table-cell>
          <table:table-cell office:value-type="float" office:value="1608362602" calcext:value-type="float">
            <text:p>1608362602</text:p>
          </table:table-cell>
        </table:table-row>
        <table:table-row table:style-name="ro1">
          <table:table-cell table:number-columns-repeated="2" office:value-type="string" calcext:value-type="string">
            <text:p>Glan</text:p>
          </table:table-cell>
          <table:table-cell office:value-type="float" office:value="5.8167" calcext:value-type="float">
            <text:p>5.8167</text:p>
          </table:table-cell>
          <table:table-cell office:value-type="float" office:value="125.2" calcext:value-type="float">
            <text:p>125.2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Sarangani</text:p>
          </table:table-cell>
          <table:table-cell/>
          <table:table-cell office:value-type="float" office:value="109547" calcext:value-type="float">
            <text:p>109547</text:p>
          </table:table-cell>
          <table:table-cell office:value-type="float" office:value="1608947570" calcext:value-type="float">
            <text:p>1608947570</text:p>
          </table:table-cell>
        </table:table-row>
        <table:table-row table:style-name="ro1">
          <table:table-cell table:number-columns-repeated="2" office:value-type="string" calcext:value-type="string">
            <text:p>Bayugan</text:p>
          </table:table-cell>
          <table:table-cell office:value-type="float" office:value="8.7143" calcext:value-type="float">
            <text:p>8.7143</text:p>
          </table:table-cell>
          <table:table-cell office:value-type="float" office:value="125.7481" calcext:value-type="float">
            <text:p>125.7481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Agusan del Sur</text:p>
          </table:table-cell>
          <table:table-cell/>
          <table:table-cell office:value-type="float" office:value="109499" calcext:value-type="float">
            <text:p>109499</text:p>
          </table:table-cell>
          <table:table-cell office:value-type="float" office:value="1608483872" calcext:value-type="float">
            <text:p>1608483872</text:p>
          </table:table-cell>
        </table:table-row>
        <table:table-row table:style-name="ro1">
          <table:table-cell table:number-columns-repeated="2" office:value-type="string" calcext:value-type="string">
            <text:p>Tacurong</text:p>
          </table:table-cell>
          <table:table-cell office:value-type="float" office:value="6.6833" calcext:value-type="float">
            <text:p>6.6833</text:p>
          </table:table-cell>
          <table:table-cell office:value-type="float" office:value="124.6667" calcext:value-type="float">
            <text:p>124.6667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Sultan Kudarat</text:p>
          </table:table-cell>
          <table:table-cell/>
          <table:table-cell office:value-type="float" office:value="109319" calcext:value-type="float">
            <text:p>109319</text:p>
          </table:table-cell>
          <table:table-cell office:value-type="float" office:value="1608479806" calcext:value-type="float">
            <text:p>1608479806</text:p>
          </table:table-cell>
        </table:table-row>
        <table:table-row table:style-name="ro1">
          <table:table-cell table:number-columns-repeated="2" office:value-type="string" calcext:value-type="string">
            <text:p>Talisay</text:p>
          </table:table-cell>
          <table:table-cell office:value-type="float" office:value="10.7333" calcext:value-type="float">
            <text:p>10.7333</text:p>
          </table:table-cell>
          <table:table-cell office:value-type="float" office:value="122.9667" calcext:value-type="float">
            <text:p>122.9667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Negros Occidental</text:p>
          </table:table-cell>
          <table:table-cell/>
          <table:table-cell office:value-type="float" office:value="108909" calcext:value-type="float">
            <text:p>108909</text:p>
          </table:table-cell>
          <table:table-cell office:value-type="float" office:value="1608509888" calcext:value-type="float">
            <text:p>1608509888</text:p>
          </table:table-cell>
        </table:table-row>
        <table:table-row table:style-name="ro1">
          <table:table-cell table:number-columns-repeated="2" office:value-type="string" calcext:value-type="string">
            <text:p>Pulilan</text:p>
          </table:table-cell>
          <table:table-cell office:value-type="float" office:value="14.902" calcext:value-type="float">
            <text:p>14.902</text:p>
          </table:table-cell>
          <table:table-cell office:value-type="float" office:value="120.849" calcext:value-type="float">
            <text:p>120.849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Bulacan</text:p>
          </table:table-cell>
          <table:table-cell/>
          <table:table-cell office:value-type="float" office:value="108836" calcext:value-type="float">
            <text:p>108836</text:p>
          </table:table-cell>
          <table:table-cell office:value-type="float" office:value="1608740996" calcext:value-type="float">
            <text:p>1608740996</text:p>
          </table:table-cell>
        </table:table-row>
        <table:table-row table:style-name="ro1">
          <table:table-cell table:number-columns-repeated="2" office:value-type="string" calcext:value-type="string">
            <text:p>Cawayan</text:p>
          </table:table-cell>
          <table:table-cell office:value-type="float" office:value="9.9667" calcext:value-type="float">
            <text:p>9.9667</text:p>
          </table:table-cell>
          <table:table-cell office:value-type="float" office:value="122.6167" calcext:value-type="float">
            <text:p>122.6167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Negros Occidental</text:p>
          </table:table-cell>
          <table:table-cell/>
          <table:table-cell office:value-type="float" office:value="108480" calcext:value-type="float">
            <text:p>108480</text:p>
          </table:table-cell>
          <table:table-cell office:value-type="float" office:value="1608006603" calcext:value-type="float">
            <text:p>1608006603</text:p>
          </table:table-cell>
        </table:table-row>
        <table:table-row table:style-name="ro1">
          <table:table-cell table:number-columns-repeated="2" office:value-type="string" calcext:value-type="string">
            <text:p>Maramag</text:p>
          </table:table-cell>
          <table:table-cell office:value-type="float" office:value="7.7667" calcext:value-type="float">
            <text:p>7.766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Bukidnon</text:p>
          </table:table-cell>
          <table:table-cell/>
          <table:table-cell office:value-type="float" office:value="108293" calcext:value-type="float">
            <text:p>108293</text:p>
          </table:table-cell>
          <table:table-cell office:value-type="float" office:value="1608275407" calcext:value-type="float">
            <text:p>1608275407</text:p>
          </table:table-cell>
        </table:table-row>
        <table:table-row table:style-name="ro1">
          <table:table-cell table:number-columns-repeated="2" office:value-type="string" calcext:value-type="string">
            <text:p>Lingayen</text:p>
          </table:table-cell>
          <table:table-cell office:value-type="float" office:value="16.0167" calcext:value-type="float">
            <text:p>16.0167</text:p>
          </table:table-cell>
          <table:table-cell office:value-type="float" office:value="120.2333" calcext:value-type="float">
            <text:p>120.233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Pangasinan</text:p>
          </table:table-cell>
          <table:table-cell office:value-type="string" calcext:value-type="string">
            <text:p>admin</text:p>
          </table:table-cell>
          <table:table-cell office:value-type="float" office:value="107728" calcext:value-type="float">
            <text:p>107728</text:p>
          </table:table-cell>
          <table:table-cell office:value-type="float" office:value="1608464071" calcext:value-type="float">
            <text:p>1608464071</text:p>
          </table:table-cell>
        </table:table-row>
        <table:table-row table:style-name="ro1">
          <table:table-cell table:number-columns-repeated="2" office:value-type="string" calcext:value-type="string">
            <text:p>Carmen</text:p>
          </table:table-cell>
          <table:table-cell office:value-type="float" office:value="7.2" calcext:value-type="float">
            <text:p>7.2</text:p>
          </table:table-cell>
          <table:table-cell office:value-type="float" office:value="124.7833" calcext:value-type="float">
            <text:p>124.783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Cotabato</text:p>
          </table:table-cell>
          <table:table-cell/>
          <table:table-cell office:value-type="float" office:value="107603" calcext:value-type="float">
            <text:p>107603</text:p>
          </table:table-cell>
          <table:table-cell office:value-type="float" office:value="1608666262" calcext:value-type="float">
            <text:p>1608666262</text:p>
          </table:table-cell>
        </table:table-row>
        <table:table-row table:style-name="ro1">
          <table:table-cell table:number-columns-repeated="2" office:value-type="string" calcext:value-type="string">
            <text:p>Kawit</text:p>
          </table:table-cell>
          <table:table-cell office:value-type="float" office:value="14.4333" calcext:value-type="float">
            <text:p>14.4333</text:p>
          </table:table-cell>
          <table:table-cell office:value-type="float" office:value="120.9" calcext:value-type="float">
            <text:p>120.9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Cavite</text:p>
          </table:table-cell>
          <table:table-cell/>
          <table:table-cell office:value-type="float" office:value="107535" calcext:value-type="float">
            <text:p>107535</text:p>
          </table:table-cell>
          <table:table-cell office:value-type="float" office:value="1608411157" calcext:value-type="float">
            <text:p>1608411157</text:p>
          </table:table-cell>
        </table:table-row>
        <table:table-row table:style-name="ro1">
          <table:table-cell table:number-columns-repeated="2" office:value-type="string" calcext:value-type="string">
            <text:p>Taungoo</text:p>
          </table:table-cell>
          <table:table-cell office:value-type="float" office:value="18.9483" calcext:value-type="float">
            <text:p>18.9483</text:p>
          </table:table-cell>
          <table:table-cell office:value-type="float" office:value="96.4179" calcext:value-type="float">
            <text:p>96.4179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Bago</text:p>
          </table:table-cell>
          <table:table-cell/>
          <table:table-cell office:value-type="float" office:value="106945" calcext:value-type="float">
            <text:p>106945</text:p>
          </table:table-cell>
          <table:table-cell office:value-type="float" office:value="1104269989" calcext:value-type="float">
            <text:p>1104269989</text:p>
          </table:table-cell>
        </table:table-row>
        <table:table-row table:style-name="ro1">
          <table:table-cell table:number-columns-repeated="2" office:value-type="string" calcext:value-type="string">
            <text:p>Catbalogan</text:p>
          </table:table-cell>
          <table:table-cell office:value-type="float" office:value="11.7833" calcext:value-type="float">
            <text:p>11.7833</text:p>
          </table:table-cell>
          <table:table-cell office:value-type="float" office:value="124.8833" calcext:value-type="float">
            <text:p>124.883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Samar</text:p>
          </table:table-cell>
          <table:table-cell office:value-type="string" calcext:value-type="string">
            <text:p>admin</text:p>
          </table:table-cell>
          <table:table-cell office:value-type="float" office:value="106440" calcext:value-type="float">
            <text:p>106440</text:p>
          </table:table-cell>
          <table:table-cell office:value-type="float" office:value="1608878798" calcext:value-type="float">
            <text:p>1608878798</text:p>
          </table:table-cell>
        </table:table-row>
        <table:table-row table:style-name="ro1">
          <table:table-cell table:number-columns-repeated="2" office:value-type="string" calcext:value-type="string">
            <text:p>Nakhon Si Thammarat</text:p>
          </table:table-cell>
          <table:table-cell office:value-type="float" office:value="8.4363" calcext:value-type="float">
            <text:p>8.4363</text:p>
          </table:table-cell>
          <table:table-cell office:value-type="float" office:value="99.963" calcext:value-type="float">
            <text:p>99.963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Nakhon Si Thammarat</text:p>
          </table:table-cell>
          <table:table-cell office:value-type="string" calcext:value-type="string">
            <text:p>admin</text:p>
          </table:table-cell>
          <table:table-cell office:value-type="float" office:value="106322" calcext:value-type="float">
            <text:p>106322</text:p>
          </table:table-cell>
          <table:table-cell office:value-type="float" office:value="1764409111" calcext:value-type="float">
            <text:p>1764409111</text:p>
          </table:table-cell>
        </table:table-row>
        <table:table-row table:style-name="ro1">
          <table:table-cell table:number-columns-repeated="2" office:value-type="string" calcext:value-type="string">
            <text:p>Tiaong</text:p>
          </table:table-cell>
          <table:table-cell office:value-type="float" office:value="13.95" calcext:value-type="float">
            <text:p>13.95</text:p>
          </table:table-cell>
          <table:table-cell office:value-type="float" office:value="121.3167" calcext:value-type="float">
            <text:p>121.3167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Quezon</text:p>
          </table:table-cell>
          <table:table-cell office:value-type="string" calcext:value-type="string">
            <text:p>minor</text:p>
          </table:table-cell>
          <table:table-cell office:value-type="float" office:value="106265" calcext:value-type="float">
            <text:p>106265</text:p>
          </table:table-cell>
          <table:table-cell office:value-type="float" office:value="1608344411" calcext:value-type="float">
            <text:p>1608344411</text:p>
          </table:table-cell>
        </table:table-row>
        <table:table-row table:style-name="ro1">
          <table:table-cell table:number-columns-repeated="2" office:value-type="string" calcext:value-type="string">
            <text:p>Carmona</text:p>
          </table:table-cell>
          <table:table-cell office:value-type="float" office:value="14.3167" calcext:value-type="float">
            <text:p>14.3167</text:p>
          </table:table-cell>
          <table:table-cell office:value-type="float" office:value="121.05" calcext:value-type="float">
            <text:p>121.05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Cavite</text:p>
          </table:table-cell>
          <table:table-cell/>
          <table:table-cell office:value-type="float" office:value="106256" calcext:value-type="float">
            <text:p>106256</text:p>
          </table:table-cell>
          <table:table-cell office:value-type="float" office:value="1608216694" calcext:value-type="float">
            <text:p>1608216694</text:p>
          </table:table-cell>
        </table:table-row>
        <table:table-row table:style-name="ro1">
          <table:table-cell table:number-columns-repeated="2" office:value-type="string" calcext:value-type="string">
            <text:p>Raba</text:p>
          </table:table-cell>
          <table:table-cell office:value-type="float" office:value="-8.4614" calcext:value-type="float">
            <text:p>-8.4614</text:p>
          </table:table-cell>
          <table:table-cell office:value-type="float" office:value="118.747" calcext:value-type="float">
            <text:p>118.747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Nusa Tenggara Barat</text:p>
          </table:table-cell>
          <table:table-cell office:value-type="string" calcext:value-type="string">
            <text:p>minor</text:p>
          </table:table-cell>
          <table:table-cell office:value-type="float" office:value="106101" calcext:value-type="float">
            <text:p>106101</text:p>
          </table:table-cell>
          <table:table-cell office:value-type="float" office:value="1360014952" calcext:value-type="float">
            <text:p>1360014952</text:p>
          </table:table-cell>
        </table:table-row>
        <table:table-row table:style-name="ro1">
          <table:table-cell table:number-columns-repeated="2" office:value-type="string" calcext:value-type="string">
            <text:p>Mang La</text:p>
          </table:table-cell>
          <table:table-cell office:value-type="float" office:value="14.3838" calcext:value-type="float">
            <text:p>14.3838</text:p>
          </table:table-cell>
          <table:table-cell office:value-type="float" office:value="107.9833" calcext:value-type="float">
            <text:p>107.9833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Kon Tum</text:p>
          </table:table-cell>
          <table:table-cell/>
          <table:table-cell office:value-type="float" office:value="105489" calcext:value-type="float">
            <text:p>105489</text:p>
          </table:table-cell>
          <table:table-cell office:value-type="float" office:value="1704178922" calcext:value-type="float">
            <text:p>1704178922</text:p>
          </table:table-cell>
        </table:table-row>
        <table:table-row table:style-name="ro1">
          <table:table-cell office:value-type="string" calcext:value-type="string">
            <text:p>Maluñgun</text:p>
          </table:table-cell>
          <table:table-cell office:value-type="string" calcext:value-type="string">
            <text:p>Malungun</text:p>
          </table:table-cell>
          <table:table-cell office:value-type="float" office:value="6.2667" calcext:value-type="float">
            <text:p>6.2667</text:p>
          </table:table-cell>
          <table:table-cell office:value-type="float" office:value="125.2833" calcext:value-type="float">
            <text:p>125.283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Sarangani</text:p>
          </table:table-cell>
          <table:table-cell/>
          <table:table-cell office:value-type="float" office:value="105465" calcext:value-type="float">
            <text:p>105465</text:p>
          </table:table-cell>
          <table:table-cell office:value-type="float" office:value="1608972592" calcext:value-type="float">
            <text:p>1608972592</text:p>
          </table:table-cell>
        </table:table-row>
        <table:table-row table:style-name="ro1">
          <table:table-cell table:number-columns-repeated="2" office:value-type="string" calcext:value-type="string">
            <text:p>Bulan</text:p>
          </table:table-cell>
          <table:table-cell office:value-type="float" office:value="12.6714" calcext:value-type="float">
            <text:p>12.6714</text:p>
          </table:table-cell>
          <table:table-cell office:value-type="float" office:value="123.875" calcext:value-type="float">
            <text:p>123.875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Sorsogon</text:p>
          </table:table-cell>
          <table:table-cell/>
          <table:table-cell office:value-type="float" office:value="105190" calcext:value-type="float">
            <text:p>105190</text:p>
          </table:table-cell>
          <table:table-cell office:value-type="float" office:value="1608516439" calcext:value-type="float">
            <text:p>1608516439</text:p>
          </table:table-cell>
        </table:table-row>
        <table:table-row table:style-name="ro1">
          <table:table-cell table:number-columns-repeated="2" office:value-type="string" calcext:value-type="string">
            <text:p>Sultan Kudarat</text:p>
          </table:table-cell>
          <table:table-cell office:value-type="float" office:value="7.2333" calcext:value-type="float">
            <text:p>7.2333</text:p>
          </table:table-cell>
          <table:table-cell office:value-type="float" office:value="124.25" calcext:value-type="float">
            <text:p>124.25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Maguindanao</text:p>
          </table:table-cell>
          <table:table-cell/>
          <table:table-cell office:value-type="float" office:value="105121" calcext:value-type="float">
            <text:p>105121</text:p>
          </table:table-cell>
          <table:table-cell office:value-type="float" office:value="1608836609" calcext:value-type="float">
            <text:p>1608836609</text:p>
          </table:table-cell>
        </table:table-row>
        <table:table-row table:style-name="ro1">
          <table:table-cell table:number-columns-repeated="2" office:value-type="string" calcext:value-type="string">
            <text:p>Tagbilaran City</text:p>
          </table:table-cell>
          <table:table-cell office:value-type="float" office:value="9.65" calcext:value-type="float">
            <text:p>9.65</text:p>
          </table:table-cell>
          <table:table-cell office:value-type="float" office:value="123.85" calcext:value-type="float">
            <text:p>123.85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Bohol</text:p>
          </table:table-cell>
          <table:table-cell office:value-type="string" calcext:value-type="string">
            <text:p>minor</text:p>
          </table:table-cell>
          <table:table-cell office:value-type="float" office:value="104976" calcext:value-type="float">
            <text:p>104976</text:p>
          </table:table-cell>
          <table:table-cell office:value-type="float" office:value="1608573250" calcext:value-type="float">
            <text:p>1608573250</text:p>
          </table:table-cell>
        </table:table-row>
        <table:table-row table:style-name="ro1">
          <table:table-cell table:number-columns-repeated="2" office:value-type="string" calcext:value-type="string">
            <text:p>Masbate</text:p>
          </table:table-cell>
          <table:table-cell office:value-type="float" office:value="12.3667" calcext:value-type="float">
            <text:p>12.3667</text:p>
          </table:table-cell>
          <table:table-cell office:value-type="float" office:value="123.6167" calcext:value-type="float">
            <text:p>123.6167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Masbate</text:p>
          </table:table-cell>
          <table:table-cell office:value-type="string" calcext:value-type="string">
            <text:p>admin</text:p>
          </table:table-cell>
          <table:table-cell office:value-type="float" office:value="104522" calcext:value-type="float">
            <text:p>104522</text:p>
          </table:table-cell>
          <table:table-cell office:value-type="float" office:value="1608802236" calcext:value-type="float">
            <text:p>1608802236</text:p>
          </table:table-cell>
        </table:table-row>
        <table:table-row table:style-name="ro1">
          <table:table-cell table:number-columns-repeated="2" office:value-type="string" calcext:value-type="string">
            <text:p>Maumere</text:p>
          </table:table-cell>
          <table:table-cell office:value-type="float" office:value="-8.6189" calcext:value-type="float">
            <text:p>-8.6189</text:p>
          </table:table-cell>
          <table:table-cell office:value-type="float" office:value="122.2123" calcext:value-type="float">
            <text:p>122.2123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Nusa Tenggara Timur</text:p>
          </table:table-cell>
          <table:table-cell office:value-type="string" calcext:value-type="string">
            <text:p>minor</text:p>
          </table:table-cell>
          <table:table-cell office:value-type="float" office:value="104285" calcext:value-type="float">
            <text:p>104285</text:p>
          </table:table-cell>
          <table:table-cell office:value-type="float" office:value="1360776014" calcext:value-type="float">
            <text:p>1360776014</text:p>
          </table:table-cell>
        </table:table-row>
        <table:table-row table:style-name="ro1">
          <table:table-cell table:number-columns-repeated="2" office:value-type="string" calcext:value-type="string">
            <text:p>Balanga</text:p>
          </table:table-cell>
          <table:table-cell office:value-type="float" office:value="14.6833" calcext:value-type="float">
            <text:p>14.6833</text:p>
          </table:table-cell>
          <table:table-cell office:value-type="float" office:value="120.5333" calcext:value-type="float">
            <text:p>120.533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Bataan</text:p>
          </table:table-cell>
          <table:table-cell office:value-type="string" calcext:value-type="string">
            <text:p>admin</text:p>
          </table:table-cell>
          <table:table-cell office:value-type="float" office:value="104173" calcext:value-type="float">
            <text:p>104173</text:p>
          </table:table-cell>
          <table:table-cell office:value-type="float" office:value="1608467104" calcext:value-type="float">
            <text:p>1608467104</text:p>
          </table:table-cell>
        </table:table-row>
        <table:table-row table:style-name="ro1">
          <table:table-cell table:number-columns-repeated="2" office:value-type="string" calcext:value-type="string">
            <text:p>Sindangan</text:p>
          </table:table-cell>
          <table:table-cell office:value-type="float" office:value="8.2333" calcext:value-type="float">
            <text:p>8.233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Zamboanga del Norte</text:p>
          </table:table-cell>
          <table:table-cell/>
          <table:table-cell office:value-type="float" office:value="103952" calcext:value-type="float">
            <text:p>103952</text:p>
          </table:table-cell>
          <table:table-cell office:value-type="float" office:value="1608537090" calcext:value-type="float">
            <text:p>1608537090</text:p>
          </table:table-cell>
        </table:table-row>
        <table:table-row table:style-name="ro1">
          <table:table-cell table:number-columns-repeated="2" office:value-type="string" calcext:value-type="string">
            <text:p>Biak</text:p>
          </table:table-cell>
          <table:table-cell office:value-type="float" office:value="-1.18" calcext:value-type="float">
            <text:p>-1.18</text:p>
          </table:table-cell>
          <table:table-cell office:value-type="float" office:value="136.08" calcext:value-type="float">
            <text:p>136.08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Papua</text:p>
          </table:table-cell>
          <table:table-cell office:value-type="string" calcext:value-type="string">
            <text:p>minor</text:p>
          </table:table-cell>
          <table:table-cell office:value-type="float" office:value="103610" calcext:value-type="float">
            <text:p>103610</text:p>
          </table:table-cell>
          <table:table-cell office:value-type="float" office:value="1360911386" calcext:value-type="float">
            <text:p>1360911386</text:p>
          </table:table-cell>
        </table:table-row>
        <table:table-row table:style-name="ro1">
          <table:table-cell office:value-type="string" calcext:value-type="string">
            <text:p>Vĩnh Long</text:p>
          </table:table-cell>
          <table:table-cell office:value-type="string" calcext:value-type="string">
            <text:p>Vinh Long</text:p>
          </table:table-cell>
          <table:table-cell office:value-type="float" office:value="10.255" calcext:value-type="float">
            <text:p>10.255</text:p>
          </table:table-cell>
          <table:table-cell office:value-type="float" office:value="105.9753" calcext:value-type="float">
            <text:p>105.9753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Vĩnh Long</text:p>
          </table:table-cell>
          <table:table-cell office:value-type="string" calcext:value-type="string">
            <text:p>admin</text:p>
          </table:table-cell>
          <table:table-cell office:value-type="float" office:value="103314" calcext:value-type="float">
            <text:p>103314</text:p>
          </table:table-cell>
          <table:table-cell office:value-type="float" office:value="1704262419" calcext:value-type="float">
            <text:p>1704262419</text:p>
          </table:table-cell>
        </table:table-row>
        <table:table-row table:style-name="ro1">
          <table:table-cell table:number-columns-repeated="2" office:value-type="string" calcext:value-type="string">
            <text:p>Soasio</text:p>
          </table:table-cell>
          <table:table-cell office:value-type="float" office:value="0.6094" calcext:value-type="float">
            <text:p>0.6094</text:p>
          </table:table-cell>
          <table:table-cell office:value-type="float" office:value="127.5697" calcext:value-type="float">
            <text:p>127.5697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Maluku Utara</text:p>
          </table:table-cell>
          <table:table-cell/>
          <table:table-cell office:value-type="float" office:value="103171" calcext:value-type="float">
            <text:p>103171</text:p>
          </table:table-cell>
          <table:table-cell office:value-type="float" office:value="1360827216" calcext:value-type="float">
            <text:p>1360827216</text:p>
          </table:table-cell>
        </table:table-row>
        <table:table-row table:style-name="ro1">
          <table:table-cell table:number-columns-repeated="2" office:value-type="string" calcext:value-type="string">
            <text:p>San Rafael</text:p>
          </table:table-cell>
          <table:table-cell office:value-type="float" office:value="14.95" calcext:value-type="float">
            <text:p>14.95</text:p>
          </table:table-cell>
          <table:table-cell office:value-type="float" office:value="120.9667" calcext:value-type="float">
            <text:p>120.9667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Bulacan</text:p>
          </table:table-cell>
          <table:table-cell/>
          <table:table-cell office:value-type="float" office:value="103097" calcext:value-type="float">
            <text:p>103097</text:p>
          </table:table-cell>
          <table:table-cell office:value-type="float" office:value="1608373072" calcext:value-type="float">
            <text:p>1608373072</text:p>
          </table:table-cell>
        </table:table-row>
        <table:table-row table:style-name="ro1">
          <table:table-cell table:number-columns-repeated="2" office:value-type="string" calcext:value-type="string">
            <text:p>Paniqui</text:p>
          </table:table-cell>
          <table:table-cell office:value-type="float" office:value="15.6667" calcext:value-type="float">
            <text:p>15.6667</text:p>
          </table:table-cell>
          <table:table-cell office:value-type="float" office:value="120.5833" calcext:value-type="float">
            <text:p>120.583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Tarlac</text:p>
          </table:table-cell>
          <table:table-cell/>
          <table:table-cell office:value-type="float" office:value="103003" calcext:value-type="float">
            <text:p>103003</text:p>
          </table:table-cell>
          <table:table-cell office:value-type="float" office:value="1608244278" calcext:value-type="float">
            <text:p>1608244278</text:p>
          </table:table-cell>
        </table:table-row>
        <table:table-row table:style-name="ro1">
          <table:table-cell table:number-columns-repeated="2" office:value-type="string" calcext:value-type="string">
            <text:p>Parang</text:p>
          </table:table-cell>
          <table:table-cell office:value-type="float" office:value="7.3744" calcext:value-type="float">
            <text:p>7.3744</text:p>
          </table:table-cell>
          <table:table-cell office:value-type="float" office:value="124.2686" calcext:value-type="float">
            <text:p>124.2686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Maguindanao</text:p>
          </table:table-cell>
          <table:table-cell/>
          <table:table-cell office:value-type="float" office:value="102914" calcext:value-type="float">
            <text:p>102914</text:p>
          </table:table-cell>
          <table:table-cell office:value-type="float" office:value="1608326061" calcext:value-type="float">
            <text:p>1608326061</text:p>
          </table:table-cell>
        </table:table-row>
        <table:table-row table:style-name="ro1">
          <table:table-cell office:value-type="string" calcext:value-type="string">
            <text:p>Guihulñgan</text:p>
          </table:table-cell>
          <table:table-cell office:value-type="string" calcext:value-type="string">
            <text:p>Guihulngan</text:p>
          </table:table-cell>
          <table:table-cell office:value-type="float" office:value="10.1167" calcext:value-type="float">
            <text:p>10.1167</text:p>
          </table:table-cell>
          <table:table-cell office:value-type="float" office:value="123.2667" calcext:value-type="float">
            <text:p>123.2667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Negros Oriental</text:p>
          </table:table-cell>
          <table:table-cell/>
          <table:table-cell office:value-type="float" office:value="102656" calcext:value-type="float">
            <text:p>102656</text:p>
          </table:table-cell>
          <table:table-cell office:value-type="float" office:value="1608628412" calcext:value-type="float">
            <text:p>1608628412</text:p>
          </table:table-cell>
        </table:table-row>
        <table:table-row table:style-name="ro1">
          <table:table-cell table:number-columns-repeated="2" office:value-type="string" calcext:value-type="string">
            <text:p>Ban Mangkon</text:p>
          </table:table-cell>
          <table:table-cell office:value-type="float" office:value="13.6138" calcext:value-type="float">
            <text:p>13.6138</text:p>
          </table:table-cell>
          <table:table-cell office:value-type="float" office:value="100.6104" calcext:value-type="float">
            <text:p>100.6104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Samut Prakan</text:p>
          </table:table-cell>
          <table:table-cell/>
          <table:table-cell office:value-type="float" office:value="102291" calcext:value-type="float">
            <text:p>102291</text:p>
          </table:table-cell>
          <table:table-cell office:value-type="float" office:value="1764800579" calcext:value-type="float">
            <text:p>1764800579</text:p>
          </table:table-cell>
        </table:table-row>
        <table:table-row table:style-name="ro1">
          <table:table-cell table:number-columns-repeated="2" office:value-type="string" calcext:value-type="string">
            <text:p>Teluk Intan</text:p>
          </table:table-cell>
          <table:table-cell office:value-type="float" office:value="4.0259" calcext:value-type="float">
            <text:p>4.0259</text:p>
          </table:table-cell>
          <table:table-cell office:value-type="float" office:value="101.0213" calcext:value-type="float">
            <text:p>101.0213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Perak</text:p>
          </table:table-cell>
          <table:table-cell/>
          <table:table-cell office:value-type="float" office:value="101659" calcext:value-type="float">
            <text:p>101659</text:p>
          </table:table-cell>
          <table:table-cell office:value-type="float" office:value="1458126062" calcext:value-type="float">
            <text:p>1458126062</text:p>
          </table:table-cell>
        </table:table-row>
        <table:table-row table:style-name="ro1">
          <table:table-cell table:number-columns-repeated="2" office:value-type="string" calcext:value-type="string">
            <text:p>Sungai Penuh</text:p>
          </table:table-cell>
          <table:table-cell office:value-type="float" office:value="-2.0636" calcext:value-type="float">
            <text:p>-2.0636</text:p>
          </table:table-cell>
          <table:table-cell office:value-type="float" office:value="101.3961" calcext:value-type="float">
            <text:p>101.3961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Jambi</text:p>
          </table:table-cell>
          <table:table-cell/>
          <table:table-cell office:value-type="float" office:value="101325" calcext:value-type="float">
            <text:p>101325</text:p>
          </table:table-cell>
          <table:table-cell office:value-type="float" office:value="1360337679" calcext:value-type="float">
            <text:p>1360337679</text:p>
          </table:table-cell>
        </table:table-row>
        <table:table-row table:style-name="ro1">
          <table:table-cell table:number-columns-repeated="2" office:value-type="string" calcext:value-type="string">
            <text:p>Santa Cruz</text:p>
          </table:table-cell>
          <table:table-cell office:value-type="float" office:value="6.8333" calcext:value-type="float">
            <text:p>6.8333</text:p>
          </table:table-cell>
          <table:table-cell office:value-type="float" office:value="125.4167" calcext:value-type="float">
            <text:p>125.4167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Davao del Sur</text:p>
          </table:table-cell>
          <table:table-cell/>
          <table:table-cell office:value-type="float" office:value="101125" calcext:value-type="float">
            <text:p>101125</text:p>
          </table:table-cell>
          <table:table-cell office:value-type="float" office:value="1608664930" calcext:value-type="float">
            <text:p>1608664930</text:p>
          </table:table-cell>
        </table:table-row>
        <table:table-row table:style-name="ro1">
          <table:table-cell table:number-columns-repeated="2" office:value-type="string" calcext:value-type="string">
            <text:p>Cavite City</text:p>
          </table:table-cell>
          <table:table-cell office:value-type="float" office:value="14.4833" calcext:value-type="float">
            <text:p>14.4833</text:p>
          </table:table-cell>
          <table:table-cell office:value-type="float" office:value="120.9" calcext:value-type="float">
            <text:p>120.9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Cavite</text:p>
          </table:table-cell>
          <table:table-cell/>
          <table:table-cell office:value-type="float" office:value="100674" calcext:value-type="float">
            <text:p>100674</text:p>
          </table:table-cell>
          <table:table-cell office:value-type="float" office:value="1608639398" calcext:value-type="float">
            <text:p>1608639398</text:p>
          </table:table-cell>
        </table:table-row>
        <table:table-row table:style-name="ro1">
          <table:table-cell table:number-columns-repeated="2" office:value-type="string" calcext:value-type="string">
            <text:p>Calasiao</text:p>
          </table:table-cell>
          <table:table-cell office:value-type="float" office:value="16.0167" calcext:value-type="float">
            <text:p>16.0167</text:p>
          </table:table-cell>
          <table:table-cell office:value-type="float" office:value="120.3667" calcext:value-type="float">
            <text:p>120.3667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Pangasinan</text:p>
          </table:table-cell>
          <table:table-cell/>
          <table:table-cell office:value-type="float" office:value="100471" calcext:value-type="float">
            <text:p>100471</text:p>
          </table:table-cell>
          <table:table-cell office:value-type="float" office:value="1608768907" calcext:value-type="float">
            <text:p>1608768907</text:p>
          </table:table-cell>
        </table:table-row>
        <table:table-row table:style-name="ro1">
          <table:table-cell table:number-columns-repeated="2" office:value-type="string" calcext:value-type="string">
            <text:p>Lamitan</text:p>
          </table:table-cell>
          <table:table-cell office:value-type="float" office:value="6.65" calcext:value-type="float">
            <text:p>6.65</text:p>
          </table:table-cell>
          <table:table-cell office:value-type="float" office:value="122.1333" calcext:value-type="float">
            <text:p>122.1333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Basilan</text:p>
          </table:table-cell>
          <table:table-cell/>
          <table:table-cell office:value-type="float" office:value="100150" calcext:value-type="float">
            <text:p>100150</text:p>
          </table:table-cell>
          <table:table-cell office:value-type="float" office:value="1608647250" calcext:value-type="float">
            <text:p>1608647250</text:p>
          </table:table-cell>
        </table:table-row>
        <table:table-row table:style-name="ro1">
          <table:table-cell table:number-columns-repeated="2" office:value-type="string" calcext:value-type="string">
            <text:p>Talipao</text:p>
          </table:table-cell>
          <table:table-cell office:value-type="float" office:value="5.976" calcext:value-type="float">
            <text:p>5.976</text:p>
          </table:table-cell>
          <table:table-cell office:value-type="float" office:value="121.1087" calcext:value-type="float">
            <text:p>121.1087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Sulu</text:p>
          </table:table-cell>
          <table:table-cell office:value-type="string" calcext:value-type="string">
            <text:p>minor</text:p>
          </table:table-cell>
          <table:table-cell office:value-type="float" office:value="100088" calcext:value-type="float">
            <text:p>100088</text:p>
          </table:table-cell>
          <table:table-cell office:value-type="float" office:value="1608300985" calcext:value-type="float">
            <text:p>16083009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ID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hmad Zaenun Faiz</meta:initial-creator>
    <meta:creation-date>2022-04-07T22:27:38.799000000</meta:creation-date>
    <dc:date>2022-04-07T22:28:05.451000000</dc:date>
    <dc:creator>Ahmad Zaenun Faiz</dc:creator>
    <meta:editing-duration>PT27S</meta:editing-duration>
    <meta:editing-cycles>1</meta:editing-cycles>
    <meta:document-statistic meta:table-count="1" meta:cell-count="4515" meta:object-count="0"/>
    <meta:generator>LibreOffice/7.2.4.1$Windows_X86_64 LibreOffice_project/27d75539669ac387bb498e35313b970b7fe9c4f9</meta:generator>
  </office:meta>
</office:document-meta>
</file>